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CO"/>
    </style:style>
    <style:style style:name="P2" style:family="paragraph" style:parent-style-name="Standard">
      <style:paragraph-properties fo:text-align="center" style:justify-single-word="false"/>
      <style:text-properties fo:language="es" fo:country="CO" fo:font-weight="bold" officeooo:rsid="0084c6d3" officeooo:paragraph-rsid="0084c6d3" fo:background-color="transparent" style:font-weight-asian="bold" style:font-weight-complex="bold"/>
    </style:style>
    <style:style style:name="P3" style:family="paragraph" style:parent-style-name="Standard">
      <style:paragraph-properties fo:text-align="justify" style:justify-single-word="false"/>
      <style:text-properties fo:language="es" fo:country="CO" fo:font-weight="bold" officeooo:rsid="00ed8991" officeooo:paragraph-rsid="00ed8991" fo:background-color="transparent" style:font-weight-asian="bold" style:font-weight-complex="bold"/>
    </style:style>
    <style:style style:name="P4" style:family="paragraph" style:parent-style-name="Standard">
      <style:paragraph-properties fo:text-align="justify" style:justify-single-word="false"/>
      <style:text-properties fo:language="es" fo:country="CO" fo:font-weight="bold" officeooo:rsid="00f9eda1" officeooo:paragraph-rsid="00f9eda1" fo:background-color="transparent" style:font-weight-asian="bold" style:font-weight-complex="bold"/>
    </style:style>
    <style:style style:name="P5" style:family="paragraph" style:parent-style-name="Standard">
      <style:paragraph-properties fo:text-align="justify" style:justify-single-word="false"/>
      <style:text-properties fo:language="es" fo:country="CO" fo:font-weight="bold" officeooo:rsid="01b3877a" officeooo:paragraph-rsid="01b3877a" fo:background-color="transparent" style:font-weight-asian="bold" style:font-weight-complex="bold"/>
    </style:style>
    <style:style style:name="P6" style:family="paragraph" style:parent-style-name="Standard">
      <style:paragraph-properties fo:text-align="justify" style:justify-single-word="false"/>
      <style:text-properties fo:language="es" fo:country="CO" fo:font-weight="bold" officeooo:rsid="00f0bc6a" officeooo:paragraph-rsid="01b4eb50" fo:background-color="transparent" style:font-weight-asian="bold" style:font-weight-complex="bold"/>
    </style:style>
    <style:style style:name="P7" style:family="paragraph" style:parent-style-name="Standard">
      <style:paragraph-properties fo:text-align="justify" style:justify-single-word="false"/>
      <style:text-properties fo:language="es" fo:country="CO" fo:font-weight="bold" officeooo:rsid="01b93de2" officeooo:paragraph-rsid="01b93de2" fo:background-color="transparent" style:font-weight-asian="bold" style:font-weight-complex="bold"/>
    </style:style>
    <style:style style:name="P8" style:family="paragraph" style:parent-style-name="Standard">
      <style:paragraph-properties fo:text-align="justify" style:justify-single-word="false"/>
      <style:text-properties fo:language="es" fo:country="CO" fo:font-weight="bold" officeooo:rsid="01aff550" officeooo:paragraph-rsid="01aff550" fo:background-color="transparent" style:font-weight-asian="bold" style:font-weight-complex="bold"/>
    </style:style>
    <style:style style:name="P9" style:family="paragraph" style:parent-style-name="Standard">
      <style:paragraph-properties fo:text-align="justify" style:justify-single-word="false"/>
      <style:text-properties fo:language="es" fo:country="CO" fo:font-weight="bold" officeooo:rsid="01aff550" officeooo:paragraph-rsid="01b2052f" fo:background-color="transparent" style:font-weight-asian="bold" style:font-weight-complex="bold"/>
    </style:style>
    <style:style style:name="P10" style:family="paragraph" style:parent-style-name="Standard">
      <style:paragraph-properties fo:text-align="justify" style:justify-single-word="false"/>
      <style:text-properties fo:language="es" fo:country="CO" fo:font-weight="bold" officeooo:rsid="01b33406" officeooo:paragraph-rsid="01b33406" fo:background-color="transparent" style:font-weight-asian="bold" style:font-weight-complex="bold"/>
    </style:style>
    <style:style style:name="P11" style:family="paragraph" style:parent-style-name="Standard">
      <style:paragraph-properties fo:text-align="justify" style:justify-single-word="false"/>
      <style:text-properties fo:language="es" fo:country="CO" fo:font-weight="bold" officeooo:rsid="01ba7601" officeooo:paragraph-rsid="01ba7601" fo:background-color="transparent" style:font-weight-asian="bold" style:font-weight-complex="bold"/>
    </style:style>
    <style:style style:name="P12" style:family="paragraph" style:parent-style-name="Standard">
      <style:paragraph-properties fo:text-align="justify" style:justify-single-word="false"/>
      <style:text-properties fo:language="es" fo:country="CO" fo:font-weight="bold" officeooo:rsid="00f84ceb" officeooo:paragraph-rsid="01bd89d0" fo:background-color="transparent" style:font-weight-asian="bold" style:font-weight-complex="bold"/>
    </style:style>
    <style:style style:name="P13" style:family="paragraph" style:parent-style-name="Standard">
      <style:paragraph-properties fo:text-align="justify" style:justify-single-word="false"/>
      <style:text-properties fo:language="es" fo:country="CO" fo:font-weight="bold" officeooo:rsid="001da88a" officeooo:paragraph-rsid="01bd8eb4" fo:background-color="transparent" style:font-weight-asian="bold" style:font-weight-complex="bold"/>
    </style:style>
    <style:style style:name="P14" style:family="paragraph" style:parent-style-name="Standard">
      <style:paragraph-properties fo:text-align="justify" style:justify-single-word="false"/>
      <style:text-properties fo:language="es" fo:country="CO" fo:font-weight="bold" officeooo:rsid="00fca104" officeooo:paragraph-rsid="01bd8eb4" fo:background-color="transparent" style:font-weight-asian="bold" style:font-weight-complex="bold"/>
    </style:style>
    <style:style style:name="P15" style:family="paragraph" style:parent-style-name="Standard">
      <style:paragraph-properties fo:text-align="justify" style:justify-single-word="false"/>
      <style:text-properties fo:language="es" fo:country="CO" fo:font-weight="bold" officeooo:rsid="01bde3ca" officeooo:paragraph-rsid="01bde3ca" fo:background-color="transparent" style:font-weight-asian="bold" style:font-weight-complex="bold"/>
    </style:style>
    <style:style style:name="P16" style:family="paragraph" style:parent-style-name="Standard">
      <style:paragraph-properties fo:text-align="justify" style:justify-single-word="false"/>
      <style:text-properties fo:language="es" fo:country="CO" fo:font-weight="bold" officeooo:rsid="01bf45e7" officeooo:paragraph-rsid="01bf45e7" fo:background-color="transparent" style:font-weight-asian="bold" style:font-weight-complex="bold"/>
    </style:style>
    <style:style style:name="P17" style:family="paragraph" style:parent-style-name="Standard">
      <style:paragraph-properties fo:text-align="justify" style:justify-single-word="false"/>
      <style:text-properties fo:language="es" fo:country="CO" fo:font-weight="bold" officeooo:rsid="01d64bf2" officeooo:paragraph-rsid="01d64bf2" fo:background-color="transparent" style:font-weight-asian="bold" style:font-weight-complex="bold"/>
    </style:style>
    <style:style style:name="P18" style:family="paragraph" style:parent-style-name="Standard">
      <style:text-properties fo:language="es" fo:country="CO" fo:font-weight="bold" officeooo:rsid="0084e40b" officeooo:paragraph-rsid="0084e40b" style:font-weight-asian="bold" style:font-weight-complex="bold"/>
    </style:style>
    <style:style style:name="P19" style:family="paragraph" style:parent-style-name="Standard">
      <style:text-properties fo:language="es" fo:country="CO" fo:font-weight="bold" officeooo:rsid="0084e40b" officeooo:paragraph-rsid="008ad23d" style:font-weight-asian="bold" style:font-weight-complex="bold"/>
    </style:style>
    <style:style style:name="P20" style:family="paragraph" style:parent-style-name="Standard">
      <style:text-properties fo:language="es" fo:country="CO" fo:font-weight="bold" officeooo:rsid="0084e40b" officeooo:paragraph-rsid="008ee792" style:font-weight-asian="bold" style:font-weight-complex="bold"/>
    </style:style>
    <style:style style:name="P21" style:family="paragraph" style:parent-style-name="Standard">
      <style:text-properties fo:language="es" fo:country="CO" fo:font-weight="bold" officeooo:rsid="0084e40b" officeooo:paragraph-rsid="0090e42f" style:font-weight-asian="bold" style:font-weight-complex="bold"/>
    </style:style>
    <style:style style:name="P22" style:family="paragraph" style:parent-style-name="Standard">
      <style:text-properties fo:language="es" fo:country="CO" fo:font-weight="bold" officeooo:rsid="0084e40b" officeooo:paragraph-rsid="0093380d" style:font-weight-asian="bold" style:font-weight-complex="bold"/>
    </style:style>
    <style:style style:name="P23" style:family="paragraph" style:parent-style-name="Standard">
      <style:text-properties fo:language="es" fo:country="CO" fo:font-weight="bold" officeooo:rsid="0084e40b" officeooo:paragraph-rsid="009bda76" style:font-weight-asian="bold" style:font-weight-complex="bold"/>
    </style:style>
    <style:style style:name="P24" style:family="paragraph" style:parent-style-name="Standard">
      <style:text-properties fo:language="es" fo:country="CO" fo:font-weight="bold" officeooo:rsid="0084e40b" officeooo:paragraph-rsid="009f57f7" style:font-weight-asian="bold" style:font-weight-complex="bold"/>
    </style:style>
    <style:style style:name="P25" style:family="paragraph" style:parent-style-name="Standard">
      <style:text-properties fo:language="es" fo:country="CO" fo:font-weight="bold" officeooo:rsid="0084e40b" officeooo:paragraph-rsid="00a91337" style:font-weight-asian="bold" style:font-weight-complex="bold"/>
    </style:style>
    <style:style style:name="P26" style:family="paragraph" style:parent-style-name="Standard">
      <style:text-properties fo:language="es" fo:country="CO" fo:font-weight="bold" officeooo:rsid="0084e40b" officeooo:paragraph-rsid="00ad0c65" style:font-weight-asian="bold" style:font-weight-complex="bold"/>
    </style:style>
    <style:style style:name="P27" style:family="paragraph" style:parent-style-name="Standard">
      <style:text-properties fo:language="es" fo:country="CO" fo:font-weight="bold" officeooo:rsid="0084e40b" officeooo:paragraph-rsid="00b5c09e" style:font-weight-asian="bold" style:font-weight-complex="bold"/>
    </style:style>
    <style:style style:name="P28" style:family="paragraph" style:parent-style-name="Standard">
      <style:text-properties fo:language="es" fo:country="CO" fo:font-weight="bold" officeooo:rsid="0084e40b" officeooo:paragraph-rsid="00c08f9f" style:font-weight-asian="bold" style:font-weight-complex="bold"/>
    </style:style>
    <style:style style:name="P29" style:family="paragraph" style:parent-style-name="Standard">
      <style:text-properties fo:language="es" fo:country="CO" fo:font-weight="bold" officeooo:rsid="0084e40b" officeooo:paragraph-rsid="00c4af8d" style:font-weight-asian="bold" style:font-weight-complex="bold"/>
    </style:style>
    <style:style style:name="P30" style:family="paragraph" style:parent-style-name="Standard">
      <style:text-properties fo:language="es" fo:country="CO" fo:font-weight="bold" officeooo:rsid="0084e40b" officeooo:paragraph-rsid="00c9b657" style:font-weight-asian="bold" style:font-weight-complex="bold"/>
    </style:style>
    <style:style style:name="P31" style:family="paragraph" style:parent-style-name="Standard">
      <style:text-properties fo:language="es" fo:country="CO" fo:font-weight="bold" officeooo:rsid="0084e40b" officeooo:paragraph-rsid="00cb7c2d" style:font-weight-asian="bold" style:font-weight-complex="bold"/>
    </style:style>
    <style:style style:name="P32" style:family="paragraph" style:parent-style-name="Standard">
      <style:text-properties fo:language="es" fo:country="CO" fo:font-weight="bold" officeooo:rsid="0084e40b" officeooo:paragraph-rsid="00d66858" style:font-weight-asian="bold" style:font-weight-complex="bold"/>
    </style:style>
    <style:style style:name="P33" style:family="paragraph" style:parent-style-name="Standard">
      <style:text-properties fo:language="es" fo:country="CO" fo:font-weight="bold" officeooo:rsid="0084e40b" officeooo:paragraph-rsid="00d78b70" style:font-weight-asian="bold" style:font-weight-complex="bold"/>
    </style:style>
    <style:style style:name="P34" style:family="paragraph" style:parent-style-name="Standard">
      <style:text-properties fo:language="es" fo:country="CO" fo:font-weight="bold" officeooo:rsid="0084e40b" officeooo:paragraph-rsid="010dc1a0" style:font-weight-asian="bold" style:font-weight-complex="bold"/>
    </style:style>
    <style:style style:name="P35" style:family="paragraph" style:parent-style-name="Standard">
      <style:text-properties fo:language="es" fo:country="CO" fo:font-weight="bold" officeooo:rsid="0084e40b" officeooo:paragraph-rsid="01113c2d" style:font-weight-asian="bold" style:font-weight-complex="bold"/>
    </style:style>
    <style:style style:name="P36" style:family="paragraph" style:parent-style-name="Standard">
      <style:text-properties fo:language="es" fo:country="CO" fo:font-weight="bold" officeooo:rsid="0084e40b" officeooo:paragraph-rsid="01160133" style:font-weight-asian="bold" style:font-weight-complex="bold"/>
    </style:style>
    <style:style style:name="P37" style:family="paragraph" style:parent-style-name="Standard">
      <style:text-properties fo:language="es" fo:country="CO" fo:font-weight="bold" officeooo:rsid="0084e40b" officeooo:paragraph-rsid="0119c796" style:font-weight-asian="bold" style:font-weight-complex="bold"/>
    </style:style>
    <style:style style:name="P38" style:family="paragraph" style:parent-style-name="Standard">
      <style:text-properties fo:language="es" fo:country="CO" fo:font-weight="bold" officeooo:rsid="0084e40b" officeooo:paragraph-rsid="011d57ff" style:font-weight-asian="bold" style:font-weight-complex="bold"/>
    </style:style>
    <style:style style:name="P39" style:family="paragraph" style:parent-style-name="Standard">
      <style:text-properties fo:language="es" fo:country="CO" fo:font-weight="bold" officeooo:rsid="0084e40b" officeooo:paragraph-rsid="01219767" style:font-weight-asian="bold" style:font-weight-complex="bold"/>
    </style:style>
    <style:style style:name="P40" style:family="paragraph" style:parent-style-name="Standard">
      <style:text-properties fo:language="es" fo:country="CO" fo:font-weight="bold" officeooo:rsid="0084e40b" officeooo:paragraph-rsid="0125d2ef" style:font-weight-asian="bold" style:font-weight-complex="bold"/>
    </style:style>
    <style:style style:name="P41" style:family="paragraph" style:parent-style-name="Standard">
      <style:text-properties fo:language="es" fo:country="CO" fo:font-weight="bold" officeooo:rsid="0084e40b" officeooo:paragraph-rsid="012b8dca" style:font-weight-asian="bold" style:font-weight-complex="bold"/>
    </style:style>
    <style:style style:name="P42" style:family="paragraph" style:parent-style-name="Standard">
      <style:text-properties fo:language="es" fo:country="CO" fo:font-weight="bold" officeooo:rsid="0084e40b" officeooo:paragraph-rsid="0138955e" style:font-weight-asian="bold" style:font-weight-complex="bold"/>
    </style:style>
    <style:style style:name="P43" style:family="paragraph" style:parent-style-name="Standard">
      <style:text-properties fo:language="es" fo:country="CO" fo:font-weight="bold" officeooo:rsid="0084e40b" officeooo:paragraph-rsid="013e1052" style:font-weight-asian="bold" style:font-weight-complex="bold"/>
    </style:style>
    <style:style style:name="P44" style:family="paragraph" style:parent-style-name="Standard">
      <style:text-properties fo:language="es" fo:country="CO" fo:font-weight="bold" officeooo:rsid="0084e40b" officeooo:paragraph-rsid="0148ad93" style:font-weight-asian="bold" style:font-weight-complex="bold"/>
    </style:style>
    <style:style style:name="P45" style:family="paragraph" style:parent-style-name="Standard">
      <style:text-properties fo:language="es" fo:country="CO" fo:font-weight="bold" officeooo:rsid="0084e40b" officeooo:paragraph-rsid="014f8e76" style:font-weight-asian="bold" style:font-weight-complex="bold"/>
    </style:style>
    <style:style style:name="P46" style:family="paragraph" style:parent-style-name="Standard">
      <style:text-properties fo:language="es" fo:country="CO" fo:font-weight="bold" officeooo:rsid="0084e40b" officeooo:paragraph-rsid="0155f765" style:font-weight-asian="bold" style:font-weight-complex="bold"/>
    </style:style>
    <style:style style:name="P47" style:family="paragraph" style:parent-style-name="Standard">
      <style:text-properties fo:language="es" fo:country="CO" fo:font-weight="bold" officeooo:rsid="0084e40b" officeooo:paragraph-rsid="01636d2e" style:font-weight-asian="bold" style:font-weight-complex="bold"/>
    </style:style>
    <style:style style:name="P48" style:family="paragraph" style:parent-style-name="Standard">
      <style:text-properties fo:language="es" fo:country="CO" fo:font-weight="bold" officeooo:rsid="0084e40b" officeooo:paragraph-rsid="018b858d" style:font-weight-asian="bold" style:font-weight-complex="bold"/>
    </style:style>
    <style:style style:name="P49" style:family="paragraph" style:parent-style-name="Standard">
      <style:paragraph-properties fo:text-align="justify" style:justify-single-word="false"/>
      <style:text-properties fo:language="es" fo:country="CO" fo:font-weight="bold" officeooo:rsid="0084e40b" officeooo:paragraph-rsid="018dea9a" style:font-weight-asian="bold" style:font-weight-complex="bold"/>
    </style:style>
    <style:style style:name="P50" style:family="paragraph" style:parent-style-name="Standard">
      <style:paragraph-properties fo:text-align="justify" style:justify-single-word="false"/>
      <style:text-properties fo:language="es" fo:country="CO" fo:font-weight="bold" officeooo:rsid="0084e40b" officeooo:paragraph-rsid="018f053c" style:font-weight-asian="bold" style:font-weight-complex="bold"/>
    </style:style>
    <style:style style:name="P51" style:family="paragraph" style:parent-style-name="Standard">
      <style:text-properties fo:language="es" fo:country="CO" fo:font-weight="bold" officeooo:rsid="0084e40b" officeooo:paragraph-rsid="01aa5517" style:font-weight-asian="bold" style:font-weight-complex="bold"/>
    </style:style>
    <style:style style:name="P52" style:family="paragraph" style:parent-style-name="Standard">
      <style:text-properties fo:language="es" fo:country="CO" fo:font-weight="bold" officeooo:rsid="0084e40b" officeooo:paragraph-rsid="01ccdef1" style:font-weight-asian="bold" style:font-weight-complex="bold"/>
    </style:style>
    <style:style style:name="P53" style:family="paragraph" style:parent-style-name="Standard">
      <style:text-properties fo:language="es" fo:country="CO" fo:font-weight="bold" officeooo:rsid="0084e40b" officeooo:paragraph-rsid="01d4ab71" style:font-weight-asian="bold" style:font-weight-complex="bold"/>
    </style:style>
    <style:style style:name="P54" style:family="paragraph" style:parent-style-name="Standard">
      <style:text-properties fo:language="es" fo:country="CO" fo:font-weight="bold" officeooo:rsid="0084e40b" officeooo:paragraph-rsid="01d4b32a" style:font-weight-asian="bold" style:font-weight-complex="bold"/>
    </style:style>
    <style:style style:name="P55" style:family="paragraph" style:parent-style-name="Standard">
      <style:text-properties fo:language="es" fo:country="CO" fo:font-weight="bold" officeooo:rsid="0084e40b" officeooo:paragraph-rsid="01d7eae6" style:font-weight-asian="bold" style:font-weight-complex="bold"/>
    </style:style>
    <style:style style:name="P56" style:family="paragraph" style:parent-style-name="Standard">
      <style:text-properties fo:language="es" fo:country="CO" fo:font-weight="bold" officeooo:rsid="0084e40b" officeooo:paragraph-rsid="01ddbe00" style:font-weight-asian="bold" style:font-weight-complex="bold"/>
    </style:style>
    <style:style style:name="P57" style:family="paragraph" style:parent-style-name="Standard">
      <style:text-properties fo:language="es" fo:country="CO" fo:font-weight="bold" officeooo:rsid="0084e40b" officeooo:paragraph-rsid="016f2488" style:font-weight-asian="bold" style:font-weight-complex="bold"/>
    </style:style>
    <style:style style:name="P58" style:family="paragraph" style:parent-style-name="Standard">
      <style:text-properties fo:language="es" fo:country="CO" fo:font-weight="bold" officeooo:rsid="0084e40b" officeooo:paragraph-rsid="01df5068" style:font-weight-asian="bold" style:font-weight-complex="bold"/>
    </style:style>
    <style:style style:name="P59" style:family="paragraph" style:parent-style-name="Standard">
      <style:text-properties fo:language="es" fo:country="CO" fo:font-weight="bold" officeooo:rsid="00865aa5" officeooo:paragraph-rsid="00865aa5" style:font-weight-asian="bold" style:font-weight-complex="bold"/>
    </style:style>
    <style:style style:name="P60" style:family="paragraph" style:parent-style-name="Standard">
      <style:text-properties fo:language="es" fo:country="CO" fo:font-weight="bold" officeooo:rsid="008ad23d" officeooo:paragraph-rsid="008ad23d" style:font-weight-asian="bold" style:font-weight-complex="bold"/>
    </style:style>
    <style:style style:name="P61" style:family="paragraph" style:parent-style-name="Standard">
      <style:text-properties fo:language="es" fo:country="CO" fo:font-weight="bold" officeooo:rsid="008ee792" officeooo:paragraph-rsid="008ee792" style:font-weight-asian="bold" style:font-weight-complex="bold"/>
    </style:style>
    <style:style style:name="P62" style:family="paragraph" style:parent-style-name="Standard">
      <style:text-properties fo:language="es" fo:country="CO" fo:font-weight="bold" officeooo:rsid="0093380d" officeooo:paragraph-rsid="0093380d" style:font-weight-asian="bold" style:font-weight-complex="bold"/>
    </style:style>
    <style:style style:name="P63" style:family="paragraph" style:parent-style-name="Standard">
      <style:paragraph-properties fo:text-align="justify" style:justify-single-word="false"/>
      <style:text-properties fo:language="es" fo:country="CO" fo:font-weight="bold" officeooo:rsid="0093380d" officeooo:paragraph-rsid="0090e42f" style:font-weight-asian="bold" style:font-weight-complex="bold"/>
    </style:style>
    <style:style style:name="P64" style:family="paragraph" style:parent-style-name="Standard">
      <style:paragraph-properties fo:text-align="justify" style:justify-single-word="false"/>
      <style:text-properties fo:language="es" fo:country="CO" fo:font-weight="bold" officeooo:rsid="0093380d" officeooo:paragraph-rsid="0193bd71" style:font-weight-asian="bold" style:font-weight-complex="bold"/>
    </style:style>
    <style:style style:name="P65" style:family="paragraph" style:parent-style-name="Standard">
      <style:text-properties fo:language="es" fo:country="CO" fo:font-weight="bold" officeooo:rsid="0097d3f1" officeooo:paragraph-rsid="0097d3f1" style:font-weight-asian="bold" style:font-weight-complex="bold"/>
    </style:style>
    <style:style style:name="P66" style:family="paragraph" style:parent-style-name="Standard">
      <style:text-properties fo:language="es" fo:country="CO" fo:font-weight="bold" officeooo:rsid="0097d3f1" officeooo:paragraph-rsid="009bda76" style:font-weight-asian="bold" style:font-weight-complex="bold"/>
    </style:style>
    <style:style style:name="P67" style:family="paragraph" style:parent-style-name="Standard">
      <style:text-properties fo:language="es" fo:country="CO" fo:font-weight="bold" officeooo:rsid="0097d3f1" officeooo:paragraph-rsid="009f57f7" style:font-weight-asian="bold" style:font-weight-complex="bold"/>
    </style:style>
    <style:style style:name="P68" style:family="paragraph" style:parent-style-name="Standard">
      <style:paragraph-properties fo:text-align="justify" style:justify-single-word="false"/>
      <style:text-properties fo:language="es" fo:country="CO" fo:font-weight="bold" officeooo:rsid="00b6e65a" officeooo:paragraph-rsid="00b6e65a" style:font-weight-asian="bold" style:font-weight-complex="bold"/>
    </style:style>
    <style:style style:name="P69" style:family="paragraph" style:parent-style-name="Standard">
      <style:text-properties fo:language="es" fo:country="CO" fo:font-weight="bold" officeooo:rsid="00c08f9f" officeooo:paragraph-rsid="00c08f9f" style:font-weight-asian="bold" style:font-weight-complex="bold"/>
    </style:style>
    <style:style style:name="P70" style:family="paragraph" style:parent-style-name="Standard">
      <style:text-properties fo:language="es" fo:country="CO" fo:font-weight="bold" officeooo:rsid="00c4af8d" officeooo:paragraph-rsid="00c4af8d" style:font-weight-asian="bold" style:font-weight-complex="bold"/>
    </style:style>
    <style:style style:name="P71" style:family="paragraph" style:parent-style-name="Standard">
      <style:text-properties fo:language="es" fo:country="CO" fo:font-weight="bold" officeooo:rsid="00c4af8d" officeooo:paragraph-rsid="00c9b657" style:font-weight-asian="bold" style:font-weight-complex="bold"/>
    </style:style>
    <style:style style:name="P72" style:family="paragraph" style:parent-style-name="Standard">
      <style:text-properties fo:language="es" fo:country="CO" fo:font-weight="bold" officeooo:rsid="00c4af8d" officeooo:paragraph-rsid="00e33579" style:font-weight-asian="bold" style:font-weight-complex="bold"/>
    </style:style>
    <style:style style:name="P73" style:family="paragraph" style:parent-style-name="Standard">
      <style:text-properties fo:language="es" fo:country="CO" fo:font-weight="bold" officeooo:rsid="00e33579" officeooo:paragraph-rsid="00e33579" style:font-weight-asian="bold" style:font-weight-complex="bold"/>
    </style:style>
    <style:style style:name="P74" style:family="paragraph" style:parent-style-name="Standard">
      <style:text-properties fo:language="es" fo:country="CO" fo:font-weight="bold" officeooo:rsid="00d78b70" officeooo:paragraph-rsid="00d78b70" style:font-weight-asian="bold" style:font-weight-complex="bold"/>
    </style:style>
    <style:style style:name="P75" style:family="paragraph" style:parent-style-name="Standard">
      <style:text-properties fo:language="es" fo:country="CO" fo:font-weight="bold" officeooo:rsid="00ed8991" officeooo:paragraph-rsid="00ed8991" style:font-weight-asian="bold" style:font-weight-complex="bold"/>
    </style:style>
    <style:style style:name="P76" style:family="paragraph" style:parent-style-name="Standard">
      <style:text-properties fo:language="es" fo:country="CO" fo:font-weight="bold" officeooo:rsid="010a5764" officeooo:paragraph-rsid="010a5764" style:font-weight-asian="bold" style:font-weight-complex="bold"/>
    </style:style>
    <style:style style:name="P77" style:family="paragraph" style:parent-style-name="Standard">
      <style:text-properties fo:language="es" fo:country="CO" fo:font-weight="bold" officeooo:rsid="010dc1a0" officeooo:paragraph-rsid="010dc1a0" style:font-weight-asian="bold" style:font-weight-complex="bold"/>
    </style:style>
    <style:style style:name="P78" style:family="paragraph" style:parent-style-name="Standard">
      <style:paragraph-properties fo:text-align="justify" style:justify-single-word="false"/>
      <style:text-properties fo:language="es" fo:country="CO" fo:font-weight="bold" officeooo:rsid="010dc1a0" officeooo:paragraph-rsid="0084e40b" style:font-weight-asian="bold" style:font-weight-complex="bold"/>
    </style:style>
    <style:style style:name="P79" style:family="paragraph" style:parent-style-name="Standard">
      <style:text-properties fo:language="es" fo:country="CO" fo:font-weight="bold" officeooo:rsid="01113c2d" officeooo:paragraph-rsid="01113c2d" style:font-weight-asian="bold" style:font-weight-complex="bold"/>
    </style:style>
    <style:style style:name="P80" style:family="paragraph" style:parent-style-name="Standard">
      <style:text-properties fo:language="es" fo:country="CO" fo:font-weight="bold" officeooo:rsid="01160133" officeooo:paragraph-rsid="01160133" style:font-weight-asian="bold" style:font-weight-complex="bold"/>
    </style:style>
    <style:style style:name="P81" style:family="paragraph" style:parent-style-name="Standard">
      <style:text-properties fo:language="es" fo:country="CO" fo:font-weight="bold" officeooo:rsid="011d57ff" officeooo:paragraph-rsid="011d57ff" style:font-weight-asian="bold" style:font-weight-complex="bold"/>
    </style:style>
    <style:style style:name="P82" style:family="paragraph" style:parent-style-name="Standard">
      <style:text-properties fo:language="es" fo:country="CO" fo:font-weight="bold" officeooo:rsid="01219767" officeooo:paragraph-rsid="01219767" style:font-weight-asian="bold" style:font-weight-complex="bold"/>
    </style:style>
    <style:style style:name="P83" style:family="paragraph" style:parent-style-name="Standard">
      <style:text-properties fo:language="es" fo:country="CO" fo:font-weight="bold" officeooo:rsid="0125d2ef" officeooo:paragraph-rsid="0125d2ef" style:font-weight-asian="bold" style:font-weight-complex="bold"/>
    </style:style>
    <style:style style:name="P84" style:family="paragraph" style:parent-style-name="Standard">
      <style:text-properties fo:language="es" fo:country="CO" fo:font-weight="bold" officeooo:rsid="0125d2ef" officeooo:paragraph-rsid="01cb1750" style:font-weight-asian="bold" style:font-weight-complex="bold"/>
    </style:style>
    <style:style style:name="P85" style:family="paragraph" style:parent-style-name="Standard">
      <style:text-properties fo:language="es" fo:country="CO" fo:font-weight="bold" officeooo:rsid="0132eed0" officeooo:paragraph-rsid="0132eed0" style:font-weight-asian="bold" style:font-weight-complex="bold"/>
    </style:style>
    <style:style style:name="P86" style:family="paragraph" style:parent-style-name="Standard">
      <style:text-properties fo:language="es" fo:country="CO" fo:font-weight="bold" officeooo:rsid="0138955e" officeooo:paragraph-rsid="0138955e" style:font-weight-asian="bold" style:font-weight-complex="bold"/>
    </style:style>
    <style:style style:name="P87" style:family="paragraph" style:parent-style-name="Standard">
      <style:text-properties fo:language="es" fo:country="CO" fo:font-weight="bold" officeooo:rsid="013e1052" officeooo:paragraph-rsid="013e1052" style:font-weight-asian="bold" style:font-weight-complex="bold"/>
    </style:style>
    <style:style style:name="P88" style:family="paragraph" style:parent-style-name="Standard">
      <style:text-properties fo:language="es" fo:country="CO" fo:font-weight="bold" officeooo:rsid="0148ad93" officeooo:paragraph-rsid="0148ad93" style:font-weight-asian="bold" style:font-weight-complex="bold"/>
    </style:style>
    <style:style style:name="P89" style:family="paragraph" style:parent-style-name="Standard">
      <style:paragraph-properties fo:text-align="justify" style:justify-single-word="false"/>
      <style:text-properties fo:language="es" fo:country="CO" fo:font-weight="bold" officeooo:rsid="014f8e76" officeooo:paragraph-rsid="014f8e76" style:font-weight-asian="bold" style:font-weight-complex="bold"/>
    </style:style>
    <style:style style:name="P90" style:family="paragraph" style:parent-style-name="Standard">
      <style:paragraph-properties fo:text-align="justify" style:justify-single-word="false"/>
      <style:text-properties fo:language="es" fo:country="CO" fo:font-weight="bold" officeooo:rsid="015b360b" officeooo:paragraph-rsid="015b360b" style:font-weight-asian="bold" style:font-weight-complex="bold"/>
    </style:style>
    <style:style style:name="P91" style:family="paragraph" style:parent-style-name="Standard">
      <style:paragraph-properties fo:text-align="justify" style:justify-single-word="false"/>
      <style:text-properties fo:language="es" fo:country="CO" fo:font-weight="bold" officeooo:rsid="015d5122" officeooo:paragraph-rsid="015d5122" style:font-weight-asian="bold" style:font-weight-complex="bold"/>
    </style:style>
    <style:style style:name="P92" style:family="paragraph" style:parent-style-name="Standard">
      <style:paragraph-properties fo:text-align="justify" style:justify-single-word="false"/>
      <style:text-properties fo:language="es" fo:country="CO" fo:font-weight="bold" officeooo:rsid="01636d2e" officeooo:paragraph-rsid="01636d2e" style:font-weight-asian="bold" style:font-weight-complex="bold"/>
    </style:style>
    <style:style style:name="P93" style:family="paragraph" style:parent-style-name="Standard">
      <style:text-properties fo:language="es" fo:country="CO" fo:font-weight="bold" officeooo:rsid="018b858d" officeooo:paragraph-rsid="018b858d" style:font-weight-asian="bold" style:font-weight-complex="bold"/>
    </style:style>
    <style:style style:name="P94" style:family="paragraph" style:parent-style-name="Standard">
      <style:paragraph-properties fo:text-align="justify" style:justify-single-word="false"/>
      <style:text-properties fo:language="es" fo:country="CO" fo:font-weight="bold" officeooo:rsid="018dea9a" officeooo:paragraph-rsid="018dea9a" style:font-weight-asian="bold" style:font-weight-complex="bold"/>
    </style:style>
    <style:style style:name="P95" style:family="paragraph" style:parent-style-name="Standard">
      <style:text-properties fo:language="es" fo:country="CO" fo:font-weight="bold" officeooo:rsid="01917f19" officeooo:paragraph-rsid="01917f19" style:font-weight-asian="bold" style:font-weight-complex="bold"/>
    </style:style>
    <style:style style:name="P96" style:family="paragraph" style:parent-style-name="Standard">
      <style:paragraph-properties fo:text-align="justify" style:justify-single-word="false"/>
      <style:text-properties fo:language="es" fo:country="CO" fo:font-weight="bold" officeooo:rsid="019369a3" officeooo:paragraph-rsid="019369a3" style:font-weight-asian="bold" style:font-weight-complex="bold"/>
    </style:style>
    <style:style style:name="P97" style:family="paragraph" style:parent-style-name="Standard">
      <style:paragraph-properties fo:text-align="justify" style:justify-single-word="false"/>
      <style:text-properties fo:language="es" fo:country="CO" fo:font-weight="bold" officeooo:rsid="019369a3" officeooo:paragraph-rsid="0193bd71" style:font-weight-asian="bold" style:font-weight-complex="bold"/>
    </style:style>
    <style:style style:name="P98" style:family="paragraph" style:parent-style-name="Standard">
      <style:paragraph-properties fo:text-align="justify" style:justify-single-word="false"/>
      <style:text-properties fo:language="es" fo:country="CO" fo:font-weight="bold" officeooo:rsid="019369a3" officeooo:paragraph-rsid="0194f621" style:font-weight-asian="bold" style:font-weight-complex="bold"/>
    </style:style>
    <style:style style:name="P99" style:family="paragraph" style:parent-style-name="Standard">
      <style:paragraph-properties fo:text-align="justify" style:justify-single-word="false"/>
      <style:text-properties fo:language="es" fo:country="CO" fo:font-weight="bold" officeooo:rsid="019369a3" officeooo:paragraph-rsid="0195354d" style:font-weight-asian="bold" style:font-weight-complex="bold"/>
    </style:style>
    <style:style style:name="P100" style:family="paragraph" style:parent-style-name="Standard">
      <style:paragraph-properties fo:text-align="justify" style:justify-single-word="false"/>
      <style:text-properties fo:language="es" fo:country="CO" fo:font-weight="bold" officeooo:rsid="0194f621" officeooo:paragraph-rsid="0194f621" style:font-weight-asian="bold" style:font-weight-complex="bold"/>
    </style:style>
    <style:style style:name="P101" style:family="paragraph" style:parent-style-name="Standard">
      <style:paragraph-properties fo:text-align="justify" style:justify-single-word="false"/>
      <style:text-properties fo:language="es" fo:country="CO" fo:font-weight="bold" officeooo:rsid="01a3f330" officeooo:paragraph-rsid="01a3f330" style:font-weight-asian="bold" style:font-weight-complex="bold"/>
    </style:style>
    <style:style style:name="P102" style:family="paragraph" style:parent-style-name="Standard">
      <style:text-properties fo:language="es" fo:country="CO" fo:font-weight="bold" officeooo:rsid="01cb1750" officeooo:paragraph-rsid="01cb1750" style:font-weight-asian="bold" style:font-weight-complex="bold"/>
    </style:style>
    <style:style style:name="P103" style:family="paragraph" style:parent-style-name="Standard">
      <style:text-properties fo:language="es" fo:country="CO" fo:font-weight="bold" officeooo:rsid="01ccdef1" officeooo:paragraph-rsid="01ccdef1" style:font-weight-asian="bold" style:font-weight-complex="bold"/>
    </style:style>
    <style:style style:name="P104" style:family="paragraph" style:parent-style-name="Standard">
      <style:paragraph-properties fo:text-align="justify" style:justify-single-word="false"/>
      <style:text-properties fo:language="es" fo:country="CO" fo:font-weight="bold" officeooo:rsid="01d4ab71" officeooo:paragraph-rsid="01d4ab71" style:font-weight-asian="bold" style:font-weight-complex="bold"/>
    </style:style>
    <style:style style:name="P105" style:family="paragraph" style:parent-style-name="Standard">
      <style:paragraph-properties fo:text-align="justify" style:justify-single-word="false"/>
      <style:text-properties fo:language="es" fo:country="CO" fo:font-weight="bold" officeooo:rsid="01d4b32a" officeooo:paragraph-rsid="01d4b32a" style:font-weight-asian="bold" style:font-weight-complex="bold"/>
    </style:style>
    <style:style style:name="P106" style:family="paragraph" style:parent-style-name="Standard">
      <style:paragraph-properties fo:text-align="justify" style:justify-single-word="false"/>
      <style:text-properties fo:language="es" fo:country="CO" fo:font-weight="bold" officeooo:rsid="017709f1" officeooo:paragraph-rsid="01d7eae6" style:font-weight-asian="bold" style:font-weight-complex="bold"/>
    </style:style>
    <style:style style:name="P107" style:family="paragraph" style:parent-style-name="Standard">
      <style:paragraph-properties fo:text-align="justify" style:justify-single-word="false"/>
      <style:text-properties fo:language="es" fo:country="CO" fo:font-weight="bold" officeooo:rsid="01df5068" officeooo:paragraph-rsid="01df5068" style:font-weight-asian="bold" style:font-weight-complex="bold"/>
    </style:style>
    <style:style style:name="P108" style:family="paragraph" style:parent-style-name="Standard">
      <style:text-properties fo:language="es" fo:country="CO" fo:font-weight="normal" officeooo:rsid="001777ab" officeooo:paragraph-rsid="001777ab" fo:background-color="#ffff00" style:font-weight-asian="normal" style:font-weight-complex="normal"/>
    </style:style>
    <style:style style:name="P109" style:family="paragraph" style:parent-style-name="Standard">
      <style:text-properties fo:language="es" fo:country="CO" fo:font-weight="normal" officeooo:rsid="0084c6d3" officeooo:paragraph-rsid="0084c6d3" fo:background-color="#ffff00" style:font-weight-asian="normal" style:font-weight-complex="normal"/>
    </style:style>
    <style:style style:name="P110" style:family="paragraph" style:parent-style-name="Standard">
      <style:text-properties fo:language="es" fo:country="CO" fo:font-weight="normal" officeooo:rsid="0084c6d3" officeooo:paragraph-rsid="0084e40b" fo:background-color="#ffff00" style:font-weight-asian="normal" style:font-weight-complex="normal"/>
    </style:style>
    <style:style style:name="P111" style:family="paragraph" style:parent-style-name="Standard">
      <style:paragraph-properties fo:text-align="justify" style:justify-single-word="false"/>
      <style:text-properties fo:language="es" fo:country="CO" fo:font-weight="normal" officeooo:rsid="001ee1bf" officeooo:paragraph-rsid="0025384c" style:font-weight-asian="normal" style:font-weight-complex="normal"/>
    </style:style>
    <style:style style:name="P112" style:family="paragraph" style:parent-style-name="Standard">
      <style:paragraph-properties fo:text-align="justify" style:justify-single-word="false"/>
      <style:text-properties fo:language="es" fo:country="CO" fo:font-weight="normal" officeooo:rsid="001ee1bf" officeooo:paragraph-rsid="003d9cab" style:font-weight-asian="normal" style:font-weight-complex="normal"/>
    </style:style>
    <style:style style:name="P113" style:family="paragraph" style:parent-style-name="Standard">
      <style:paragraph-properties fo:text-align="justify" style:justify-single-word="false"/>
      <style:text-properties fo:language="es" fo:country="CO" fo:font-weight="normal" officeooo:rsid="001ee1bf" officeooo:paragraph-rsid="0084e40b" style:font-weight-asian="normal" style:font-weight-complex="normal"/>
    </style:style>
    <style:style style:name="P114" style:family="paragraph" style:parent-style-name="Standard">
      <style:paragraph-properties fo:text-align="justify" style:justify-single-word="false"/>
      <style:text-properties fo:language="es" fo:country="CO" fo:font-weight="normal" officeooo:rsid="001ee1bf" officeooo:paragraph-rsid="009bda76" style:font-weight-asian="normal" style:font-weight-complex="normal"/>
    </style:style>
    <style:style style:name="P115" style:family="paragraph" style:parent-style-name="Standard">
      <style:paragraph-properties fo:text-align="justify" style:justify-single-word="false"/>
      <style:text-properties fo:language="es" fo:country="CO" fo:font-weight="normal" officeooo:rsid="001ee1bf" officeooo:paragraph-rsid="009f57f7" style:font-weight-asian="normal" style:font-weight-complex="normal"/>
    </style:style>
    <style:style style:name="P116" style:family="paragraph" style:parent-style-name="Standard">
      <style:paragraph-properties fo:text-align="justify" style:justify-single-word="false"/>
      <style:text-properties fo:language="es" fo:country="CO" fo:font-weight="normal" officeooo:rsid="001ee1bf" officeooo:paragraph-rsid="00a91337" style:font-weight-asian="normal" style:font-weight-complex="normal"/>
    </style:style>
    <style:style style:name="P117" style:family="paragraph" style:parent-style-name="Standard">
      <style:paragraph-properties fo:text-align="justify" style:justify-single-word="false"/>
      <style:text-properties fo:language="es" fo:country="CO" fo:font-weight="normal" officeooo:rsid="001ee1bf" officeooo:paragraph-rsid="00ae2e4c" style:font-weight-asian="normal" style:font-weight-complex="normal"/>
    </style:style>
    <style:style style:name="P118" style:family="paragraph" style:parent-style-name="Standard">
      <style:paragraph-properties fo:text-align="justify" style:justify-single-word="false"/>
      <style:text-properties fo:language="es" fo:country="CO" fo:font-weight="normal" officeooo:rsid="001ee1bf" officeooo:paragraph-rsid="01a3f330" style:font-weight-asian="normal" style:font-weight-complex="normal"/>
    </style:style>
    <style:style style:name="P119" style:family="paragraph" style:parent-style-name="Standard">
      <style:paragraph-properties fo:text-align="justify" style:justify-single-word="false"/>
      <style:text-properties fo:language="es" fo:country="CO" fo:font-weight="normal" officeooo:rsid="0084e40b" officeooo:paragraph-rsid="0084e40b" style:font-weight-asian="normal" style:font-weight-complex="normal"/>
    </style:style>
    <style:style style:name="P120" style:family="paragraph" style:parent-style-name="Standard">
      <style:paragraph-properties fo:text-align="justify" style:justify-single-word="false"/>
      <style:text-properties fo:language="es" fo:country="CO" fo:font-weight="normal" officeooo:rsid="0084e40b" officeooo:paragraph-rsid="008ad23d" style:font-weight-asian="normal" style:font-weight-complex="normal"/>
    </style:style>
    <style:style style:name="P121" style:family="paragraph" style:parent-style-name="Standard">
      <style:paragraph-properties fo:text-align="justify" style:justify-single-word="false"/>
      <style:text-properties fo:language="es" fo:country="CO" fo:font-weight="normal" officeooo:rsid="0084e40b" officeooo:paragraph-rsid="008ee792" style:font-weight-asian="normal" style:font-weight-complex="normal"/>
    </style:style>
    <style:style style:name="P122" style:family="paragraph" style:parent-style-name="Standard">
      <style:paragraph-properties fo:text-align="justify" style:justify-single-word="false"/>
      <style:text-properties fo:language="es" fo:country="CO" fo:font-weight="normal" officeooo:rsid="0084e40b" officeooo:paragraph-rsid="018f053c" style:font-weight-asian="normal" style:font-weight-complex="normal"/>
    </style:style>
    <style:style style:name="P123" style:family="paragraph" style:parent-style-name="Standard">
      <style:paragraph-properties fo:text-align="justify" style:justify-single-word="false"/>
      <style:text-properties fo:language="es" fo:country="CO" fo:font-weight="normal" officeooo:rsid="0084e40b" officeooo:paragraph-rsid="0193bd71" style:font-weight-asian="normal" style:font-weight-complex="normal"/>
    </style:style>
    <style:style style:name="P124" style:family="paragraph" style:parent-style-name="Standard">
      <style:paragraph-properties fo:text-align="justify" style:justify-single-word="false"/>
      <style:text-properties fo:language="es" fo:country="CO" fo:font-weight="normal" officeooo:rsid="0084e40b" officeooo:paragraph-rsid="01b401b8" style:font-weight-asian="normal" style:font-weight-complex="normal"/>
    </style:style>
    <style:style style:name="P125" style:family="paragraph" style:parent-style-name="Standard">
      <style:paragraph-properties fo:text-align="justify" style:justify-single-word="false"/>
      <style:text-properties fo:language="es" fo:country="CO" fo:font-weight="normal" officeooo:rsid="0084e40b" officeooo:paragraph-rsid="01d2dd03" style:font-weight-asian="normal" style:font-weight-complex="normal"/>
    </style:style>
    <style:style style:name="P126" style:family="paragraph" style:parent-style-name="Standard">
      <style:text-properties fo:language="es" fo:country="CO" fo:font-weight="normal" officeooo:rsid="0084e40b" officeooo:paragraph-rsid="00a22c38" style:font-weight-asian="normal" style:font-weight-complex="normal"/>
    </style:style>
    <style:style style:name="P127" style:family="paragraph" style:parent-style-name="Standard">
      <style:text-properties fo:language="es" fo:country="CO" fo:font-weight="normal" officeooo:rsid="0084e40b" officeooo:paragraph-rsid="00b5c09e" style:font-weight-asian="normal" style:font-weight-complex="normal"/>
    </style:style>
    <style:style style:name="P128" style:family="paragraph" style:parent-style-name="Standard">
      <style:text-properties fo:language="es" fo:country="CO" fo:font-weight="normal" officeooo:rsid="0084e40b" officeooo:paragraph-rsid="014f8e76" style:font-weight-asian="normal" style:font-weight-complex="normal"/>
    </style:style>
    <style:style style:name="P129" style:family="paragraph" style:parent-style-name="Standard">
      <style:text-properties fo:language="es" fo:country="CO" fo:font-weight="normal" officeooo:rsid="0084e40b" officeooo:paragraph-rsid="0197f578" style:font-weight-asian="normal" style:font-weight-complex="normal"/>
    </style:style>
    <style:style style:name="P130" style:family="paragraph" style:parent-style-name="Standard">
      <style:text-properties fo:language="es" fo:country="CO" fo:font-weight="normal" officeooo:rsid="0084e40b" officeooo:paragraph-rsid="0199f05c" style:font-weight-asian="normal" style:font-weight-complex="normal"/>
    </style:style>
    <style:style style:name="P131" style:family="paragraph" style:parent-style-name="Standard">
      <style:text-properties fo:language="es" fo:country="CO" fo:font-weight="normal" officeooo:rsid="0084e40b" officeooo:paragraph-rsid="019db25c" style:font-weight-asian="normal" style:font-weight-complex="normal"/>
    </style:style>
    <style:style style:name="P132" style:family="paragraph" style:parent-style-name="Standard">
      <style:text-properties fo:language="es" fo:country="CO" fo:font-weight="normal" officeooo:rsid="0084e40b" officeooo:paragraph-rsid="01a3f330" style:font-weight-asian="normal" style:font-weight-complex="normal"/>
    </style:style>
    <style:style style:name="P133" style:family="paragraph" style:parent-style-name="Standard">
      <style:text-properties fo:language="es" fo:country="CO" fo:font-weight="normal" officeooo:rsid="0084e40b" officeooo:paragraph-rsid="01a8377c" style:font-weight-asian="normal" style:font-weight-complex="normal"/>
    </style:style>
    <style:style style:name="P134" style:family="paragraph" style:parent-style-name="Standard">
      <style:text-properties fo:language="es" fo:country="CO" fo:font-weight="normal" officeooo:rsid="0084e40b" officeooo:paragraph-rsid="01c40441" style:font-weight-asian="normal" style:font-weight-complex="normal"/>
    </style:style>
    <style:style style:name="P135" style:family="paragraph" style:parent-style-name="Standard">
      <style:text-properties fo:language="es" fo:country="CO" fo:font-weight="normal" officeooo:rsid="0084e40b" officeooo:paragraph-rsid="01d17408" style:font-weight-asian="normal" style:font-weight-complex="normal"/>
    </style:style>
    <style:style style:name="P136" style:family="paragraph" style:parent-style-name="Standard">
      <style:text-properties fo:language="es" fo:country="CO" fo:font-weight="normal" officeooo:rsid="0084e40b" officeooo:paragraph-rsid="01d31673" style:font-weight-asian="normal" style:font-weight-complex="normal"/>
    </style:style>
    <style:style style:name="P137" style:family="paragraph" style:parent-style-name="Standard">
      <style:text-properties fo:language="es" fo:country="CO" fo:font-weight="normal" officeooo:rsid="0084e40b" officeooo:paragraph-rsid="01d4ab71" style:font-weight-asian="normal" style:font-weight-complex="normal"/>
    </style:style>
    <style:style style:name="P138" style:family="paragraph" style:parent-style-name="Standard">
      <style:text-properties fo:language="es" fo:country="CO" fo:font-weight="normal" officeooo:rsid="0084e40b" officeooo:paragraph-rsid="01d4b32a" style:font-weight-asian="normal" style:font-weight-complex="normal"/>
    </style:style>
    <style:style style:name="P139" style:family="paragraph" style:parent-style-name="Standard">
      <style:text-properties fo:language="es" fo:country="CO" fo:font-weight="normal" officeooo:rsid="0084e40b" officeooo:paragraph-rsid="01dabd61" style:font-weight-asian="normal" style:font-weight-complex="normal"/>
    </style:style>
    <style:style style:name="P140" style:family="paragraph" style:parent-style-name="Standard">
      <style:text-properties fo:language="es" fo:country="CO" fo:font-weight="normal" officeooo:rsid="0084e40b" officeooo:paragraph-rsid="01dc52a9" style:font-weight-asian="normal" style:font-weight-complex="normal"/>
    </style:style>
    <style:style style:name="P141" style:family="paragraph" style:parent-style-name="Standard">
      <style:text-properties fo:language="es" fo:country="CO" fo:font-weight="normal" officeooo:rsid="001da88a" officeooo:paragraph-rsid="00abf4dd" style:font-weight-asian="normal" style:font-weight-complex="normal"/>
    </style:style>
    <style:style style:name="P142" style:family="paragraph" style:parent-style-name="Standard">
      <style:text-properties fo:language="es" fo:country="CO" fo:font-weight="normal" officeooo:rsid="00a22c38" officeooo:paragraph-rsid="00a22c38" style:font-weight-asian="normal" style:font-weight-complex="normal"/>
    </style:style>
    <style:style style:name="P143" style:family="paragraph" style:parent-style-name="Standard">
      <style:text-properties fo:language="es" fo:country="CO" fo:font-weight="normal" officeooo:rsid="00ace374" officeooo:paragraph-rsid="00abf4dd" style:font-weight-asian="normal" style:font-weight-complex="normal"/>
    </style:style>
    <style:style style:name="P144" style:family="paragraph" style:parent-style-name="Standard">
      <style:text-properties fo:language="es" fo:country="CO" fo:font-weight="normal" officeooo:rsid="00ace374" officeooo:paragraph-rsid="00ace374" style:font-weight-asian="normal" style:font-weight-complex="normal"/>
    </style:style>
    <style:style style:name="P145" style:family="paragraph" style:parent-style-name="Standard">
      <style:text-properties fo:language="es" fo:country="CO" fo:font-weight="normal" officeooo:rsid="00abf4dd" officeooo:paragraph-rsid="00b1f828" style:font-weight-asian="normal" style:font-weight-complex="normal"/>
    </style:style>
    <style:style style:name="P146" style:family="paragraph" style:parent-style-name="Standard">
      <style:text-properties fo:language="es" fo:country="CO" fo:font-weight="normal" officeooo:rsid="00b1f828" officeooo:paragraph-rsid="00b1f828" style:font-weight-asian="normal" style:font-weight-complex="normal"/>
    </style:style>
    <style:style style:name="P147" style:family="paragraph" style:parent-style-name="Standard">
      <style:text-properties fo:language="es" fo:country="CO" fo:font-weight="normal" officeooo:rsid="00b39291" officeooo:paragraph-rsid="00b1f828" style:font-weight-asian="normal" style:font-weight-complex="normal"/>
    </style:style>
    <style:style style:name="P148" style:family="paragraph" style:parent-style-name="Standard">
      <style:text-properties fo:language="es" fo:country="CO" fo:font-weight="normal" officeooo:rsid="00b3c666" officeooo:paragraph-rsid="00b5c09e" style:font-weight-asian="normal" style:font-weight-complex="normal"/>
    </style:style>
    <style:style style:name="P149" style:family="paragraph" style:parent-style-name="Standard">
      <style:text-properties fo:language="es" fo:country="CO" fo:font-weight="normal" officeooo:rsid="00c9b657" officeooo:paragraph-rsid="00cb7c2d" style:font-weight-asian="normal" style:font-weight-complex="normal"/>
    </style:style>
    <style:style style:name="P150" style:family="paragraph" style:parent-style-name="Standard">
      <style:text-properties fo:language="es" fo:country="CO" fo:font-weight="normal" officeooo:rsid="00c9b657" officeooo:paragraph-rsid="00d66858" style:font-weight-asian="normal" style:font-weight-complex="normal"/>
    </style:style>
    <style:style style:name="P151" style:family="paragraph" style:parent-style-name="Standard">
      <style:text-properties fo:language="es" fo:country="CO" fo:font-weight="normal" officeooo:rsid="00d66858" officeooo:paragraph-rsid="00d66858" style:font-weight-asian="normal" style:font-weight-complex="normal"/>
    </style:style>
    <style:style style:name="P152" style:family="paragraph" style:parent-style-name="Standard">
      <style:text-properties fo:language="es" fo:country="CO" fo:font-weight="normal" officeooo:rsid="00d6c30d" officeooo:paragraph-rsid="00d6c30d" style:font-weight-asian="normal" style:font-weight-complex="normal"/>
    </style:style>
    <style:style style:name="P153" style:family="paragraph" style:parent-style-name="Standard">
      <style:text-properties fo:language="es" fo:country="CO" fo:font-weight="normal" officeooo:rsid="00d8f070" officeooo:paragraph-rsid="00d78b70" style:font-weight-asian="normal" style:font-weight-complex="normal"/>
    </style:style>
    <style:style style:name="P154" style:family="paragraph" style:parent-style-name="Standard">
      <style:text-properties fo:language="es" fo:country="CO" fo:font-weight="normal" officeooo:rsid="00df0cd1" officeooo:paragraph-rsid="00df0cd1" style:font-weight-asian="normal" style:font-weight-complex="normal"/>
    </style:style>
    <style:style style:name="P155" style:family="paragraph" style:parent-style-name="Standard">
      <style:text-properties fo:language="es" fo:country="CO" fo:font-weight="normal" officeooo:rsid="00e00212" officeooo:paragraph-rsid="00df0cd1" style:font-weight-asian="normal" style:font-weight-complex="normal"/>
    </style:style>
    <style:style style:name="P156" style:family="paragraph" style:parent-style-name="Standard">
      <style:text-properties fo:language="es" fo:country="CO" fo:font-weight="normal" officeooo:rsid="00e00212" officeooo:paragraph-rsid="00e00212" style:font-weight-asian="normal" style:font-weight-complex="normal"/>
    </style:style>
    <style:style style:name="P157" style:family="paragraph" style:parent-style-name="Standard">
      <style:paragraph-properties fo:text-align="justify" style:justify-single-word="false"/>
      <style:text-properties fo:language="es" fo:country="CO" fo:font-weight="normal" officeooo:rsid="00e4fa8b" officeooo:paragraph-rsid="00e4fa8b" style:font-weight-asian="normal" style:font-weight-complex="normal"/>
    </style:style>
    <style:style style:name="P158" style:family="paragraph" style:parent-style-name="Standard">
      <style:text-properties fo:language="es" fo:country="CO" fo:font-weight="normal" officeooo:rsid="010dc1a0" officeooo:paragraph-rsid="01113c2d" style:font-weight-asian="normal" style:font-weight-complex="normal"/>
    </style:style>
    <style:style style:name="P159" style:family="paragraph" style:parent-style-name="Standard">
      <style:text-properties fo:language="es" fo:country="CO" fo:font-weight="normal" officeooo:rsid="010dc1a0" officeooo:paragraph-rsid="01160133" style:font-weight-asian="normal" style:font-weight-complex="normal"/>
    </style:style>
    <style:style style:name="P160" style:family="paragraph" style:parent-style-name="Standard">
      <style:paragraph-properties fo:text-align="justify" style:justify-single-word="false"/>
      <style:text-properties fo:language="es" fo:country="CO" fo:font-weight="normal" officeooo:rsid="010dc1a0" officeooo:paragraph-rsid="0119c796" style:font-weight-asian="normal" style:font-weight-complex="normal"/>
    </style:style>
    <style:style style:name="P161" style:family="paragraph" style:parent-style-name="Standard">
      <style:paragraph-properties fo:text-align="justify" style:justify-single-word="false"/>
      <style:text-properties fo:language="es" fo:country="CO" fo:font-weight="normal" officeooo:rsid="010dc1a0" officeooo:paragraph-rsid="011d57ff" style:font-weight-asian="normal" style:font-weight-complex="normal"/>
    </style:style>
    <style:style style:name="P162" style:family="paragraph" style:parent-style-name="Standard">
      <style:paragraph-properties fo:text-align="justify" style:justify-single-word="false"/>
      <style:text-properties fo:language="es" fo:country="CO" fo:font-weight="normal" officeooo:rsid="010dc1a0" officeooo:paragraph-rsid="01219767" style:font-weight-asian="normal" style:font-weight-complex="normal"/>
    </style:style>
    <style:style style:name="P163" style:family="paragraph" style:parent-style-name="Standard">
      <style:paragraph-properties fo:text-align="justify" style:justify-single-word="false"/>
      <style:text-properties fo:language="es" fo:country="CO" fo:font-weight="normal" officeooo:rsid="010dc1a0" officeooo:paragraph-rsid="0125d2ef" style:font-weight-asian="normal" style:font-weight-complex="normal"/>
    </style:style>
    <style:style style:name="P164" style:family="paragraph" style:parent-style-name="Standard">
      <style:paragraph-properties fo:text-align="justify" style:justify-single-word="false"/>
      <style:text-properties fo:language="es" fo:country="CO" fo:font-weight="normal" officeooo:rsid="010dc1a0" officeooo:paragraph-rsid="012b8dca" style:font-weight-asian="normal" style:font-weight-complex="normal"/>
    </style:style>
    <style:style style:name="P165" style:family="paragraph" style:parent-style-name="Standard">
      <style:paragraph-properties fo:text-align="justify" style:justify-single-word="false"/>
      <style:text-properties fo:language="es" fo:country="CO" fo:font-weight="normal" officeooo:rsid="010dc1a0" officeooo:paragraph-rsid="01cb1750" style:font-weight-asian="normal" style:font-weight-complex="normal"/>
    </style:style>
    <style:style style:name="P166" style:family="paragraph" style:parent-style-name="Standard">
      <style:text-properties fo:language="es" fo:country="CO" fo:font-weight="normal" officeooo:rsid="010de6d4" officeooo:paragraph-rsid="01135c4e" style:font-weight-asian="normal" style:font-weight-complex="normal"/>
    </style:style>
    <style:style style:name="P167" style:family="paragraph" style:parent-style-name="Standard">
      <style:paragraph-properties fo:text-align="justify" style:justify-single-word="false"/>
      <style:text-properties fo:language="es" fo:country="CO" fo:font-weight="normal" officeooo:rsid="012b8dca" officeooo:paragraph-rsid="012b8dca" style:font-weight-asian="normal" style:font-weight-complex="normal"/>
    </style:style>
    <style:style style:name="P168" style:family="paragraph" style:parent-style-name="Standard">
      <style:paragraph-properties fo:text-align="justify" style:justify-single-word="false"/>
      <style:text-properties fo:language="es" fo:country="CO" fo:font-weight="normal" officeooo:rsid="012b8dca" officeooo:paragraph-rsid="01ccdef1" style:font-weight-asian="normal" style:font-weight-complex="normal"/>
    </style:style>
    <style:style style:name="P169" style:family="paragraph" style:parent-style-name="Standard">
      <style:paragraph-properties fo:text-align="justify" style:justify-single-word="false"/>
      <style:text-properties fo:language="es" fo:country="CO" fo:font-weight="normal" officeooo:rsid="012c12dd" officeooo:paragraph-rsid="012dba99" style:font-weight-asian="normal" style:font-weight-complex="normal"/>
    </style:style>
    <style:style style:name="P170" style:family="paragraph" style:parent-style-name="Standard">
      <style:paragraph-properties fo:text-align="justify" style:justify-single-word="false"/>
      <style:text-properties fo:language="es" fo:country="CO" fo:font-weight="normal" officeooo:rsid="0138955e" officeooo:paragraph-rsid="0084e40b" style:font-weight-asian="normal" style:font-weight-complex="normal"/>
    </style:style>
    <style:style style:name="P171" style:family="paragraph" style:parent-style-name="Standard">
      <style:paragraph-properties fo:text-align="justify" style:justify-single-word="false"/>
      <style:text-properties fo:language="es" fo:country="CO" fo:font-weight="normal" officeooo:rsid="0138955e" officeooo:paragraph-rsid="0138955e" style:font-weight-asian="normal" style:font-weight-complex="normal"/>
    </style:style>
    <style:style style:name="P172" style:family="paragraph" style:parent-style-name="Standard">
      <style:text-properties fo:language="es" fo:country="CO" fo:font-weight="normal" officeooo:rsid="01398ccc" officeooo:paragraph-rsid="0138955e" style:font-weight-asian="normal" style:font-weight-complex="normal"/>
    </style:style>
    <style:style style:name="P173" style:family="paragraph" style:parent-style-name="Standard">
      <style:text-properties fo:language="es" fo:country="CO" fo:font-weight="normal" officeooo:rsid="01585c0d" officeooo:paragraph-rsid="0157d117" style:font-weight-asian="normal" style:font-weight-complex="normal"/>
    </style:style>
    <style:style style:name="P174" style:family="paragraph" style:parent-style-name="Standard">
      <style:text-properties fo:language="es" fo:country="CO" fo:font-weight="normal" officeooo:rsid="01585c0d" officeooo:paragraph-rsid="01585c0d" style:font-weight-asian="normal" style:font-weight-complex="normal"/>
    </style:style>
    <style:style style:name="P175" style:family="paragraph" style:parent-style-name="Standard">
      <style:text-properties fo:language="es" fo:country="CO" fo:font-weight="normal" officeooo:rsid="008bc1a4" officeooo:paragraph-rsid="008ad23d" style:font-weight-asian="normal" style:font-weight-complex="normal"/>
    </style:style>
    <style:style style:name="P176" style:family="paragraph" style:parent-style-name="Standard">
      <style:text-properties fo:language="es" fo:country="CO" fo:font-weight="normal" officeooo:rsid="008bc1a4" officeooo:paragraph-rsid="008ee792" style:font-weight-asian="normal" style:font-weight-complex="normal"/>
    </style:style>
    <style:style style:name="P177" style:family="paragraph" style:parent-style-name="Standard">
      <style:paragraph-properties fo:text-align="justify" style:justify-single-word="false"/>
      <style:text-properties fo:language="es" fo:country="CO" fo:font-weight="normal" officeooo:rsid="008bc1a4" officeooo:paragraph-rsid="018b858d" style:font-weight-asian="normal" style:font-weight-complex="normal"/>
    </style:style>
    <style:style style:name="P178" style:family="paragraph" style:parent-style-name="Standard">
      <style:paragraph-properties fo:text-align="justify" style:justify-single-word="false"/>
      <style:text-properties fo:language="es" fo:country="CO" fo:font-weight="normal" officeooo:rsid="008bc1a4" officeooo:paragraph-rsid="018dea9a" style:font-weight-asian="normal" style:font-weight-complex="normal"/>
    </style:style>
    <style:style style:name="P179" style:family="paragraph" style:parent-style-name="Standard">
      <style:paragraph-properties fo:text-align="justify" style:justify-single-word="false"/>
      <style:text-properties fo:language="es" fo:country="CO" fo:font-weight="normal" officeooo:rsid="019369a3" officeooo:paragraph-rsid="019369a3" style:font-weight-asian="normal" style:font-weight-complex="normal"/>
    </style:style>
    <style:style style:name="P180" style:family="paragraph" style:parent-style-name="Standard">
      <style:paragraph-properties fo:text-align="justify" style:justify-single-word="false"/>
      <style:text-properties fo:language="es" fo:country="CO" fo:font-weight="normal" officeooo:rsid="018d102e" officeooo:paragraph-rsid="018b858d" style:font-weight-asian="normal" style:font-weight-complex="normal"/>
    </style:style>
    <style:style style:name="P181" style:family="paragraph" style:parent-style-name="Standard">
      <style:paragraph-properties fo:text-align="justify" style:justify-single-word="false"/>
      <style:text-properties fo:language="es" fo:country="CO" fo:font-weight="normal" officeooo:rsid="018d102e" officeooo:paragraph-rsid="018d102e" style:font-weight-asian="normal" style:font-weight-complex="normal"/>
    </style:style>
    <style:style style:name="P182" style:family="paragraph" style:parent-style-name="Standard">
      <style:paragraph-properties fo:text-align="justify" style:justify-single-word="false"/>
      <style:text-properties fo:language="es" fo:country="CO" fo:font-weight="normal" officeooo:rsid="018f053c" officeooo:paragraph-rsid="018f053c" style:font-weight-asian="normal" style:font-weight-complex="normal"/>
    </style:style>
    <style:style style:name="P183" style:family="paragraph" style:parent-style-name="Standard">
      <style:paragraph-properties fo:text-align="justify" style:justify-single-word="false"/>
      <style:text-properties fo:language="es" fo:country="CO" fo:font-weight="normal" officeooo:rsid="0092dccf" officeooo:paragraph-rsid="0194f621" style:font-weight-asian="normal" style:font-weight-complex="normal"/>
    </style:style>
    <style:style style:name="P184" style:family="paragraph" style:parent-style-name="Standard">
      <style:paragraph-properties fo:text-align="justify" style:justify-single-word="false"/>
      <style:text-properties fo:language="es" fo:country="CO" fo:font-weight="normal" officeooo:rsid="0194f621" officeooo:paragraph-rsid="0194f621" style:font-weight-asian="normal" style:font-weight-complex="normal"/>
    </style:style>
    <style:style style:name="P185" style:family="paragraph" style:parent-style-name="Standard">
      <style:paragraph-properties fo:text-align="justify" style:justify-single-word="false"/>
      <style:text-properties fo:language="es" fo:country="CO" fo:font-weight="normal" officeooo:rsid="00917e96" officeooo:paragraph-rsid="0194f621" style:font-weight-asian="normal" style:font-weight-complex="normal"/>
    </style:style>
    <style:style style:name="P186" style:family="paragraph" style:parent-style-name="Standard">
      <style:paragraph-properties fo:text-align="justify" style:justify-single-word="false"/>
      <style:text-properties fo:language="es" fo:country="CO" fo:font-weight="normal" officeooo:rsid="01a3f330" officeooo:paragraph-rsid="01a3f330" style:font-weight-asian="normal" style:font-weight-complex="normal"/>
    </style:style>
    <style:style style:name="P187" style:family="paragraph" style:parent-style-name="Standard">
      <style:paragraph-properties fo:text-align="justify" style:justify-single-word="false"/>
      <style:text-properties fo:language="es" fo:country="CO" fo:font-weight="normal" officeooo:rsid="01a429b2" officeooo:paragraph-rsid="01a429b2" style:font-weight-asian="normal" style:font-weight-complex="normal"/>
    </style:style>
    <style:style style:name="P188" style:family="paragraph" style:parent-style-name="Standard">
      <style:text-properties fo:language="es" fo:country="CO" fo:font-weight="normal" officeooo:rsid="01d4ab71" officeooo:paragraph-rsid="01d4ab71" style:font-weight-asian="normal" style:font-weight-complex="normal"/>
    </style:style>
    <style:style style:name="P189" style:family="paragraph" style:parent-style-name="Standard">
      <style:text-properties fo:language="es" fo:country="CO" fo:font-weight="normal" officeooo:rsid="01d4ab71" officeooo:paragraph-rsid="01d4b32a" style:font-weight-asian="normal" style:font-weight-complex="normal"/>
    </style:style>
    <style:style style:name="P190" style:family="paragraph" style:parent-style-name="Standard">
      <style:text-properties fo:language="es" fo:country="CO" fo:font-weight="normal" officeooo:rsid="01d4b32a" officeooo:paragraph-rsid="01d4b32a" style:font-weight-asian="normal" style:font-weight-complex="normal"/>
    </style:style>
    <style:style style:name="P191" style:family="paragraph" style:parent-style-name="Standard">
      <style:text-properties fo:language="es" fo:country="CO" fo:font-weight="normal" officeooo:rsid="01d4b32a" officeooo:paragraph-rsid="01d64bf2" style:font-weight-asian="normal" style:font-weight-complex="normal"/>
    </style:style>
    <style:style style:name="P192" style:family="paragraph" style:parent-style-name="Standard">
      <style:text-properties fo:language="es" fo:country="CO" fo:font-weight="normal" officeooo:rsid="01d64bf2" officeooo:paragraph-rsid="01d64bf2" style:font-weight-asian="normal" style:font-weight-complex="normal"/>
    </style:style>
    <style:style style:name="P193" style:family="paragraph" style:parent-style-name="Standard">
      <style:text-properties fo:language="es" fo:country="CO" fo:font-weight="normal" officeooo:rsid="01d74fcb" officeooo:paragraph-rsid="01d74fcb" style:font-weight-asian="normal" style:font-weight-complex="normal"/>
    </style:style>
    <style:style style:name="P194" style:family="paragraph" style:parent-style-name="Standard">
      <style:paragraph-properties fo:text-align="justify" style:justify-single-word="false"/>
      <style:text-properties fo:language="es" fo:country="CO" fo:font-weight="normal" officeooo:rsid="001ee1bf" officeooo:paragraph-rsid="0084e40b" fo:background-color="transparent" style:font-weight-asian="normal" style:font-weight-complex="normal"/>
    </style:style>
    <style:style style:name="P195" style:family="paragraph" style:parent-style-name="Standard">
      <style:paragraph-properties fo:text-align="justify" style:justify-single-word="false"/>
      <style:text-properties fo:language="es" fo:country="CO" fo:font-weight="normal" officeooo:rsid="001ee1bf" officeooo:paragraph-rsid="00b5c09e" fo:background-color="transparent" style:font-weight-asian="normal" style:font-weight-complex="normal"/>
    </style:style>
    <style:style style:name="P196" style:family="paragraph" style:parent-style-name="Standard">
      <style:paragraph-properties fo:text-align="justify" style:justify-single-word="false"/>
      <style:text-properties fo:language="es" fo:country="CO" fo:font-weight="normal" officeooo:rsid="001ee1bf" officeooo:paragraph-rsid="00c1fe31" fo:background-color="transparent" style:font-weight-asian="normal" style:font-weight-complex="normal"/>
    </style:style>
    <style:style style:name="P197" style:family="paragraph" style:parent-style-name="Standard">
      <style:paragraph-properties fo:text-align="justify" style:justify-single-word="false"/>
      <style:text-properties fo:language="es" fo:country="CO" fo:font-weight="normal" officeooo:rsid="001ee1bf" officeooo:paragraph-rsid="00c4af8d" fo:background-color="transparent" style:font-weight-asian="normal" style:font-weight-complex="normal"/>
    </style:style>
    <style:style style:name="P198" style:family="paragraph" style:parent-style-name="Standard">
      <style:paragraph-properties fo:text-align="justify" style:justify-single-word="false"/>
      <style:text-properties fo:language="es" fo:country="CO" fo:font-weight="normal" officeooo:rsid="001ee1bf" officeooo:paragraph-rsid="00c9b657" fo:background-color="transparent" style:font-weight-asian="normal" style:font-weight-complex="normal"/>
    </style:style>
    <style:style style:name="P199" style:family="paragraph" style:parent-style-name="Standard">
      <style:paragraph-properties fo:text-align="justify" style:justify-single-word="false"/>
      <style:text-properties fo:language="es" fo:country="CO" fo:font-weight="normal" officeooo:rsid="001ee1bf" officeooo:paragraph-rsid="00cb7c2d" fo:background-color="transparent" style:font-weight-asian="normal" style:font-weight-complex="normal"/>
    </style:style>
    <style:style style:name="P200" style:family="paragraph" style:parent-style-name="Standard">
      <style:paragraph-properties fo:text-align="justify" style:justify-single-word="false"/>
      <style:text-properties fo:language="es" fo:country="CO" fo:font-weight="normal" officeooo:rsid="001ee1bf" officeooo:paragraph-rsid="00d66858" fo:background-color="transparent" style:font-weight-asian="normal" style:font-weight-complex="normal"/>
    </style:style>
    <style:style style:name="P201" style:family="paragraph" style:parent-style-name="Standard">
      <style:paragraph-properties fo:text-align="justify" style:justify-single-word="false"/>
      <style:text-properties fo:language="es" fo:country="CO" fo:font-weight="normal" officeooo:rsid="001ee1bf" officeooo:paragraph-rsid="00d78b70" fo:background-color="transparent" style:font-weight-asian="normal" style:font-weight-complex="normal"/>
    </style:style>
    <style:style style:name="P202" style:family="paragraph" style:parent-style-name="Standard">
      <style:paragraph-properties fo:text-align="justify" style:justify-single-word="false"/>
      <style:text-properties fo:language="es" fo:country="CO" fo:font-weight="normal" officeooo:rsid="001ee1bf" officeooo:paragraph-rsid="00e950f7" fo:background-color="transparent" style:font-weight-asian="normal" style:font-weight-complex="normal"/>
    </style:style>
    <style:style style:name="P203" style:family="paragraph" style:parent-style-name="Standard">
      <style:paragraph-properties fo:text-align="justify" style:justify-single-word="false"/>
      <style:text-properties fo:language="es" fo:country="CO" fo:font-weight="normal" officeooo:rsid="001ee1bf" officeooo:paragraph-rsid="010dc1a0" fo:background-color="transparent" style:font-weight-asian="normal" style:font-weight-complex="normal"/>
    </style:style>
    <style:style style:name="P204" style:family="paragraph" style:parent-style-name="Standard">
      <style:paragraph-properties fo:text-align="justify" style:justify-single-word="false"/>
      <style:text-properties fo:language="es" fo:country="CO" fo:font-weight="normal" officeooo:rsid="001ee1bf" officeooo:paragraph-rsid="01113c2d" fo:background-color="transparent" style:font-weight-asian="normal" style:font-weight-complex="normal"/>
    </style:style>
    <style:style style:name="P205" style:family="paragraph" style:parent-style-name="Standard">
      <style:paragraph-properties fo:text-align="justify" style:justify-single-word="false"/>
      <style:text-properties fo:language="es" fo:country="CO" fo:font-weight="normal" officeooo:rsid="001ee1bf" officeooo:paragraph-rsid="01160133" fo:background-color="transparent" style:font-weight-asian="normal" style:font-weight-complex="normal"/>
    </style:style>
    <style:style style:name="P206" style:family="paragraph" style:parent-style-name="Standard">
      <style:paragraph-properties fo:text-align="justify" style:justify-single-word="false"/>
      <style:text-properties fo:language="es" fo:country="CO" fo:font-weight="normal" officeooo:rsid="001ee1bf" officeooo:paragraph-rsid="0119c796" fo:background-color="transparent" style:font-weight-asian="normal" style:font-weight-complex="normal"/>
    </style:style>
    <style:style style:name="P207" style:family="paragraph" style:parent-style-name="Standard">
      <style:paragraph-properties fo:text-align="justify" style:justify-single-word="false"/>
      <style:text-properties fo:language="es" fo:country="CO" fo:font-weight="normal" officeooo:rsid="001ee1bf" officeooo:paragraph-rsid="011d57ff" fo:background-color="transparent" style:font-weight-asian="normal" style:font-weight-complex="normal"/>
    </style:style>
    <style:style style:name="P208" style:family="paragraph" style:parent-style-name="Standard">
      <style:paragraph-properties fo:text-align="justify" style:justify-single-word="false"/>
      <style:text-properties fo:language="es" fo:country="CO" fo:font-weight="normal" officeooo:rsid="001ee1bf" officeooo:paragraph-rsid="01219767" fo:background-color="transparent" style:font-weight-asian="normal" style:font-weight-complex="normal"/>
    </style:style>
    <style:style style:name="P209" style:family="paragraph" style:parent-style-name="Standard">
      <style:paragraph-properties fo:text-align="justify" style:justify-single-word="false"/>
      <style:text-properties fo:language="es" fo:country="CO" fo:font-weight="normal" officeooo:rsid="001ee1bf" officeooo:paragraph-rsid="0125d2ef" fo:background-color="transparent" style:font-weight-asian="normal" style:font-weight-complex="normal"/>
    </style:style>
    <style:style style:name="P210" style:family="paragraph" style:parent-style-name="Standard">
      <style:paragraph-properties fo:text-align="justify" style:justify-single-word="false"/>
      <style:text-properties fo:language="es" fo:country="CO" fo:font-weight="normal" officeooo:rsid="001ee1bf" officeooo:paragraph-rsid="012b8dca" fo:background-color="transparent" style:font-weight-asian="normal" style:font-weight-complex="normal"/>
    </style:style>
    <style:style style:name="P211" style:family="paragraph" style:parent-style-name="Standard">
      <style:paragraph-properties fo:text-align="justify" style:justify-single-word="false"/>
      <style:text-properties fo:language="es" fo:country="CO" fo:font-weight="normal" officeooo:rsid="001ee1bf" officeooo:paragraph-rsid="0138955e" fo:background-color="transparent" style:font-weight-asian="normal" style:font-weight-complex="normal"/>
    </style:style>
    <style:style style:name="P212" style:family="paragraph" style:parent-style-name="Standard">
      <style:paragraph-properties fo:text-align="justify" style:justify-single-word="false"/>
      <style:text-properties fo:language="es" fo:country="CO" fo:font-weight="normal" officeooo:rsid="001ee1bf" officeooo:paragraph-rsid="0148ad93" fo:background-color="transparent" style:font-weight-asian="normal" style:font-weight-complex="normal"/>
    </style:style>
    <style:style style:name="P213" style:family="paragraph" style:parent-style-name="Standard">
      <style:paragraph-properties fo:text-align="justify" style:justify-single-word="false"/>
      <style:text-properties fo:language="es" fo:country="CO" fo:font-weight="normal" officeooo:rsid="001ee1bf" officeooo:paragraph-rsid="014f8e76" fo:background-color="transparent" style:font-weight-asian="normal" style:font-weight-complex="normal"/>
    </style:style>
    <style:style style:name="P214" style:family="paragraph" style:parent-style-name="Standard">
      <style:paragraph-properties fo:text-align="justify" style:justify-single-word="false"/>
      <style:text-properties fo:language="es" fo:country="CO" fo:font-weight="normal" officeooo:rsid="001ee1bf" officeooo:paragraph-rsid="0155f765" fo:background-color="transparent" style:font-weight-asian="normal" style:font-weight-complex="normal"/>
    </style:style>
    <style:style style:name="P215" style:family="paragraph" style:parent-style-name="Standard">
      <style:paragraph-properties fo:text-align="justify" style:justify-single-word="false"/>
      <style:text-properties fo:language="es" fo:country="CO" fo:font-weight="normal" officeooo:rsid="001ee1bf" officeooo:paragraph-rsid="015d5122" fo:background-color="transparent" style:font-weight-asian="normal" style:font-weight-complex="normal"/>
    </style:style>
    <style:style style:name="P216" style:family="paragraph" style:parent-style-name="Standard">
      <style:paragraph-properties fo:text-align="justify" style:justify-single-word="false"/>
      <style:text-properties fo:language="es" fo:country="CO" fo:font-weight="normal" officeooo:rsid="001ee1bf" officeooo:paragraph-rsid="01a3f330" fo:background-color="transparent" style:font-weight-asian="normal" style:font-weight-complex="normal"/>
    </style:style>
    <style:style style:name="P217" style:family="paragraph" style:parent-style-name="Standard">
      <style:paragraph-properties fo:text-align="justify" style:justify-single-word="false"/>
      <style:text-properties fo:language="es" fo:country="CO" fo:font-weight="normal" officeooo:rsid="001ee1bf" officeooo:paragraph-rsid="01b0fc5c" fo:background-color="transparent" style:font-weight-asian="normal" style:font-weight-complex="normal"/>
    </style:style>
    <style:style style:name="P218" style:family="paragraph" style:parent-style-name="Standard">
      <style:paragraph-properties fo:text-align="justify" style:justify-single-word="false"/>
      <style:text-properties fo:language="es" fo:country="CO" fo:font-weight="normal" officeooo:rsid="001ee1bf" officeooo:paragraph-rsid="00e4fa8b" fo:background-color="transparent" style:font-weight-asian="normal" style:font-weight-complex="normal"/>
    </style:style>
    <style:style style:name="P219" style:family="paragraph" style:parent-style-name="Standard">
      <style:paragraph-properties fo:text-align="justify" style:justify-single-word="false"/>
      <style:text-properties fo:language="es" fo:country="CO" fo:font-weight="normal" officeooo:rsid="001ee1bf" officeooo:paragraph-rsid="01b4eb50" fo:background-color="transparent" style:font-weight-asian="normal" style:font-weight-complex="normal"/>
    </style:style>
    <style:style style:name="P220" style:family="paragraph" style:parent-style-name="Standard">
      <style:paragraph-properties fo:text-align="justify" style:justify-single-word="false"/>
      <style:text-properties fo:language="es" fo:country="CO" fo:font-weight="normal" officeooo:rsid="001ee1bf" officeooo:paragraph-rsid="01b93de2" fo:background-color="transparent" style:font-weight-asian="normal" style:font-weight-complex="normal"/>
    </style:style>
    <style:style style:name="P221" style:family="paragraph" style:parent-style-name="Standard">
      <style:paragraph-properties fo:text-align="justify" style:justify-single-word="false"/>
      <style:text-properties fo:language="es" fo:country="CO" fo:font-weight="normal" officeooo:rsid="001ee1bf" officeooo:paragraph-rsid="01ba7601" fo:background-color="transparent" style:font-weight-asian="normal" style:font-weight-complex="normal"/>
    </style:style>
    <style:style style:name="P222" style:family="paragraph" style:parent-style-name="Standard">
      <style:paragraph-properties fo:text-align="justify" style:justify-single-word="false"/>
      <style:text-properties fo:language="es" fo:country="CO" fo:font-weight="normal" officeooo:rsid="001ee1bf" officeooo:paragraph-rsid="01bd89d0" fo:background-color="transparent" style:font-weight-asian="normal" style:font-weight-complex="normal"/>
    </style:style>
    <style:style style:name="P223" style:family="paragraph" style:parent-style-name="Standard">
      <style:paragraph-properties fo:text-align="justify" style:justify-single-word="false"/>
      <style:text-properties fo:language="es" fo:country="CO" fo:font-weight="normal" officeooo:rsid="001ee1bf" officeooo:paragraph-rsid="01ccdef1" fo:background-color="transparent" style:font-weight-asian="normal" style:font-weight-complex="normal"/>
    </style:style>
    <style:style style:name="P224" style:family="paragraph" style:parent-style-name="Standard">
      <style:paragraph-properties fo:text-align="justify" style:justify-single-word="false"/>
      <style:text-properties fo:language="es" fo:country="CO" fo:font-weight="normal" officeooo:rsid="001ee1bf" officeooo:paragraph-rsid="01d17408" fo:background-color="transparent" style:font-weight-asian="normal" style:font-weight-complex="normal"/>
    </style:style>
    <style:style style:name="P225" style:family="paragraph" style:parent-style-name="Standard">
      <style:paragraph-properties fo:text-align="justify" style:justify-single-word="false"/>
      <style:text-properties fo:language="es" fo:country="CO" fo:font-weight="normal" officeooo:rsid="001ee1bf" officeooo:paragraph-rsid="01d4ab71" fo:background-color="transparent" style:font-weight-asian="normal" style:font-weight-complex="normal"/>
    </style:style>
    <style:style style:name="P226" style:family="paragraph" style:parent-style-name="Standard">
      <style:paragraph-properties fo:text-align="justify" style:justify-single-word="false"/>
      <style:text-properties fo:language="es" fo:country="CO" fo:font-weight="normal" officeooo:rsid="001ee1bf" officeooo:paragraph-rsid="01d4b32a" fo:background-color="transparent" style:font-weight-asian="normal" style:font-weight-complex="normal"/>
    </style:style>
    <style:style style:name="P227" style:family="paragraph" style:parent-style-name="Standard">
      <style:paragraph-properties fo:text-align="justify" style:justify-single-word="false"/>
      <style:text-properties fo:language="es" fo:country="CO" fo:font-weight="normal" officeooo:rsid="001ee1bf" officeooo:paragraph-rsid="01d64bf2" fo:background-color="transparent" style:font-weight-asian="normal" style:font-weight-complex="normal"/>
    </style:style>
    <style:style style:name="P228" style:family="paragraph" style:parent-style-name="Standard">
      <style:paragraph-properties fo:text-align="justify" style:justify-single-word="false"/>
      <style:text-properties fo:language="es" fo:country="CO" fo:font-weight="normal" officeooo:rsid="0084e40b" officeooo:paragraph-rsid="00e950f7" fo:background-color="transparent" style:font-weight-asian="normal" style:font-weight-complex="normal"/>
    </style:style>
    <style:style style:name="P229" style:family="paragraph" style:parent-style-name="Standard">
      <style:paragraph-properties fo:text-align="justify" style:justify-single-word="false"/>
      <style:text-properties fo:language="es" fo:country="CO" fo:font-weight="normal" officeooo:rsid="0084e40b" officeooo:paragraph-rsid="00ed8991" fo:background-color="transparent" style:font-weight-asian="normal" style:font-weight-complex="normal"/>
    </style:style>
    <style:style style:name="P230" style:family="paragraph" style:parent-style-name="Standard">
      <style:paragraph-properties fo:text-align="justify" style:justify-single-word="false"/>
      <style:text-properties fo:language="es" fo:country="CO" fo:font-weight="normal" officeooo:rsid="0084e40b" officeooo:paragraph-rsid="00f9eda1" fo:background-color="transparent" style:font-weight-asian="normal" style:font-weight-complex="normal"/>
    </style:style>
    <style:style style:name="P231" style:family="paragraph" style:parent-style-name="Standard">
      <style:paragraph-properties fo:text-align="justify" style:justify-single-word="false"/>
      <style:text-properties fo:language="es" fo:country="CO" fo:font-weight="normal" officeooo:rsid="0084e40b" officeooo:paragraph-rsid="01636d2e" fo:background-color="transparent" style:font-weight-asian="normal" style:font-weight-complex="normal"/>
    </style:style>
    <style:style style:name="P232" style:family="paragraph" style:parent-style-name="Standard">
      <style:paragraph-properties fo:text-align="justify" style:justify-single-word="false"/>
      <style:text-properties fo:language="es" fo:country="CO" fo:font-weight="normal" officeooo:rsid="0084e40b" officeooo:paragraph-rsid="01b4eb50" fo:background-color="transparent" style:font-weight-asian="normal" style:font-weight-complex="normal"/>
    </style:style>
    <style:style style:name="P233" style:family="paragraph" style:parent-style-name="Standard">
      <style:paragraph-properties fo:text-align="justify" style:justify-single-word="false"/>
      <style:text-properties fo:language="es" fo:country="CO" fo:font-weight="normal" officeooo:rsid="0084e40b" officeooo:paragraph-rsid="01b93de2" fo:background-color="transparent" style:font-weight-asian="normal" style:font-weight-complex="normal"/>
    </style:style>
    <style:style style:name="P234" style:family="paragraph" style:parent-style-name="Standard">
      <style:paragraph-properties fo:text-align="justify" style:justify-single-word="false"/>
      <style:text-properties fo:language="es" fo:country="CO" fo:font-weight="normal" officeooo:rsid="0084e40b" officeooo:paragraph-rsid="00c1fe31" fo:background-color="transparent" style:font-weight-asian="normal" style:font-weight-complex="normal"/>
    </style:style>
    <style:style style:name="P235" style:family="paragraph" style:parent-style-name="Standard">
      <style:paragraph-properties fo:text-align="justify" style:justify-single-word="false"/>
      <style:text-properties fo:language="es" fo:country="CO" fo:font-weight="normal" officeooo:rsid="0084e40b" officeooo:paragraph-rsid="01ba7601" fo:background-color="transparent" style:font-weight-asian="normal" style:font-weight-complex="normal"/>
    </style:style>
    <style:style style:name="P236" style:family="paragraph" style:parent-style-name="Standard">
      <style:paragraph-properties fo:text-align="justify" style:justify-single-word="false"/>
      <style:text-properties fo:language="es" fo:country="CO" fo:font-weight="normal" officeooo:rsid="0084e40b" officeooo:paragraph-rsid="01bd89d0" fo:background-color="transparent" style:font-weight-asian="normal" style:font-weight-complex="normal"/>
    </style:style>
    <style:style style:name="P237" style:family="paragraph" style:parent-style-name="Standard">
      <style:paragraph-properties fo:text-align="justify" style:justify-single-word="false"/>
      <style:text-properties fo:language="es" fo:country="CO" fo:font-weight="normal" officeooo:rsid="0084e40b" officeooo:paragraph-rsid="01bde3ca" fo:background-color="transparent" style:font-weight-asian="normal" style:font-weight-complex="normal"/>
    </style:style>
    <style:style style:name="P238" style:family="paragraph" style:parent-style-name="Standard">
      <style:paragraph-properties fo:text-align="justify" style:justify-single-word="false"/>
      <style:text-properties fo:language="es" fo:country="CO" fo:font-weight="normal" officeooo:rsid="0084e40b" officeooo:paragraph-rsid="01bf45e7" fo:background-color="transparent" style:font-weight-asian="normal" style:font-weight-complex="normal"/>
    </style:style>
    <style:style style:name="P239" style:family="paragraph" style:parent-style-name="Standard">
      <style:paragraph-properties fo:text-align="justify" style:justify-single-word="false"/>
      <style:text-properties fo:language="es" fo:country="CO" fo:font-weight="normal" officeooo:rsid="0084e40b" officeooo:paragraph-rsid="01d7eae6" fo:background-color="transparent" style:font-weight-asian="normal" style:font-weight-complex="normal"/>
    </style:style>
    <style:style style:name="P240" style:family="paragraph" style:parent-style-name="Standard">
      <style:paragraph-properties fo:text-align="justify" style:justify-single-word="false"/>
      <style:text-properties fo:language="es" fo:country="CO" fo:font-weight="normal" officeooo:rsid="0084e40b" officeooo:paragraph-rsid="01d8d0e4" fo:background-color="transparent" style:font-weight-asian="normal" style:font-weight-complex="normal"/>
    </style:style>
    <style:style style:name="P241" style:family="paragraph" style:parent-style-name="Standard">
      <style:paragraph-properties fo:text-align="justify" style:justify-single-word="false"/>
      <style:text-properties fo:language="es" fo:country="CO" fo:font-weight="normal" officeooo:rsid="0084e40b" officeooo:paragraph-rsid="01dccb94" fo:background-color="transparent" style:font-weight-asian="normal" style:font-weight-complex="normal"/>
    </style:style>
    <style:style style:name="P242" style:family="paragraph" style:parent-style-name="Standard">
      <style:paragraph-properties fo:text-align="justify" style:justify-single-word="false"/>
      <style:text-properties fo:language="es" fo:country="CO" fo:font-weight="normal" officeooo:rsid="0084e40b" officeooo:paragraph-rsid="01de0110" fo:background-color="transparent" style:font-weight-asian="normal" style:font-weight-complex="normal"/>
    </style:style>
    <style:style style:name="P243" style:family="paragraph" style:parent-style-name="Standard">
      <style:paragraph-properties fo:text-align="justify" style:justify-single-word="false"/>
      <style:text-properties fo:language="es" fo:country="CO" fo:font-weight="normal" officeooo:rsid="0084e40b" officeooo:paragraph-rsid="016f2488" fo:background-color="transparent" style:font-weight-asian="normal" style:font-weight-complex="normal"/>
    </style:style>
    <style:style style:name="P244" style:family="paragraph" style:parent-style-name="Standard">
      <style:paragraph-properties fo:text-align="justify" style:justify-single-word="false"/>
      <style:text-properties fo:language="es" fo:country="CO" fo:font-weight="normal" officeooo:rsid="0084e40b" officeooo:paragraph-rsid="01df5068" fo:background-color="transparent" style:font-weight-asian="normal" style:font-weight-complex="normal"/>
    </style:style>
    <style:style style:name="P245" style:family="paragraph" style:parent-style-name="Standard">
      <style:text-properties fo:language="es" fo:country="CO" fo:font-weight="normal" officeooo:rsid="0084e40b" officeooo:paragraph-rsid="00f9eda1" fo:background-color="transparent" style:font-weight-asian="normal" style:font-weight-complex="normal"/>
    </style:style>
    <style:style style:name="P246" style:family="paragraph" style:parent-style-name="Standard">
      <style:paragraph-properties fo:text-align="justify" style:justify-single-word="false"/>
      <style:text-properties fo:language="es" fo:country="CO" fo:font-weight="normal" officeooo:rsid="00ea496d" officeooo:paragraph-rsid="00ea496d" fo:background-color="transparent" style:font-weight-asian="normal" style:font-weight-complex="normal"/>
    </style:style>
    <style:style style:name="P247" style:family="paragraph" style:parent-style-name="Standard">
      <style:paragraph-properties fo:text-align="justify" style:justify-single-word="false"/>
      <style:text-properties fo:language="es" fo:country="CO" fo:font-weight="normal" officeooo:rsid="00eb64ae" officeooo:paragraph-rsid="00eb64ae" fo:background-color="transparent" style:font-weight-asian="normal" style:font-weight-complex="normal"/>
    </style:style>
    <style:style style:name="P248" style:family="paragraph" style:parent-style-name="Standard">
      <style:paragraph-properties fo:text-align="justify" style:justify-single-word="false"/>
      <style:text-properties fo:language="es" fo:country="CO" fo:font-weight="normal" officeooo:rsid="00ed8991" officeooo:paragraph-rsid="00ed8991" fo:background-color="transparent" style:font-weight-asian="normal" style:font-weight-complex="normal"/>
    </style:style>
    <style:style style:name="P249" style:family="paragraph" style:parent-style-name="Standard">
      <style:paragraph-properties fo:text-align="justify" style:justify-single-word="false"/>
      <style:text-properties fo:language="es" fo:country="CO" fo:font-weight="normal" officeooo:rsid="00ed8991" officeooo:paragraph-rsid="00f9eda1" fo:background-color="transparent" style:font-weight-asian="normal" style:font-weight-complex="normal"/>
    </style:style>
    <style:style style:name="P250" style:family="paragraph" style:parent-style-name="Standard">
      <style:paragraph-properties fo:text-align="justify" style:justify-single-word="false"/>
      <style:text-properties fo:language="es" fo:country="CO" fo:font-weight="normal" officeooo:rsid="00ed8991" officeooo:paragraph-rsid="0100b500" fo:background-color="transparent" style:font-weight-asian="normal" style:font-weight-complex="normal"/>
    </style:style>
    <style:style style:name="P251" style:family="paragraph" style:parent-style-name="Standard">
      <style:paragraph-properties fo:text-align="justify" style:justify-single-word="false"/>
      <style:text-properties fo:language="es" fo:country="CO" fo:font-weight="normal" officeooo:rsid="00ed8991" officeooo:paragraph-rsid="01b4eb50" fo:background-color="transparent" style:font-weight-asian="normal" style:font-weight-complex="normal"/>
    </style:style>
    <style:style style:name="P252" style:family="paragraph" style:parent-style-name="Standard">
      <style:paragraph-properties fo:text-align="justify" style:justify-single-word="false"/>
      <style:text-properties fo:language="es" fo:country="CO" fo:font-weight="normal" officeooo:rsid="00ed8991" officeooo:paragraph-rsid="01b93de2" fo:background-color="transparent" style:font-weight-asian="normal" style:font-weight-complex="normal"/>
    </style:style>
    <style:style style:name="P253" style:family="paragraph" style:parent-style-name="Standard">
      <style:paragraph-properties fo:text-align="justify" style:justify-single-word="false"/>
      <style:text-properties fo:language="es" fo:country="CO" fo:font-weight="normal" officeooo:rsid="00ed8991" officeooo:paragraph-rsid="01ba7601" fo:background-color="transparent" style:font-weight-asian="normal" style:font-weight-complex="normal"/>
    </style:style>
    <style:style style:name="P254" style:family="paragraph" style:parent-style-name="Standard">
      <style:paragraph-properties fo:text-align="justify" style:justify-single-word="false"/>
      <style:text-properties fo:language="es" fo:country="CO" fo:font-weight="normal" officeooo:rsid="00ed8991" officeooo:paragraph-rsid="01bd89d0" fo:background-color="transparent" style:font-weight-asian="normal" style:font-weight-complex="normal"/>
    </style:style>
    <style:style style:name="P255" style:family="paragraph" style:parent-style-name="Standard">
      <style:paragraph-properties fo:text-align="justify" style:justify-single-word="false"/>
      <style:text-properties fo:language="es" fo:country="CO" fo:font-weight="normal" officeooo:rsid="00ed8991" officeooo:paragraph-rsid="01bd8eb4" fo:background-color="transparent" style:font-weight-asian="normal" style:font-weight-complex="normal"/>
    </style:style>
    <style:style style:name="P256" style:family="paragraph" style:parent-style-name="Standard">
      <style:paragraph-properties fo:text-align="justify" style:justify-single-word="false"/>
      <style:text-properties fo:language="es" fo:country="CO" fo:font-weight="normal" officeooo:rsid="00ed8991" officeooo:paragraph-rsid="01bde3ca" fo:background-color="transparent" style:font-weight-asian="normal" style:font-weight-complex="normal"/>
    </style:style>
    <style:style style:name="P257" style:family="paragraph" style:parent-style-name="Standard">
      <style:paragraph-properties fo:text-align="justify" style:justify-single-word="false"/>
      <style:text-properties fo:language="es" fo:country="CO" fo:font-weight="normal" officeooo:rsid="00eeb0d6" officeooo:paragraph-rsid="00eeb0d6" fo:background-color="transparent" style:font-weight-asian="normal" style:font-weight-complex="normal"/>
    </style:style>
    <style:style style:name="P258" style:family="paragraph" style:parent-style-name="Standard">
      <style:paragraph-properties fo:text-align="justify" style:justify-single-word="false"/>
      <style:text-properties fo:language="es" fo:country="CO" fo:font-weight="normal" officeooo:rsid="00f0bc6a" officeooo:paragraph-rsid="00f9eda1" fo:background-color="transparent" style:font-weight-asian="normal" style:font-weight-complex="normal"/>
    </style:style>
    <style:style style:name="P259" style:family="paragraph" style:parent-style-name="Standard">
      <style:paragraph-properties fo:text-align="justify" style:justify-single-word="false"/>
      <style:text-properties fo:language="es" fo:country="CO" fo:font-weight="normal" officeooo:rsid="00f0bc6a" officeooo:paragraph-rsid="01b4eb50" fo:background-color="transparent" style:font-weight-asian="normal" style:font-weight-complex="normal"/>
    </style:style>
    <style:style style:name="P260" style:family="paragraph" style:parent-style-name="Standard">
      <style:paragraph-properties fo:text-align="justify" style:justify-single-word="false"/>
      <style:text-properties fo:language="es" fo:country="CO" fo:font-weight="normal" officeooo:rsid="00f0bc6a" officeooo:paragraph-rsid="01b93de2" fo:background-color="transparent" style:font-weight-asian="normal" style:font-weight-complex="normal"/>
    </style:style>
    <style:style style:name="P261" style:family="paragraph" style:parent-style-name="Standard">
      <style:paragraph-properties fo:text-align="justify" style:justify-single-word="false"/>
      <style:text-properties fo:language="es" fo:country="CO" fo:font-weight="normal" officeooo:rsid="00f0bc6a" officeooo:paragraph-rsid="01bd89d0" fo:background-color="transparent" style:font-weight-asian="normal" style:font-weight-complex="normal"/>
    </style:style>
    <style:style style:name="P262" style:family="paragraph" style:parent-style-name="Standard">
      <style:paragraph-properties fo:text-align="justify" style:justify-single-word="false"/>
      <style:text-properties fo:language="es" fo:country="CO" fo:font-weight="normal" officeooo:rsid="00f0bc6a" officeooo:paragraph-rsid="01bd8eb4" fo:background-color="transparent" style:font-weight-asian="normal" style:font-weight-complex="normal"/>
    </style:style>
    <style:style style:name="P263" style:family="paragraph" style:parent-style-name="Standard">
      <style:paragraph-properties fo:text-align="justify" style:justify-single-word="false"/>
      <style:text-properties fo:language="es" fo:country="CO" fo:font-weight="normal" officeooo:rsid="00fa02c9" officeooo:paragraph-rsid="00fa02c9" fo:background-color="transparent" style:font-weight-asian="normal" style:font-weight-complex="normal"/>
    </style:style>
    <style:style style:name="P264" style:family="paragraph" style:parent-style-name="Standard">
      <style:paragraph-properties fo:text-align="justify" style:justify-single-word="false"/>
      <style:text-properties fo:language="es" fo:country="CO" fo:font-weight="normal" officeooo:rsid="00ff1be1" officeooo:paragraph-rsid="0100b500" fo:background-color="transparent" style:font-weight-asian="normal" style:font-weight-complex="normal"/>
    </style:style>
    <style:style style:name="P265" style:family="paragraph" style:parent-style-name="Standard">
      <style:paragraph-properties fo:text-align="justify" style:justify-single-word="false"/>
      <style:text-properties fo:language="es" fo:country="CO" fo:font-weight="normal" officeooo:rsid="00ff1be1" officeooo:paragraph-rsid="01bd8eb4" fo:background-color="transparent" style:font-weight-asian="normal" style:font-weight-complex="normal"/>
    </style:style>
    <style:style style:name="P266" style:family="paragraph" style:parent-style-name="Standard">
      <style:paragraph-properties fo:text-align="justify" style:justify-single-word="false"/>
      <style:text-properties fo:language="es" fo:country="CO" fo:font-weight="normal" officeooo:rsid="0100b500" officeooo:paragraph-rsid="0100b500" fo:background-color="transparent" style:font-weight-asian="normal" style:font-weight-complex="normal"/>
    </style:style>
    <style:style style:name="P267" style:family="paragraph" style:parent-style-name="Standard">
      <style:paragraph-properties fo:text-align="justify" style:justify-single-word="false"/>
      <style:text-properties fo:language="es" fo:country="CO" fo:font-weight="normal" officeooo:rsid="01026457" officeooo:paragraph-rsid="01026457" fo:background-color="transparent" style:font-weight-asian="normal" style:font-weight-complex="normal"/>
    </style:style>
    <style:style style:name="P268" style:family="paragraph" style:parent-style-name="Standard">
      <style:paragraph-properties fo:text-align="justify" style:justify-single-word="false"/>
      <style:text-properties fo:language="es" fo:country="CO" fo:font-weight="normal" officeooo:rsid="015d5122" officeooo:paragraph-rsid="01636d2e" fo:background-color="transparent" style:font-weight-asian="normal" style:font-weight-complex="normal"/>
    </style:style>
    <style:style style:name="P269" style:family="paragraph" style:parent-style-name="Standard">
      <style:paragraph-properties fo:text-align="justify" style:justify-single-word="false"/>
      <style:text-properties fo:language="es" fo:country="CO" fo:font-weight="normal" officeooo:rsid="015d5122" officeooo:paragraph-rsid="01d7eae6" fo:background-color="transparent" style:font-weight-asian="normal" style:font-weight-complex="normal"/>
    </style:style>
    <style:style style:name="P270" style:family="paragraph" style:parent-style-name="Standard">
      <style:paragraph-properties fo:text-align="justify" style:justify-single-word="false"/>
      <style:text-properties fo:language="es" fo:country="CO" fo:font-weight="normal" officeooo:rsid="015d5122" officeooo:paragraph-rsid="01ddbe00" fo:background-color="transparent" style:font-weight-asian="normal" style:font-weight-complex="normal"/>
    </style:style>
    <style:style style:name="P271" style:family="paragraph" style:parent-style-name="Standard">
      <style:paragraph-properties fo:text-align="justify" style:justify-single-word="false"/>
      <style:text-properties fo:language="es" fo:country="CO" fo:font-weight="normal" officeooo:rsid="015d5122" officeooo:paragraph-rsid="016f2488" fo:background-color="transparent" style:font-weight-asian="normal" style:font-weight-complex="normal"/>
    </style:style>
    <style:style style:name="P272" style:family="paragraph" style:parent-style-name="Standard">
      <style:paragraph-properties fo:text-align="justify" style:justify-single-word="false"/>
      <style:text-properties fo:language="es" fo:country="CO" fo:font-weight="normal" officeooo:rsid="015d5122" officeooo:paragraph-rsid="01df5068" fo:background-color="transparent" style:font-weight-asian="normal" style:font-weight-complex="normal"/>
    </style:style>
    <style:style style:name="P273" style:family="paragraph" style:parent-style-name="Standard">
      <style:paragraph-properties fo:text-align="justify" style:justify-single-word="false"/>
      <style:text-properties fo:language="es" fo:country="CO" fo:font-weight="normal" officeooo:rsid="016565bf" officeooo:paragraph-rsid="016565bf" fo:background-color="transparent" style:font-weight-asian="normal" style:font-weight-complex="normal"/>
    </style:style>
    <style:style style:name="P274" style:family="paragraph" style:parent-style-name="Standard">
      <style:paragraph-properties fo:text-align="justify" style:justify-single-word="false"/>
      <style:text-properties fo:language="es" fo:country="CO" fo:font-weight="normal" officeooo:rsid="00f21c84" officeooo:paragraph-rsid="01b4eb50" fo:background-color="transparent" style:font-weight-asian="normal" style:font-weight-complex="normal"/>
    </style:style>
    <style:style style:name="P275" style:family="paragraph" style:parent-style-name="Standard">
      <style:paragraph-properties fo:text-align="justify" style:justify-single-word="false"/>
      <style:text-properties fo:language="es" fo:country="CO" fo:font-weight="normal" officeooo:rsid="01aff550" officeooo:paragraph-rsid="01aff550" fo:background-color="transparent" style:font-weight-asian="normal" style:font-weight-complex="normal"/>
    </style:style>
    <style:style style:name="P276" style:family="paragraph" style:parent-style-name="Standard">
      <style:paragraph-properties fo:text-align="justify" style:justify-single-word="false"/>
      <style:text-properties fo:language="es" fo:country="CO" fo:font-weight="normal" officeooo:rsid="01b33406" officeooo:paragraph-rsid="01b2052f" fo:background-color="transparent" style:font-weight-asian="normal" style:font-weight-complex="normal"/>
    </style:style>
    <style:style style:name="P277" style:family="paragraph" style:parent-style-name="Standard">
      <style:paragraph-properties fo:text-align="justify" style:justify-single-word="false"/>
      <style:text-properties fo:language="es" fo:country="CO" fo:font-weight="normal" officeooo:rsid="01b33406" officeooo:paragraph-rsid="01b33406" fo:background-color="transparent" style:font-weight-asian="normal" style:font-weight-complex="normal"/>
    </style:style>
    <style:style style:name="P278" style:family="paragraph" style:parent-style-name="Standard">
      <style:text-properties fo:language="es" fo:country="CO" fo:font-weight="normal" officeooo:rsid="001da88a" officeooo:paragraph-rsid="01bf45e7" fo:background-color="transparent" style:font-weight-asian="normal" style:font-weight-complex="normal"/>
    </style:style>
    <style:style style:name="P279" style:family="paragraph" style:parent-style-name="Standard">
      <style:paragraph-properties fo:text-align="justify" style:justify-single-word="false"/>
      <style:text-properties fo:language="es" fo:country="CO" fo:font-weight="normal" officeooo:rsid="00f8a9cb" officeooo:paragraph-rsid="01bd89d0" fo:background-color="transparent" style:font-weight-asian="normal" style:font-weight-complex="normal"/>
    </style:style>
    <style:style style:name="P280" style:family="paragraph" style:parent-style-name="Standard">
      <style:paragraph-properties fo:text-align="justify" style:justify-single-word="false"/>
      <style:text-properties fo:language="es" fo:country="CO" fo:font-weight="normal" officeooo:rsid="01bc5fcd" officeooo:paragraph-rsid="01ba7601" fo:background-color="transparent" style:font-weight-asian="normal" style:font-weight-complex="normal"/>
    </style:style>
    <style:style style:name="P281" style:family="paragraph" style:parent-style-name="Standard">
      <style:paragraph-properties fo:text-align="justify" style:justify-single-word="false"/>
      <style:text-properties fo:language="es" fo:country="CO" fo:font-weight="normal" officeooo:rsid="01bc5fcd" officeooo:paragraph-rsid="01bc5fcd" fo:background-color="transparent" style:font-weight-asian="normal" style:font-weight-complex="normal"/>
    </style:style>
    <style:style style:name="P282" style:family="paragraph" style:parent-style-name="Standard">
      <style:paragraph-properties fo:text-align="justify" style:justify-single-word="false"/>
      <style:text-properties fo:language="es" fo:country="CO" fo:font-weight="normal" officeooo:rsid="01bde3ca" officeooo:paragraph-rsid="01bde3ca" fo:background-color="transparent" style:font-weight-asian="normal" style:font-weight-complex="normal"/>
    </style:style>
    <style:style style:name="P283" style:family="paragraph" style:parent-style-name="Standard">
      <style:paragraph-properties fo:text-align="justify" style:justify-single-word="false"/>
      <style:text-properties fo:language="es" fo:country="CO" fo:font-weight="normal" officeooo:rsid="01bde3ca" officeooo:paragraph-rsid="01bf45e7" fo:background-color="transparent" style:font-weight-asian="normal" style:font-weight-complex="normal"/>
    </style:style>
    <style:style style:name="P284" style:family="paragraph" style:parent-style-name="Standard">
      <style:paragraph-properties fo:text-align="justify" style:justify-single-word="false"/>
      <style:text-properties fo:language="es" fo:country="CO" fo:font-weight="normal" officeooo:rsid="01be0c0e" officeooo:paragraph-rsid="01be0c0e" fo:background-color="transparent" style:font-weight-asian="normal" style:font-weight-complex="normal"/>
    </style:style>
    <style:style style:name="P285" style:family="paragraph" style:parent-style-name="Standard">
      <style:paragraph-properties fo:text-align="justify" style:justify-single-word="false"/>
      <style:text-properties fo:language="es" fo:country="CO" fo:font-weight="normal" officeooo:rsid="01bf45e7" officeooo:paragraph-rsid="01bf45e7" fo:background-color="transparent" style:font-weight-asian="normal" style:font-weight-complex="normal"/>
    </style:style>
    <style:style style:name="P286" style:family="paragraph" style:parent-style-name="Standard">
      <style:paragraph-properties fo:text-align="justify" style:justify-single-word="false"/>
      <style:text-properties fo:language="es" fo:country="CO" fo:font-weight="normal" officeooo:rsid="0174b812" officeooo:paragraph-rsid="01d7eae6" fo:background-color="transparent" style:font-weight-asian="normal" style:font-weight-complex="normal"/>
    </style:style>
    <style:style style:name="P287" style:family="paragraph" style:parent-style-name="Standard">
      <style:paragraph-properties fo:text-align="justify" style:justify-single-word="false"/>
      <style:text-properties fo:language="es" fo:country="CO" fo:font-weight="normal" officeooo:rsid="01757ff8" officeooo:paragraph-rsid="01d7eae6" fo:background-color="transparent" style:font-weight-asian="normal" style:font-weight-complex="normal"/>
    </style:style>
    <style:style style:name="P288" style:family="paragraph" style:parent-style-name="Standard">
      <style:paragraph-properties fo:text-align="justify" style:justify-single-word="false"/>
      <style:text-properties fo:language="es" fo:country="CO" fo:font-weight="normal" officeooo:rsid="01ddd15c" officeooo:paragraph-rsid="01ddd15c" fo:background-color="transparent" style:font-weight-asian="normal" style:font-weight-complex="normal"/>
    </style:style>
    <style:style style:name="P289" style:family="paragraph" style:parent-style-name="Standard">
      <style:paragraph-properties fo:text-align="justify" style:justify-single-word="false"/>
      <style:text-properties fo:language="es" fo:country="CO" fo:font-weight="normal" officeooo:rsid="01708575" officeooo:paragraph-rsid="01708575" fo:background-color="transparent" style:font-weight-asian="normal" style:font-weight-complex="normal"/>
    </style:style>
    <style:style style:name="P290" style:family="paragraph" style:parent-style-name="Standard">
      <style:paragraph-properties fo:text-align="justify" style:justify-single-word="false"/>
      <style:text-properties fo:language="es" fo:country="CO" fo:font-weight="normal" officeooo:rsid="01708575" officeooo:paragraph-rsid="017098f8" fo:background-color="transparent" style:font-weight-asian="normal" style:font-weight-complex="normal"/>
    </style:style>
    <style:style style:name="P291" style:family="paragraph" style:parent-style-name="Standard">
      <style:paragraph-properties fo:text-align="justify" style:justify-single-word="false"/>
      <style:text-properties fo:language="es" fo:country="CO" fo:font-weight="normal" officeooo:rsid="017098f8" officeooo:paragraph-rsid="017098f8" fo:background-color="transparent" style:font-weight-asian="normal" style:font-weight-complex="normal"/>
    </style:style>
    <style:style style:name="P292" style:family="paragraph" style:parent-style-name="Standard">
      <style:paragraph-properties fo:text-align="justify" style:justify-single-word="false"/>
      <style:text-properties fo:language="es" fo:country="CO" fo:font-weight="normal" officeooo:rsid="01ddbe00" officeooo:paragraph-rsid="01ddbe00" fo:background-color="transparent" style:font-weight-asian="normal" style:font-weight-complex="normal"/>
    </style:style>
    <style:style style:name="P293" style:family="paragraph" style:parent-style-name="Standard">
      <style:paragraph-properties fo:text-align="justify" style:justify-single-word="false"/>
      <style:text-properties fo:language="es" fo:country="CO" fo:font-weight="normal" officeooo:rsid="01e041ad" officeooo:paragraph-rsid="01e041ad" fo:background-color="transparent" style:font-weight-asian="normal" style:font-weight-complex="normal"/>
    </style:style>
    <style:style style:name="P294" style:family="paragraph" style:parent-style-name="Standard">
      <style:paragraph-properties fo:text-align="justify" style:justify-single-word="false"/>
      <style:text-properties fo:language="es" fo:country="CO" officeooo:rsid="001da88a" officeooo:paragraph-rsid="0084e40b"/>
    </style:style>
    <style:style style:name="P295" style:family="paragraph" style:parent-style-name="Standard">
      <style:paragraph-properties fo:text-align="justify" style:justify-single-word="false"/>
      <style:text-properties fo:language="es" fo:country="CO" officeooo:rsid="001da88a" officeooo:paragraph-rsid="008ad23d"/>
    </style:style>
    <style:style style:name="P296" style:family="paragraph" style:parent-style-name="Standard">
      <style:paragraph-properties fo:text-align="justify" style:justify-single-word="false"/>
      <style:text-properties fo:language="es" fo:country="CO" officeooo:rsid="001da88a" officeooo:paragraph-rsid="008ee792"/>
    </style:style>
    <style:style style:name="P297" style:family="paragraph" style:parent-style-name="Standard">
      <style:paragraph-properties fo:text-align="justify" style:justify-single-word="false"/>
      <style:text-properties fo:language="es" fo:country="CO" officeooo:rsid="001da88a" officeooo:paragraph-rsid="0090e42f"/>
    </style:style>
    <style:style style:name="P298" style:family="paragraph" style:parent-style-name="Standard">
      <style:paragraph-properties fo:text-align="justify" style:justify-single-word="false"/>
      <style:text-properties fo:language="es" fo:country="CO" officeooo:rsid="001da88a" officeooo:paragraph-rsid="0093380d"/>
    </style:style>
    <style:style style:name="P299" style:family="paragraph" style:parent-style-name="Standard">
      <style:paragraph-properties fo:text-align="justify" style:justify-single-word="false"/>
      <style:text-properties fo:language="es" fo:country="CO" officeooo:rsid="001da88a" officeooo:paragraph-rsid="009bda76"/>
    </style:style>
    <style:style style:name="P300" style:family="paragraph" style:parent-style-name="Standard">
      <style:paragraph-properties fo:text-align="justify" style:justify-single-word="false"/>
      <style:text-properties fo:language="es" fo:country="CO" officeooo:rsid="001da88a" officeooo:paragraph-rsid="009f57f7"/>
    </style:style>
    <style:style style:name="P301" style:family="paragraph" style:parent-style-name="Standard">
      <style:paragraph-properties fo:text-align="justify" style:justify-single-word="false"/>
      <style:text-properties fo:language="es" fo:country="CO" officeooo:rsid="001da88a" officeooo:paragraph-rsid="00ad0c65"/>
    </style:style>
    <style:style style:name="P302" style:family="paragraph" style:parent-style-name="Standard">
      <style:paragraph-properties fo:text-align="justify" style:justify-single-word="false"/>
      <style:text-properties fo:language="es" fo:country="CO" officeooo:rsid="001da88a" officeooo:paragraph-rsid="00b5c09e"/>
    </style:style>
    <style:style style:name="P303" style:family="paragraph" style:parent-style-name="Standard">
      <style:paragraph-properties fo:text-align="justify" style:justify-single-word="false"/>
      <style:text-properties fo:language="es" fo:country="CO" officeooo:rsid="001da88a" officeooo:paragraph-rsid="00c08f9f"/>
    </style:style>
    <style:style style:name="P304" style:family="paragraph" style:parent-style-name="Standard">
      <style:paragraph-properties fo:text-align="justify" style:justify-single-word="false"/>
      <style:text-properties fo:language="es" fo:country="CO" officeooo:rsid="001da88a" officeooo:paragraph-rsid="00cb7c2d"/>
    </style:style>
    <style:style style:name="P305" style:family="paragraph" style:parent-style-name="Standard">
      <style:paragraph-properties fo:text-align="justify" style:justify-single-word="false"/>
      <style:text-properties fo:language="es" fo:country="CO" officeooo:rsid="001da88a" officeooo:paragraph-rsid="00d66858"/>
    </style:style>
    <style:style style:name="P306" style:family="paragraph" style:parent-style-name="Standard">
      <style:paragraph-properties fo:text-align="justify" style:justify-single-word="false"/>
      <style:text-properties fo:language="es" fo:country="CO" officeooo:rsid="001da88a" officeooo:paragraph-rsid="00d78b70"/>
    </style:style>
    <style:style style:name="P307" style:family="paragraph" style:parent-style-name="Standard">
      <style:paragraph-properties fo:text-align="justify" style:justify-single-word="false"/>
      <style:text-properties fo:language="es" fo:country="CO" officeooo:rsid="001da88a" officeooo:paragraph-rsid="010dc1a0"/>
    </style:style>
    <style:style style:name="P308" style:family="paragraph" style:parent-style-name="Standard">
      <style:paragraph-properties fo:text-align="justify" style:justify-single-word="false"/>
      <style:text-properties fo:language="es" fo:country="CO" officeooo:rsid="001da88a" officeooo:paragraph-rsid="01113c2d"/>
    </style:style>
    <style:style style:name="P309" style:family="paragraph" style:parent-style-name="Standard">
      <style:paragraph-properties fo:text-align="justify" style:justify-single-word="false"/>
      <style:text-properties fo:language="es" fo:country="CO" officeooo:rsid="001da88a" officeooo:paragraph-rsid="01160133"/>
    </style:style>
    <style:style style:name="P310" style:family="paragraph" style:parent-style-name="Standard">
      <style:paragraph-properties fo:text-align="justify" style:justify-single-word="false"/>
      <style:text-properties fo:language="es" fo:country="CO" officeooo:rsid="001da88a" officeooo:paragraph-rsid="0119c796"/>
    </style:style>
    <style:style style:name="P311" style:family="paragraph" style:parent-style-name="Standard">
      <style:paragraph-properties fo:text-align="justify" style:justify-single-word="false"/>
      <style:text-properties fo:language="es" fo:country="CO" officeooo:rsid="001da88a" officeooo:paragraph-rsid="011d57ff"/>
    </style:style>
    <style:style style:name="P312" style:family="paragraph" style:parent-style-name="Standard">
      <style:paragraph-properties fo:text-align="justify" style:justify-single-word="false"/>
      <style:text-properties fo:language="es" fo:country="CO" officeooo:rsid="001da88a" officeooo:paragraph-rsid="01219767"/>
    </style:style>
    <style:style style:name="P313" style:family="paragraph" style:parent-style-name="Standard">
      <style:paragraph-properties fo:text-align="justify" style:justify-single-word="false"/>
      <style:text-properties fo:language="es" fo:country="CO" officeooo:rsid="001da88a" officeooo:paragraph-rsid="0125d2ef"/>
    </style:style>
    <style:style style:name="P314" style:family="paragraph" style:parent-style-name="Standard">
      <style:paragraph-properties fo:text-align="justify" style:justify-single-word="false"/>
      <style:text-properties fo:language="es" fo:country="CO" officeooo:rsid="001da88a" officeooo:paragraph-rsid="012b8dca"/>
    </style:style>
    <style:style style:name="P315" style:family="paragraph" style:parent-style-name="Standard">
      <style:paragraph-properties fo:text-align="justify" style:justify-single-word="false"/>
      <style:text-properties fo:language="es" fo:country="CO" officeooo:rsid="001da88a" officeooo:paragraph-rsid="0138955e"/>
    </style:style>
    <style:style style:name="P316" style:family="paragraph" style:parent-style-name="Standard">
      <style:paragraph-properties fo:text-align="justify" style:justify-single-word="false"/>
      <style:text-properties fo:language="es" fo:country="CO" officeooo:rsid="001da88a" officeooo:paragraph-rsid="013e1052"/>
    </style:style>
    <style:style style:name="P317" style:family="paragraph" style:parent-style-name="Standard">
      <style:paragraph-properties fo:text-align="justify" style:justify-single-word="false"/>
      <style:text-properties fo:language="es" fo:country="CO" officeooo:rsid="001da88a" officeooo:paragraph-rsid="0148ad93"/>
    </style:style>
    <style:style style:name="P318" style:family="paragraph" style:parent-style-name="Standard">
      <style:paragraph-properties fo:text-align="justify" style:justify-single-word="false"/>
      <style:text-properties fo:language="es" fo:country="CO" officeooo:rsid="001da88a" officeooo:paragraph-rsid="014f8e76"/>
    </style:style>
    <style:style style:name="P319" style:family="paragraph" style:parent-style-name="Standard">
      <style:paragraph-properties fo:text-align="justify" style:justify-single-word="false"/>
      <style:text-properties fo:language="es" fo:country="CO" officeooo:rsid="001da88a" officeooo:paragraph-rsid="0155f765"/>
    </style:style>
    <style:style style:name="P320" style:family="paragraph" style:parent-style-name="Standard">
      <style:paragraph-properties fo:text-align="justify" style:justify-single-word="false"/>
      <style:text-properties fo:language="es" fo:country="CO" officeooo:rsid="001da88a" officeooo:paragraph-rsid="001777ab"/>
    </style:style>
    <style:style style:name="P321" style:family="paragraph" style:parent-style-name="Standard">
      <style:paragraph-properties fo:text-align="justify" style:justify-single-word="false"/>
      <style:text-properties fo:language="es" fo:country="CO" officeooo:rsid="001da88a" officeooo:paragraph-rsid="01aa5517"/>
    </style:style>
    <style:style style:name="P322" style:family="paragraph" style:parent-style-name="Standard">
      <style:paragraph-properties fo:text-align="justify" style:justify-single-word="false"/>
      <style:text-properties fo:language="es" fo:country="CO" officeooo:rsid="001da88a" officeooo:paragraph-rsid="01cb1750"/>
    </style:style>
    <style:style style:name="P323" style:family="paragraph" style:parent-style-name="Standard">
      <style:paragraph-properties fo:text-align="justify" style:justify-single-word="false"/>
      <style:text-properties fo:language="es" fo:country="CO" officeooo:rsid="001da88a" officeooo:paragraph-rsid="01ccdef1"/>
    </style:style>
    <style:style style:name="P324" style:family="paragraph" style:parent-style-name="Standard">
      <style:paragraph-properties fo:text-align="center" style:justify-single-word="false"/>
      <style:text-properties fo:language="es" fo:country="CO" officeooo:rsid="001da88a" officeooo:paragraph-rsid="00b5c09e"/>
    </style:style>
    <style:style style:name="P325" style:family="paragraph" style:parent-style-name="Standard">
      <style:paragraph-properties fo:text-align="center" style:justify-single-word="false"/>
      <style:text-properties fo:language="es" fo:country="CO" officeooo:rsid="001da88a" officeooo:paragraph-rsid="01a3f330"/>
    </style:style>
    <style:style style:name="P326" style:family="paragraph" style:parent-style-name="Standard">
      <style:text-properties fo:language="es" fo:country="CO" officeooo:rsid="001da88a" officeooo:paragraph-rsid="0084e40b"/>
    </style:style>
    <style:style style:name="P327" style:family="paragraph" style:parent-style-name="Standard">
      <style:text-properties fo:language="es" fo:country="CO" officeooo:rsid="001da88a" officeooo:paragraph-rsid="009bda76"/>
    </style:style>
    <style:style style:name="P328" style:family="paragraph" style:parent-style-name="Standard">
      <style:text-properties fo:language="es" fo:country="CO" officeooo:rsid="001da88a" officeooo:paragraph-rsid="009f57f7"/>
    </style:style>
    <style:style style:name="P329" style:family="paragraph" style:parent-style-name="Standard">
      <style:text-properties fo:language="es" fo:country="CO" officeooo:rsid="001da88a" officeooo:paragraph-rsid="00b5c09e"/>
    </style:style>
    <style:style style:name="P330" style:family="paragraph" style:parent-style-name="Standard">
      <style:text-properties fo:language="es" fo:country="CO" officeooo:rsid="001da88a" officeooo:paragraph-rsid="00c08f9f"/>
    </style:style>
    <style:style style:name="P331" style:family="paragraph" style:parent-style-name="Standard">
      <style:text-properties fo:language="es" fo:country="CO" officeooo:rsid="001da88a" officeooo:paragraph-rsid="00c4af8d"/>
    </style:style>
    <style:style style:name="P332" style:family="paragraph" style:parent-style-name="Standard">
      <style:text-properties fo:language="es" fo:country="CO" officeooo:rsid="001da88a" officeooo:paragraph-rsid="00c9b657"/>
    </style:style>
    <style:style style:name="P333" style:family="paragraph" style:parent-style-name="Standard">
      <style:text-properties fo:language="es" fo:country="CO" officeooo:rsid="001da88a" officeooo:paragraph-rsid="00cb7c2d"/>
    </style:style>
    <style:style style:name="P334" style:family="paragraph" style:parent-style-name="Standard">
      <style:text-properties fo:language="es" fo:country="CO" officeooo:rsid="001da88a" officeooo:paragraph-rsid="00f84ceb"/>
    </style:style>
    <style:style style:name="P335" style:family="paragraph" style:parent-style-name="Standard">
      <style:text-properties fo:language="es" fo:country="CO" officeooo:rsid="001da88a" officeooo:paragraph-rsid="0100b500"/>
    </style:style>
    <style:style style:name="P336" style:family="paragraph" style:parent-style-name="Standard">
      <style:text-properties fo:language="es" fo:country="CO" officeooo:rsid="001da88a" officeooo:paragraph-rsid="0090e42f"/>
    </style:style>
    <style:style style:name="P337" style:family="paragraph" style:parent-style-name="Standard">
      <style:text-properties fo:language="es" fo:country="CO" officeooo:rsid="001da88a" officeooo:paragraph-rsid="0093380d"/>
    </style:style>
    <style:style style:name="P338" style:family="paragraph" style:parent-style-name="Standard">
      <style:text-properties fo:language="es" fo:country="CO" officeooo:rsid="001da88a" officeooo:paragraph-rsid="01aa5517"/>
    </style:style>
    <style:style style:name="P339" style:family="paragraph" style:parent-style-name="Standard">
      <style:text-properties fo:language="es" fo:country="CO" officeooo:rsid="001da88a" officeooo:paragraph-rsid="00f9eda1"/>
    </style:style>
    <style:style style:name="P340" style:family="paragraph" style:parent-style-name="Standard">
      <style:text-properties fo:language="es" fo:country="CO" officeooo:rsid="001da88a" officeooo:paragraph-rsid="01bde3ca"/>
    </style:style>
    <style:style style:name="P341" style:family="paragraph" style:parent-style-name="Standard">
      <style:text-properties fo:language="es" fo:country="CO" officeooo:rsid="001da88a" officeooo:paragraph-rsid="01d4ab71"/>
    </style:style>
    <style:style style:name="P342" style:family="paragraph" style:parent-style-name="Standard">
      <style:text-properties fo:language="es" fo:country="CO" officeooo:rsid="001da88a" officeooo:paragraph-rsid="01d4b32a"/>
    </style:style>
    <style:style style:name="P343" style:family="paragraph" style:parent-style-name="Standard">
      <style:text-properties fo:language="es" fo:country="CO" officeooo:rsid="001da88a" officeooo:paragraph-rsid="01d64bf2"/>
    </style:style>
    <style:style style:name="P344" style:family="paragraph" style:parent-style-name="Standard">
      <style:paragraph-properties fo:text-align="justify" style:justify-single-word="false"/>
      <style:text-properties fo:language="es" fo:country="CO" officeooo:rsid="001777ab" officeooo:paragraph-rsid="001777ab"/>
    </style:style>
    <style:style style:name="P345" style:family="paragraph" style:parent-style-name="Standard">
      <style:paragraph-properties fo:text-align="justify" style:justify-single-word="false"/>
      <style:text-properties fo:language="es" fo:country="CO" officeooo:rsid="001777ab" officeooo:paragraph-rsid="0084e40b"/>
    </style:style>
    <style:style style:name="P346" style:family="paragraph" style:parent-style-name="Standard">
      <style:paragraph-properties fo:text-align="justify" style:justify-single-word="false"/>
      <style:text-properties fo:language="es" fo:country="CO" officeooo:rsid="001777ab" officeooo:paragraph-rsid="008ad23d"/>
    </style:style>
    <style:style style:name="P347" style:family="paragraph" style:parent-style-name="Standard">
      <style:paragraph-properties fo:text-align="justify" style:justify-single-word="false"/>
      <style:text-properties fo:language="es" fo:country="CO" officeooo:rsid="001777ab" officeooo:paragraph-rsid="0093380d"/>
    </style:style>
    <style:style style:name="P348" style:family="paragraph" style:parent-style-name="Standard">
      <style:paragraph-properties fo:text-align="justify" style:justify-single-word="false"/>
      <style:text-properties fo:language="es" fo:country="CO" officeooo:rsid="001777ab" officeooo:paragraph-rsid="0148ad93"/>
    </style:style>
    <style:style style:name="P349" style:family="paragraph" style:parent-style-name="Standard">
      <style:paragraph-properties fo:text-align="justify" style:justify-single-word="false"/>
      <style:text-properties fo:language="es" fo:country="CO" officeooo:paragraph-rsid="00bddfa6"/>
    </style:style>
    <style:style style:name="P350" style:family="paragraph" style:parent-style-name="Standard">
      <style:paragraph-properties fo:text-align="justify" style:justify-single-word="false"/>
      <style:text-properties fo:language="es" fo:country="CO" officeooo:paragraph-rsid="00ef2ca4"/>
    </style:style>
    <style:style style:name="P351" style:family="paragraph" style:parent-style-name="Standard">
      <style:text-properties fo:language="es" fo:country="CO" officeooo:paragraph-rsid="00296a84"/>
    </style:style>
    <style:style style:name="P352" style:family="paragraph" style:parent-style-name="Standard">
      <style:paragraph-properties fo:text-align="justify" style:justify-single-word="false"/>
      <style:text-properties fo:language="es" fo:country="CO" officeooo:rsid="0084e40b" officeooo:paragraph-rsid="0084e40b"/>
    </style:style>
    <style:style style:name="P353" style:family="paragraph" style:parent-style-name="Standard">
      <style:paragraph-properties fo:text-align="justify" style:justify-single-word="false"/>
      <style:text-properties fo:language="es" fo:country="CO" officeooo:rsid="0084e40b" officeooo:paragraph-rsid="0097d3f1"/>
    </style:style>
    <style:style style:name="P354" style:family="paragraph" style:parent-style-name="Standard">
      <style:paragraph-properties fo:text-align="justify" style:justify-single-word="false"/>
      <style:text-properties fo:language="es" fo:country="CO" officeooo:rsid="0084e40b" officeooo:paragraph-rsid="018b858d"/>
    </style:style>
    <style:style style:name="P355" style:family="paragraph" style:parent-style-name="Standard">
      <style:text-properties fo:language="es" fo:country="CO" officeooo:rsid="0084e40b" officeooo:paragraph-rsid="0084e40b"/>
    </style:style>
    <style:style style:name="P356" style:family="paragraph" style:parent-style-name="Standard">
      <style:text-properties fo:language="es" fo:country="CO" officeooo:rsid="0084e40b" officeooo:paragraph-rsid="010dc1a0"/>
    </style:style>
    <style:style style:name="P357" style:family="paragraph" style:parent-style-name="Standard">
      <style:text-properties fo:language="es" fo:country="CO" officeooo:rsid="0084e40b" officeooo:paragraph-rsid="018b858d"/>
    </style:style>
    <style:style style:name="P358" style:family="paragraph" style:parent-style-name="Standard">
      <style:text-properties fo:language="es" fo:country="CO" officeooo:rsid="0084e40b" officeooo:paragraph-rsid="018f053c"/>
    </style:style>
    <style:style style:name="P359" style:family="paragraph" style:parent-style-name="Standard">
      <style:text-properties fo:language="es" fo:country="CO" officeooo:rsid="0084e40b" officeooo:paragraph-rsid="01917f19"/>
    </style:style>
    <style:style style:name="P360" style:family="paragraph" style:parent-style-name="Standard">
      <style:text-properties fo:language="es" fo:country="CO" officeooo:paragraph-rsid="0084e40b"/>
    </style:style>
    <style:style style:name="P361" style:family="paragraph" style:parent-style-name="Standard">
      <style:paragraph-properties fo:text-align="justify" style:justify-single-word="false"/>
      <style:text-properties fo:language="es" fo:country="CO" officeooo:rsid="0087489f" officeooo:paragraph-rsid="0084e40b"/>
    </style:style>
    <style:style style:name="P362" style:family="paragraph" style:parent-style-name="Standard">
      <style:paragraph-properties fo:text-align="justify" style:justify-single-word="false"/>
      <style:text-properties fo:language="es" fo:country="CO" officeooo:rsid="0087489f" officeooo:paragraph-rsid="008ad23d"/>
    </style:style>
    <style:style style:name="P363" style:family="paragraph" style:parent-style-name="Standard">
      <style:paragraph-properties fo:text-align="justify" style:justify-single-word="false"/>
      <style:text-properties fo:language="es" fo:country="CO" officeooo:rsid="0087489f" officeooo:paragraph-rsid="008ee792"/>
    </style:style>
    <style:style style:name="P364" style:family="paragraph" style:parent-style-name="Standard">
      <style:paragraph-properties fo:text-align="justify" style:justify-single-word="false"/>
      <style:text-properties fo:language="es" fo:country="CO" officeooo:rsid="008bc1a4" officeooo:paragraph-rsid="008bc1a4"/>
    </style:style>
    <style:style style:name="P365" style:family="paragraph" style:parent-style-name="Standard">
      <style:paragraph-properties fo:text-align="justify" style:justify-single-word="false"/>
      <style:text-properties fo:language="es" fo:country="CO" officeooo:rsid="008ee792" officeooo:paragraph-rsid="008ee792"/>
    </style:style>
    <style:style style:name="P366" style:family="paragraph" style:parent-style-name="Standard">
      <style:paragraph-properties fo:text-align="justify" style:justify-single-word="false"/>
      <style:text-properties fo:language="es" fo:country="CO" officeooo:rsid="009029fa" officeooo:paragraph-rsid="009029fa"/>
    </style:style>
    <style:style style:name="P367" style:family="paragraph" style:parent-style-name="Standard">
      <style:paragraph-properties fo:text-align="justify" style:justify-single-word="false"/>
      <style:text-properties fo:language="es" fo:country="CO" officeooo:rsid="0092dccf" officeooo:paragraph-rsid="0093380d"/>
    </style:style>
    <style:style style:name="P368" style:family="paragraph" style:parent-style-name="Standard">
      <style:paragraph-properties fo:text-align="justify" style:justify-single-word="false"/>
      <style:text-properties fo:language="es" fo:country="CO" officeooo:rsid="0092dccf" officeooo:paragraph-rsid="0092dccf"/>
    </style:style>
    <style:style style:name="P369" style:family="paragraph" style:parent-style-name="Standard">
      <style:paragraph-properties fo:text-align="justify" style:justify-single-word="false"/>
      <style:text-properties fo:language="es" fo:country="CO" officeooo:rsid="0093380d" officeooo:paragraph-rsid="0093380d"/>
    </style:style>
    <style:style style:name="P370" style:family="paragraph" style:parent-style-name="Standard">
      <style:paragraph-properties fo:text-align="justify" style:justify-single-word="false"/>
      <style:text-properties fo:language="es" fo:country="CO" officeooo:rsid="009c1220" officeooo:paragraph-rsid="009c1220"/>
    </style:style>
    <style:style style:name="P371" style:family="paragraph" style:parent-style-name="Standard">
      <style:text-properties fo:language="es" fo:country="CO" officeooo:rsid="00a6732b" officeooo:paragraph-rsid="00a6732b"/>
    </style:style>
    <style:style style:name="P372" style:family="paragraph" style:parent-style-name="Standard">
      <style:paragraph-properties fo:text-align="justify" style:justify-single-word="false"/>
      <style:text-properties fo:language="es" fo:country="CO" officeooo:rsid="0097d3f1" officeooo:paragraph-rsid="0084e40b"/>
    </style:style>
    <style:style style:name="P373" style:family="paragraph" style:parent-style-name="Standard">
      <style:paragraph-properties fo:text-align="justify" style:justify-single-word="false"/>
      <style:text-properties fo:language="es" fo:country="CO" officeooo:rsid="0097d3f1" officeooo:paragraph-rsid="0097d3f1"/>
    </style:style>
    <style:style style:name="P374" style:family="paragraph" style:parent-style-name="Standard">
      <style:paragraph-properties fo:text-align="justify" style:justify-single-word="false"/>
      <style:text-properties fo:language="es" fo:country="CO" officeooo:rsid="00bddfa6" officeooo:paragraph-rsid="00bddfa6"/>
    </style:style>
    <style:style style:name="P375" style:family="paragraph" style:parent-style-name="Standard">
      <style:paragraph-properties fo:text-align="justify" style:justify-single-word="false"/>
      <style:text-properties fo:language="es" fo:country="CO" officeooo:rsid="00c1fe31" officeooo:paragraph-rsid="00c1fe31"/>
    </style:style>
    <style:style style:name="P376" style:family="paragraph" style:parent-style-name="Standard">
      <style:paragraph-properties fo:text-align="justify" style:justify-single-word="false"/>
      <style:text-properties fo:language="es" fo:country="CO" officeooo:rsid="00c1fe31" officeooo:paragraph-rsid="01aa5517"/>
    </style:style>
    <style:style style:name="P377" style:family="paragraph" style:parent-style-name="Standard">
      <style:paragraph-properties fo:text-align="justify" style:justify-single-word="false"/>
      <style:text-properties fo:language="es" fo:country="CO" officeooo:rsid="00c54e7e" officeooo:paragraph-rsid="00c54e7e"/>
    </style:style>
    <style:style style:name="P378" style:family="paragraph" style:parent-style-name="Standard">
      <style:paragraph-properties fo:text-align="justify" style:justify-single-word="false"/>
      <style:text-properties fo:language="es" fo:country="CO" officeooo:rsid="00c9b657" officeooo:paragraph-rsid="00c9b657"/>
    </style:style>
    <style:style style:name="P379" style:family="paragraph" style:parent-style-name="Standard">
      <style:paragraph-properties fo:text-align="justify" style:justify-single-word="false"/>
      <style:text-properties fo:language="es" fo:country="CO" officeooo:rsid="00d35528" officeooo:paragraph-rsid="00d0263b"/>
    </style:style>
    <style:style style:name="P380" style:family="paragraph" style:parent-style-name="Standard">
      <style:paragraph-properties fo:text-align="justify" style:justify-single-word="false"/>
      <style:text-properties fo:language="es" fo:country="CO" officeooo:rsid="010b17ef" officeooo:paragraph-rsid="010c96cd"/>
    </style:style>
    <style:style style:name="P381" style:family="paragraph" style:parent-style-name="Standard">
      <style:text-properties fo:language="es" fo:country="CO" officeooo:rsid="01135c4e" officeooo:paragraph-rsid="01135c4e"/>
    </style:style>
    <style:style style:name="P382" style:family="paragraph" style:parent-style-name="Standard">
      <style:text-properties fo:language="es" fo:country="CO" officeooo:rsid="01135c4e" officeooo:paragraph-rsid="0138955e"/>
    </style:style>
    <style:style style:name="P383" style:family="paragraph" style:parent-style-name="Standard">
      <style:text-properties fo:language="es" fo:country="CO" officeooo:rsid="01135c4e" officeooo:paragraph-rsid="0148ad93"/>
    </style:style>
    <style:style style:name="P384" style:family="paragraph" style:parent-style-name="Standard">
      <style:paragraph-properties fo:text-align="justify" style:justify-single-word="false"/>
      <style:text-properties fo:language="es" fo:country="CO" officeooo:rsid="01135c4e" officeooo:paragraph-rsid="013e1052"/>
    </style:style>
    <style:style style:name="P385" style:family="paragraph" style:parent-style-name="Standard">
      <style:text-properties fo:language="es" fo:country="CO" officeooo:rsid="01135c4e" officeooo:paragraph-rsid="0155f765"/>
    </style:style>
    <style:style style:name="P386" style:family="paragraph" style:parent-style-name="Standard">
      <style:paragraph-properties fo:text-align="justify" style:justify-single-word="false"/>
      <style:text-properties fo:language="es" fo:country="CO" officeooo:rsid="010c96cd" officeooo:paragraph-rsid="010c96cd"/>
    </style:style>
    <style:style style:name="P387" style:family="paragraph" style:parent-style-name="Standard">
      <style:paragraph-properties fo:text-align="justify" style:justify-single-word="false"/>
      <style:text-properties fo:language="es" fo:country="CO" officeooo:rsid="010fb72f" officeooo:paragraph-rsid="010dc1a0"/>
    </style:style>
    <style:style style:name="P388" style:family="paragraph" style:parent-style-name="Standard">
      <style:text-properties fo:language="es" fo:country="CO" officeooo:rsid="0118db86" officeooo:paragraph-rsid="0118db86"/>
    </style:style>
    <style:style style:name="P389" style:family="paragraph" style:parent-style-name="Standard">
      <style:paragraph-properties fo:text-align="justify" style:justify-single-word="false"/>
      <style:text-properties fo:language="es" fo:country="CO" officeooo:rsid="0119c796" officeooo:paragraph-rsid="0119c796"/>
    </style:style>
    <style:style style:name="P390" style:family="paragraph" style:parent-style-name="Standard">
      <style:paragraph-properties fo:text-align="justify" style:justify-single-word="false"/>
      <style:text-properties fo:language="es" fo:country="CO" officeooo:rsid="011d57ff" officeooo:paragraph-rsid="011d57ff"/>
    </style:style>
    <style:style style:name="P391" style:family="paragraph" style:parent-style-name="Standard">
      <style:paragraph-properties fo:text-align="justify" style:justify-single-word="false"/>
      <style:text-properties fo:language="es" fo:country="CO" officeooo:rsid="011eadcc" officeooo:paragraph-rsid="011eadcc"/>
    </style:style>
    <style:style style:name="P392" style:family="paragraph" style:parent-style-name="Standard">
      <style:paragraph-properties fo:text-align="justify" style:justify-single-word="false"/>
      <style:text-properties fo:language="es" fo:country="CO" officeooo:rsid="0121a55b" officeooo:paragraph-rsid="0121a55b"/>
    </style:style>
    <style:style style:name="P393" style:family="paragraph" style:parent-style-name="Standard">
      <style:paragraph-properties fo:text-align="justify" style:justify-single-word="false"/>
      <style:text-properties fo:language="es" fo:country="CO" officeooo:rsid="01268614" officeooo:paragraph-rsid="01268614"/>
    </style:style>
    <style:style style:name="P394" style:family="paragraph" style:parent-style-name="Standard">
      <style:paragraph-properties fo:text-align="justify" style:justify-single-word="false"/>
      <style:text-properties fo:language="es" fo:country="CO" officeooo:rsid="0141a9ec" officeooo:paragraph-rsid="0141a9ec"/>
    </style:style>
    <style:style style:name="P395" style:family="paragraph" style:parent-style-name="Standard">
      <style:paragraph-properties fo:text-align="justify" style:justify-single-word="false"/>
      <style:text-properties fo:language="es" fo:country="CO" officeooo:rsid="014b1afc" officeooo:paragraph-rsid="014b1afc"/>
    </style:style>
    <style:style style:name="P396" style:family="paragraph" style:parent-style-name="Standard">
      <style:paragraph-properties fo:text-align="justify" style:justify-single-word="false"/>
      <style:text-properties fo:language="es" fo:country="CO" officeooo:rsid="014ce1b0" officeooo:paragraph-rsid="014c81c0"/>
    </style:style>
    <style:style style:name="P397" style:family="paragraph" style:parent-style-name="Standard">
      <style:text-properties fo:language="es" fo:country="CO" officeooo:rsid="014f8e76" officeooo:paragraph-rsid="014f8e76"/>
    </style:style>
    <style:style style:name="P398" style:family="paragraph" style:parent-style-name="Standard">
      <style:text-properties fo:language="es" fo:country="CO" officeooo:rsid="015cd457" officeooo:paragraph-rsid="015cd457"/>
    </style:style>
    <style:style style:name="P399" style:family="paragraph" style:parent-style-name="Standard">
      <style:paragraph-properties fo:text-align="justify" style:justify-single-word="false"/>
      <style:text-properties fo:language="es" fo:country="CO" officeooo:rsid="0152aea3" officeooo:paragraph-rsid="0152aea3"/>
    </style:style>
    <style:style style:name="P400" style:family="paragraph" style:parent-style-name="Standard">
      <style:paragraph-properties fo:text-align="justify" style:justify-single-word="false"/>
      <style:text-properties fo:language="es" fo:country="CO" officeooo:rsid="01917f19" officeooo:paragraph-rsid="01917f19"/>
    </style:style>
    <style:style style:name="P401" style:family="paragraph" style:parent-style-name="Standard">
      <style:paragraph-properties fo:text-align="justify" style:justify-single-word="false"/>
      <style:text-properties fo:language="es" fo:country="CO" officeooo:rsid="0191c402" officeooo:paragraph-rsid="0191c402"/>
    </style:style>
    <style:style style:name="P402" style:family="paragraph" style:parent-style-name="Standard">
      <style:paragraph-properties fo:text-align="justify" style:justify-single-word="false"/>
      <style:text-properties fo:language="es" fo:country="CO" style:text-underline-style="none" fo:font-weight="normal" officeooo:rsid="001ee1bf" officeooo:paragraph-rsid="01ae87e2" fo:background-color="transparent" style:font-weight-asian="normal" style:font-weight-complex="normal"/>
    </style:style>
    <style:style style:name="P403" style:family="paragraph" style:parent-style-name="Standard">
      <style:paragraph-properties fo:text-align="justify" style:justify-single-word="false"/>
      <style:text-properties fo:language="es" fo:country="CO" style:text-underline-style="none" fo:font-weight="normal" officeooo:rsid="001ee1bf" officeooo:paragraph-rsid="01ae09c7" fo:background-color="transparent" style:font-weight-asian="normal" style:font-weight-complex="normal"/>
    </style:style>
    <style:style style:name="P404" style:family="paragraph" style:parent-style-name="Standard">
      <style:paragraph-properties fo:text-align="justify" style:justify-single-word="false"/>
      <style:text-properties fo:language="es" fo:country="CO" style:text-underline-style="none" officeooo:rsid="001da88a" officeooo:paragraph-rsid="00c9b657"/>
    </style:style>
    <style:style style:name="P405" style:family="paragraph" style:parent-style-name="Standard">
      <style:paragraph-properties fo:text-align="justify" style:justify-single-word="false"/>
      <style:text-properties fo:language="es" fo:country="CO" officeooo:rsid="00f46b1f" officeooo:paragraph-rsid="01b4eb50"/>
    </style:style>
    <style:style style:name="P406" style:family="paragraph" style:parent-style-name="Standard">
      <style:paragraph-properties fo:text-align="justify" style:justify-single-word="false"/>
      <style:text-properties fo:language="es" fo:country="CO" officeooo:rsid="00c7013e" officeooo:paragraph-rsid="01ad3569"/>
    </style:style>
    <style:style style:name="P407" style:family="paragraph" style:parent-style-name="Standard">
      <style:paragraph-properties fo:text-align="justify" style:justify-single-word="false"/>
      <style:text-properties fo:language="es" fo:country="CO" officeooo:rsid="00f6c73c" officeooo:paragraph-rsid="01b93de2"/>
    </style:style>
    <style:style style:name="P408" style:family="paragraph" style:parent-style-name="Standard">
      <style:paragraph-properties fo:text-align="justify" style:justify-single-word="false"/>
      <style:text-properties fo:language="es" fo:country="CO" officeooo:rsid="01ba048c" officeooo:paragraph-rsid="01b93de2"/>
    </style:style>
    <style:style style:name="P409" style:family="paragraph" style:parent-style-name="Standard">
      <style:paragraph-properties fo:text-align="justify" style:justify-single-word="false"/>
      <style:text-properties fo:language="es" fo:country="CO" officeooo:rsid="001ee1bf" officeooo:paragraph-rsid="01bd89d0"/>
    </style:style>
    <style:style style:name="P410" style:family="paragraph" style:parent-style-name="Standard">
      <style:paragraph-properties fo:text-align="justify" style:justify-single-word="false"/>
      <style:text-properties fo:language="es" fo:country="CO" officeooo:rsid="01cb1750" officeooo:paragraph-rsid="01cb1750"/>
    </style:style>
    <style:style style:name="P411" style:family="paragraph" style:parent-style-name="Standard">
      <style:paragraph-properties fo:text-align="justify" style:justify-single-word="false"/>
      <style:text-properties fo:language="es" fo:country="CO" officeooo:rsid="01ccdef1" officeooo:paragraph-rsid="01ccdef1"/>
    </style:style>
    <style:style style:name="P412" style:family="paragraph" style:parent-style-name="Standard">
      <style:paragraph-properties fo:text-align="justify" style:justify-single-word="false"/>
      <style:text-properties officeooo:paragraph-rsid="0084e40b"/>
    </style:style>
    <style:style style:name="P413" style:family="paragraph" style:parent-style-name="Standard">
      <style:paragraph-properties fo:text-align="justify" style:justify-single-word="false"/>
      <style:text-properties officeooo:paragraph-rsid="008ad23d"/>
    </style:style>
    <style:style style:name="P414" style:family="paragraph" style:parent-style-name="Standard">
      <style:paragraph-properties fo:text-align="justify" style:justify-single-word="false"/>
      <style:text-properties officeooo:paragraph-rsid="008ee792"/>
    </style:style>
    <style:style style:name="P415" style:family="paragraph" style:parent-style-name="Standard">
      <style:paragraph-properties fo:text-align="justify" style:justify-single-word="false"/>
      <style:text-properties officeooo:paragraph-rsid="0090e42f"/>
    </style:style>
    <style:style style:name="P416" style:family="paragraph" style:parent-style-name="Standard">
      <style:paragraph-properties fo:text-align="justify" style:justify-single-word="false"/>
      <style:text-properties officeooo:paragraph-rsid="0093380d"/>
    </style:style>
    <style:style style:name="P417" style:family="paragraph" style:parent-style-name="Standard">
      <style:paragraph-properties fo:text-align="justify" style:justify-single-word="false"/>
      <style:text-properties officeooo:paragraph-rsid="0097d3f1"/>
    </style:style>
    <style:style style:name="P418" style:family="paragraph" style:parent-style-name="Standard">
      <style:paragraph-properties fo:text-align="justify" style:justify-single-word="false"/>
      <style:text-properties officeooo:paragraph-rsid="00c1fe31"/>
    </style:style>
    <style:style style:name="P419" style:family="paragraph" style:parent-style-name="Standard">
      <style:paragraph-properties fo:text-align="justify" style:justify-single-word="false"/>
      <style:text-properties officeooo:paragraph-rsid="00c54e7e"/>
    </style:style>
    <style:style style:name="P420" style:family="paragraph" style:parent-style-name="Standard">
      <style:paragraph-properties fo:text-align="justify" style:justify-single-word="false"/>
      <style:text-properties officeooo:paragraph-rsid="00d0263b"/>
    </style:style>
    <style:style style:name="P421" style:family="paragraph" style:parent-style-name="Standard">
      <style:paragraph-properties fo:text-align="justify" style:justify-single-word="false"/>
      <style:text-properties officeooo:paragraph-rsid="00d35528"/>
    </style:style>
    <style:style style:name="P422" style:family="paragraph" style:parent-style-name="Standard">
      <style:paragraph-properties fo:text-align="justify" style:justify-single-word="false"/>
      <style:text-properties officeooo:paragraph-rsid="00e4fa8b"/>
    </style:style>
    <style:style style:name="P423" style:family="paragraph" style:parent-style-name="Standard">
      <style:paragraph-properties fo:text-align="justify" style:justify-single-word="false"/>
      <style:text-properties officeooo:paragraph-rsid="00fa57b4"/>
    </style:style>
    <style:style style:name="P424" style:family="paragraph" style:parent-style-name="Standard">
      <style:paragraph-properties fo:text-align="justify" style:justify-single-word="false"/>
      <style:text-properties officeooo:paragraph-rsid="00fa02c9"/>
    </style:style>
    <style:style style:name="P425" style:family="paragraph" style:parent-style-name="Standard">
      <style:paragraph-properties fo:text-align="justify" style:justify-single-word="false"/>
      <style:text-properties officeooo:paragraph-rsid="01032782"/>
    </style:style>
    <style:style style:name="P426" style:family="paragraph" style:parent-style-name="Standard">
      <style:paragraph-properties fo:text-align="justify" style:justify-single-word="false"/>
      <style:text-properties officeooo:paragraph-rsid="010dc1a0"/>
    </style:style>
    <style:style style:name="P427" style:family="paragraph" style:parent-style-name="Standard">
      <style:paragraph-properties fo:text-align="justify" style:justify-single-word="false"/>
      <style:text-properties officeooo:paragraph-rsid="0119c796"/>
    </style:style>
    <style:style style:name="P428" style:family="paragraph" style:parent-style-name="Standard">
      <style:paragraph-properties fo:text-align="justify" style:justify-single-word="false"/>
      <style:text-properties officeooo:paragraph-rsid="012dba99"/>
    </style:style>
    <style:style style:name="P429" style:family="paragraph" style:parent-style-name="Standard">
      <style:paragraph-properties fo:text-align="justify" style:justify-single-word="false"/>
      <style:text-properties officeooo:paragraph-rsid="0138955e"/>
    </style:style>
    <style:style style:name="P430" style:family="paragraph" style:parent-style-name="Standard">
      <style:paragraph-properties fo:text-align="justify" style:justify-single-word="false"/>
      <style:text-properties officeooo:paragraph-rsid="01398ccc"/>
    </style:style>
    <style:style style:name="P431" style:family="paragraph" style:parent-style-name="Standard">
      <style:paragraph-properties fo:text-align="justify" style:justify-single-word="false"/>
      <style:text-properties officeooo:paragraph-rsid="01439633"/>
    </style:style>
    <style:style style:name="P432" style:family="paragraph" style:parent-style-name="Standard">
      <style:paragraph-properties fo:text-align="justify" style:justify-single-word="false"/>
      <style:text-properties officeooo:paragraph-rsid="014c81c0"/>
    </style:style>
    <style:style style:name="P433" style:family="paragraph" style:parent-style-name="Standard">
      <style:paragraph-properties fo:text-align="justify" style:justify-single-word="false"/>
      <style:text-properties officeooo:paragraph-rsid="0152aea3"/>
    </style:style>
    <style:style style:name="P434" style:family="paragraph" style:parent-style-name="Standard">
      <style:paragraph-properties fo:text-align="justify" style:justify-single-word="false"/>
      <style:text-properties officeooo:paragraph-rsid="016565bf"/>
    </style:style>
    <style:style style:name="P435" style:family="paragraph" style:parent-style-name="Standard">
      <style:paragraph-properties fo:text-align="justify" style:justify-single-word="false"/>
      <style:text-properties officeooo:paragraph-rsid="019369a3"/>
    </style:style>
    <style:style style:name="P436" style:family="paragraph" style:parent-style-name="Standard">
      <style:paragraph-properties fo:text-align="justify" style:justify-single-word="false"/>
      <style:text-properties officeooo:paragraph-rsid="01a3f330"/>
    </style:style>
    <style:style style:name="P437" style:family="paragraph" style:parent-style-name="Standard">
      <style:paragraph-properties fo:text-align="justify" style:justify-single-word="false"/>
      <style:text-properties officeooo:paragraph-rsid="01a429b2"/>
    </style:style>
    <style:style style:name="P438" style:family="paragraph" style:parent-style-name="Standard">
      <style:paragraph-properties fo:text-align="justify" style:justify-single-word="false"/>
      <style:text-properties officeooo:paragraph-rsid="01aa5517"/>
    </style:style>
    <style:style style:name="P439" style:family="paragraph" style:parent-style-name="Standard">
      <style:paragraph-properties fo:text-align="justify" style:justify-single-word="false"/>
      <style:text-properties officeooo:paragraph-rsid="01ad3569"/>
    </style:style>
    <style:style style:name="P440" style:family="paragraph" style:parent-style-name="Standard">
      <style:paragraph-properties fo:text-align="justify" style:justify-single-word="false"/>
      <style:text-properties officeooo:paragraph-rsid="01aff550"/>
    </style:style>
    <style:style style:name="P441" style:family="paragraph" style:parent-style-name="Standard">
      <style:paragraph-properties fo:text-align="justify" style:justify-single-word="false"/>
      <style:text-properties officeooo:paragraph-rsid="01b2052f"/>
    </style:style>
    <style:style style:name="P442" style:family="paragraph" style:parent-style-name="Standard">
      <style:paragraph-properties fo:text-align="justify" style:justify-single-word="false"/>
      <style:text-properties officeooo:paragraph-rsid="01b4eb50"/>
    </style:style>
    <style:style style:name="P443" style:family="paragraph" style:parent-style-name="Standard">
      <style:paragraph-properties fo:text-align="justify" style:justify-single-word="false"/>
      <style:text-properties officeooo:paragraph-rsid="01b93de2"/>
    </style:style>
    <style:style style:name="P444" style:family="paragraph" style:parent-style-name="Standard">
      <style:paragraph-properties fo:text-align="justify" style:justify-single-word="false"/>
      <style:text-properties officeooo:paragraph-rsid="01ba7601"/>
    </style:style>
    <style:style style:name="P445" style:family="paragraph" style:parent-style-name="Standard">
      <style:paragraph-properties fo:text-align="justify" style:justify-single-word="false"/>
      <style:text-properties officeooo:paragraph-rsid="01bd89d0"/>
    </style:style>
    <style:style style:name="P446" style:family="paragraph" style:parent-style-name="Standard">
      <style:paragraph-properties fo:text-align="justify" style:justify-single-word="false"/>
      <style:text-properties officeooo:paragraph-rsid="01bd8eb4"/>
    </style:style>
    <style:style style:name="P447" style:family="paragraph" style:parent-style-name="Standard">
      <style:paragraph-properties fo:text-align="justify" style:justify-single-word="false"/>
      <style:text-properties officeooo:paragraph-rsid="01bde3ca"/>
    </style:style>
    <style:style style:name="P448" style:family="paragraph" style:parent-style-name="Standard">
      <style:paragraph-properties fo:text-align="justify" style:justify-single-word="false"/>
      <style:text-properties officeooo:paragraph-rsid="01bf45e7"/>
    </style:style>
    <style:style style:name="P449" style:family="paragraph" style:parent-style-name="Standard">
      <style:paragraph-properties fo:text-align="justify" style:justify-single-word="false"/>
      <style:text-properties officeooo:paragraph-rsid="01c1cff9"/>
    </style:style>
    <style:style style:name="P450" style:family="paragraph" style:parent-style-name="Standard">
      <style:paragraph-properties fo:text-align="justify" style:justify-single-word="false"/>
      <style:text-properties officeooo:paragraph-rsid="01160133"/>
    </style:style>
    <style:style style:name="P451" style:family="paragraph" style:parent-style-name="Standard">
      <style:paragraph-properties fo:text-align="justify" style:justify-single-word="false"/>
      <style:text-properties officeooo:paragraph-rsid="01c64d17"/>
    </style:style>
    <style:style style:name="P452" style:family="paragraph" style:parent-style-name="Standard">
      <style:paragraph-properties fo:text-align="justify" style:justify-single-word="false"/>
      <style:text-properties officeooo:paragraph-rsid="01c6dd17"/>
    </style:style>
    <style:style style:name="P453" style:family="paragraph" style:parent-style-name="Standard">
      <style:paragraph-properties fo:text-align="justify" style:justify-single-word="false"/>
      <style:text-properties officeooo:paragraph-rsid="01c9911e"/>
    </style:style>
    <style:style style:name="P454" style:family="paragraph" style:parent-style-name="Standard">
      <style:paragraph-properties fo:text-align="justify" style:justify-single-word="false"/>
      <style:text-properties officeooo:paragraph-rsid="01cb1750"/>
    </style:style>
    <style:style style:name="P455" style:family="paragraph" style:parent-style-name="Standard">
      <style:paragraph-properties fo:text-align="justify" style:justify-single-word="false"/>
      <style:text-properties officeooo:paragraph-rsid="01cc437b"/>
    </style:style>
    <style:style style:name="P456" style:family="paragraph" style:parent-style-name="Standard">
      <style:paragraph-properties fo:text-align="justify" style:justify-single-word="false"/>
      <style:text-properties officeooo:paragraph-rsid="01ccdef1"/>
    </style:style>
    <style:style style:name="P457" style:family="paragraph" style:parent-style-name="Standard">
      <style:paragraph-properties fo:text-align="justify" style:justify-single-word="false"/>
      <style:text-properties officeooo:paragraph-rsid="01cfa91d"/>
    </style:style>
    <style:style style:name="P458" style:family="paragraph" style:parent-style-name="Standard">
      <style:paragraph-properties fo:text-align="justify" style:justify-single-word="false"/>
      <style:text-properties officeooo:paragraph-rsid="014e2422"/>
    </style:style>
    <style:style style:name="P459" style:family="paragraph" style:parent-style-name="Standard">
      <style:paragraph-properties fo:text-align="justify" style:justify-single-word="false"/>
      <style:text-properties officeooo:paragraph-rsid="01d7eae6"/>
    </style:style>
    <style:style style:name="P460" style:family="paragraph" style:parent-style-name="Standard">
      <style:paragraph-properties fo:text-align="justify" style:justify-single-word="false"/>
      <style:text-properties officeooo:paragraph-rsid="0155f765"/>
    </style:style>
    <style:style style:name="P461" style:family="paragraph" style:parent-style-name="Standard">
      <style:paragraph-properties fo:text-align="justify" style:justify-single-word="false"/>
      <style:text-properties officeooo:paragraph-rsid="01636d2e"/>
    </style:style>
    <style:style style:name="P462" style:family="paragraph" style:parent-style-name="Standard">
      <style:paragraph-properties fo:text-align="justify" style:justify-single-word="false"/>
      <style:text-properties officeooo:paragraph-rsid="01ddbe00"/>
    </style:style>
    <style:style style:name="P463" style:family="paragraph" style:parent-style-name="Standard">
      <style:paragraph-properties fo:text-align="justify" style:justify-single-word="false"/>
      <style:text-properties officeooo:paragraph-rsid="016f2488"/>
    </style:style>
    <style:style style:name="P464" style:family="paragraph" style:parent-style-name="Standard">
      <style:paragraph-properties fo:text-align="justify" style:justify-single-word="false"/>
      <style:text-properties officeooo:paragraph-rsid="01df5068"/>
    </style:style>
    <style:style style:name="P465" style:family="paragraph" style:parent-style-name="Standard">
      <style:text-properties officeooo:paragraph-rsid="00a4cc6c"/>
    </style:style>
    <style:style style:name="P466" style:family="paragraph" style:parent-style-name="Standard">
      <style:text-properties officeooo:rsid="00abf4dd" officeooo:paragraph-rsid="00abf4dd"/>
    </style:style>
    <style:style style:name="P467" style:family="paragraph" style:parent-style-name="Standard">
      <style:text-properties officeooo:rsid="00ace374" officeooo:paragraph-rsid="00ace374"/>
    </style:style>
    <style:style style:name="P468" style:family="paragraph" style:parent-style-name="Standard">
      <style:text-properties officeooo:paragraph-rsid="00ad0c65"/>
    </style:style>
    <style:style style:name="P469" style:family="paragraph" style:parent-style-name="Standard">
      <style:text-properties officeooo:rsid="00b1f828" officeooo:paragraph-rsid="00b1f828"/>
    </style:style>
    <style:style style:name="P470" style:family="paragraph" style:parent-style-name="Standard">
      <style:text-properties officeooo:rsid="00b39291" officeooo:paragraph-rsid="00b39291"/>
    </style:style>
    <style:style style:name="P471" style:family="paragraph" style:parent-style-name="Standard">
      <style:text-properties officeooo:paragraph-rsid="00c08f9f"/>
    </style:style>
    <style:style style:name="P472" style:family="paragraph" style:parent-style-name="Standard">
      <style:text-properties officeooo:paragraph-rsid="00cec7a7"/>
    </style:style>
    <style:style style:name="P473" style:family="paragraph" style:parent-style-name="Standard">
      <style:text-properties officeooo:rsid="00d6c30d" officeooo:paragraph-rsid="00d6c30d"/>
    </style:style>
    <style:style style:name="P474" style:family="paragraph" style:parent-style-name="Standard">
      <style:text-properties officeooo:rsid="00d6c30d" officeooo:paragraph-rsid="01eb7eb6"/>
    </style:style>
    <style:style style:name="P475" style:family="paragraph" style:parent-style-name="Standard">
      <style:text-properties officeooo:rsid="00df0cd1" officeooo:paragraph-rsid="00df0cd1"/>
    </style:style>
    <style:style style:name="P476" style:family="paragraph" style:parent-style-name="Standard">
      <style:text-properties officeooo:paragraph-rsid="00df0cd1"/>
    </style:style>
    <style:style style:name="P477" style:family="paragraph" style:parent-style-name="Standard">
      <style:paragraph-properties fo:text-align="justify" style:justify-single-word="false"/>
      <style:text-properties officeooo:rsid="00fa02c9" officeooo:paragraph-rsid="00fa02c9"/>
    </style:style>
    <style:style style:name="P478" style:family="paragraph" style:parent-style-name="Standard">
      <style:paragraph-properties fo:text-align="justify" style:justify-single-word="false"/>
      <style:text-properties officeooo:rsid="0100b500" officeooo:paragraph-rsid="0100b500"/>
    </style:style>
    <style:style style:name="P479" style:family="paragraph" style:parent-style-name="Standard">
      <style:text-properties officeooo:paragraph-rsid="010dc1a0"/>
    </style:style>
    <style:style style:name="P480" style:family="paragraph" style:parent-style-name="Standard">
      <style:paragraph-properties fo:text-align="justify" style:justify-single-word="false"/>
      <style:text-properties officeooo:rsid="010fb72f" officeooo:paragraph-rsid="010fb72f"/>
    </style:style>
    <style:style style:name="P481" style:family="paragraph" style:parent-style-name="Standard">
      <style:text-properties officeooo:paragraph-rsid="01135c4e"/>
    </style:style>
    <style:style style:name="P482" style:family="paragraph" style:parent-style-name="Standard">
      <style:text-properties officeooo:paragraph-rsid="0119c796"/>
    </style:style>
    <style:style style:name="P483" style:family="paragraph" style:parent-style-name="Standard">
      <style:paragraph-properties fo:text-align="justify" style:justify-single-word="false"/>
      <style:text-properties officeooo:rsid="0121a55b" officeooo:paragraph-rsid="0121a55b"/>
    </style:style>
    <style:style style:name="P484" style:family="paragraph" style:parent-style-name="Standard">
      <style:paragraph-properties fo:text-align="justify" style:justify-single-word="false"/>
      <style:text-properties officeooo:rsid="01268614" officeooo:paragraph-rsid="01268614"/>
    </style:style>
    <style:style style:name="P485" style:family="paragraph" style:parent-style-name="Standard">
      <style:paragraph-properties fo:text-align="justify" style:justify-single-word="false"/>
      <style:text-properties officeooo:rsid="012b8dca" officeooo:paragraph-rsid="012b8dca"/>
    </style:style>
    <style:style style:name="P486" style:family="paragraph" style:parent-style-name="Standard">
      <style:paragraph-properties fo:text-align="justify" style:justify-single-word="false"/>
      <style:text-properties officeooo:rsid="012b8dca" officeooo:paragraph-rsid="012dba99"/>
    </style:style>
    <style:style style:name="P487" style:family="paragraph" style:parent-style-name="Standard">
      <style:paragraph-properties fo:text-align="justify" style:justify-single-word="false"/>
      <style:text-properties officeooo:rsid="014e2422" officeooo:paragraph-rsid="014e2422"/>
    </style:style>
    <style:style style:name="P488" style:family="paragraph" style:parent-style-name="Standard">
      <style:text-properties officeooo:paragraph-rsid="0157d117"/>
    </style:style>
    <style:style style:name="P489" style:family="paragraph" style:parent-style-name="Standard">
      <style:text-properties officeooo:rsid="01585c0d" officeooo:paragraph-rsid="01585c0d"/>
    </style:style>
    <style:style style:name="P490" style:family="paragraph" style:parent-style-name="Standard">
      <style:text-properties officeooo:paragraph-rsid="01977026"/>
    </style:style>
    <style:style style:name="P491" style:family="paragraph" style:parent-style-name="Standard">
      <style:text-properties officeooo:paragraph-rsid="019f6d80"/>
    </style:style>
    <style:style style:name="P492" style:family="paragraph" style:parent-style-name="Standard">
      <style:text-properties officeooo:paragraph-rsid="019fe9e5"/>
    </style:style>
    <style:style style:name="P493" style:family="paragraph" style:parent-style-name="Standard">
      <style:text-properties officeooo:paragraph-rsid="01a19878"/>
    </style:style>
    <style:style style:name="P494" style:family="paragraph" style:parent-style-name="Standard">
      <style:paragraph-properties fo:text-align="justify" style:justify-single-word="false"/>
      <style:text-properties officeooo:rsid="01a429b2" officeooo:paragraph-rsid="01a429b2"/>
    </style:style>
    <style:style style:name="P495" style:family="paragraph" style:parent-style-name="Standard">
      <style:text-properties officeooo:paragraph-rsid="01aa101f"/>
    </style:style>
    <style:style style:name="P496" style:family="paragraph" style:parent-style-name="Standard">
      <style:text-properties officeooo:paragraph-rsid="01aa5517"/>
    </style:style>
    <style:style style:name="P497" style:family="paragraph" style:parent-style-name="Standard">
      <style:text-properties officeooo:paragraph-rsid="01ae87e2"/>
    </style:style>
    <style:style style:name="P498" style:family="paragraph" style:parent-style-name="Standard">
      <style:text-properties officeooo:paragraph-rsid="01aff550"/>
    </style:style>
    <style:style style:name="P499" style:family="paragraph" style:parent-style-name="Standard">
      <style:paragraph-properties fo:text-align="justify" style:justify-single-word="false"/>
      <style:text-properties officeooo:rsid="01b33406" officeooo:paragraph-rsid="01b33406"/>
    </style:style>
    <style:style style:name="P500" style:family="paragraph" style:parent-style-name="Standard">
      <style:paragraph-properties fo:text-align="justify" style:justify-single-word="false"/>
      <style:text-properties officeooo:rsid="00f21c84" officeooo:paragraph-rsid="01b617a5"/>
    </style:style>
    <style:style style:name="P501" style:family="paragraph" style:parent-style-name="Standard">
      <style:paragraph-properties fo:text-align="justify" style:justify-single-word="false"/>
      <style:text-properties officeooo:rsid="01ba048c" officeooo:paragraph-rsid="01ba048c"/>
    </style:style>
    <style:style style:name="P502" style:family="paragraph" style:parent-style-name="Standard">
      <style:paragraph-properties fo:text-align="justify" style:justify-single-word="false"/>
      <style:text-properties officeooo:rsid="01be0c0e" officeooo:paragraph-rsid="01be0c0e"/>
    </style:style>
    <style:style style:name="P503" style:family="paragraph" style:parent-style-name="Standard">
      <style:paragraph-properties fo:text-align="justify" style:justify-single-word="false"/>
      <style:text-properties officeooo:rsid="01bf45e7" officeooo:paragraph-rsid="01bf45e7"/>
    </style:style>
    <style:style style:name="P504" style:family="paragraph" style:parent-style-name="Standard">
      <style:text-properties officeooo:paragraph-rsid="01c40441"/>
    </style:style>
    <style:style style:name="P505" style:family="paragraph" style:parent-style-name="Standard">
      <style:text-properties officeooo:paragraph-rsid="01c510ff"/>
    </style:style>
    <style:style style:name="P506" style:family="paragraph" style:parent-style-name="Standard">
      <style:text-properties officeooo:paragraph-rsid="01d4b32a"/>
    </style:style>
    <style:style style:name="P507" style:family="paragraph" style:parent-style-name="Standard">
      <style:text-properties officeooo:paragraph-rsid="01d64bf2"/>
    </style:style>
    <style:style style:name="P508" style:family="paragraph" style:parent-style-name="Standard">
      <style:text-properties officeooo:paragraph-rsid="00a91337" fo:background-color="transparent"/>
    </style:style>
    <style:style style:name="P509" style:family="paragraph" style:parent-style-name="Standard">
      <style:paragraph-properties fo:text-align="justify" style:justify-single-word="false"/>
      <style:text-properties officeooo:rsid="01edc036" officeooo:paragraph-rsid="01edc036"/>
    </style:style>
    <style:style style:name="P510" style:family="paragraph" style:parent-style-name="Text_20_body">
      <style:text-properties officeooo:paragraph-rsid="00ace374"/>
    </style:style>
    <style:style style:name="P511" style:family="paragraph" style:parent-style-name="Standard">
      <style:paragraph-properties fo:text-align="justify" style:justify-single-word="false"/>
      <style:text-properties fo:language="es" fo:country="CO" fo:font-weight="normal" officeooo:rsid="01ddd15c" officeooo:paragraph-rsid="01f1ef0e" fo:background-color="transparent" style:font-weight-asian="normal" style:font-weight-complex="normal"/>
    </style:style>
    <style:style style:name="P512" style:family="paragraph" style:parent-style-name="Standard">
      <style:paragraph-properties fo:text-align="justify" style:justify-single-word="false"/>
      <style:text-properties fo:language="es" fo:country="CO" fo:font-weight="bold" officeooo:rsid="016f2488" officeooo:paragraph-rsid="016f2488" style:font-weight-asian="bold" style:font-weight-complex="bold"/>
    </style:style>
    <style:style style:name="T1" style:family="text">
      <style:text-properties officeooo:rsid="001777ab"/>
    </style:style>
    <style:style style:name="T2" style:family="text">
      <style:text-properties fo:language="es" fo:country="CO"/>
    </style:style>
    <style:style style:name="T3" style:family="text">
      <style:text-properties fo:language="es" fo:country="CO" fo:font-weight="normal" style:font-weight-asian="normal" style:font-weight-complex="normal"/>
    </style:style>
    <style:style style:name="T4" style:family="text">
      <style:text-properties fo:language="es" fo:country="CO" fo:font-weight="normal" officeooo:rsid="0084e40b" style:font-weight-asian="normal" style:font-weight-complex="normal"/>
    </style:style>
    <style:style style:name="T5" style:family="text">
      <style:text-properties fo:language="es" fo:country="CO" fo:font-weight="normal" officeooo:rsid="001ee1bf" style:font-weight-asian="normal" style:font-weight-complex="normal"/>
    </style:style>
    <style:style style:name="T6" style:family="text">
      <style:text-properties fo:language="es" fo:country="CO" fo:font-weight="normal" officeooo:rsid="001777ab" style:font-weight-asian="normal" style:font-weight-complex="normal"/>
    </style:style>
    <style:style style:name="T7" style:family="text">
      <style:text-properties fo:language="es" fo:country="CO" fo:font-weight="normal" officeooo:rsid="0090e42f" style:font-weight-asian="normal" style:font-weight-complex="normal"/>
    </style:style>
    <style:style style:name="T8" style:family="text">
      <style:text-properties fo:language="es" fo:country="CO" fo:font-weight="normal" officeooo:rsid="0093380d" style:font-weight-asian="normal" style:font-weight-complex="normal"/>
    </style:style>
    <style:style style:name="T9" style:family="text">
      <style:text-properties fo:language="es" fo:country="CO" fo:font-weight="normal" officeooo:rsid="00a22c38" style:font-weight-asian="normal" style:font-weight-complex="normal"/>
    </style:style>
    <style:style style:name="T10" style:family="text">
      <style:text-properties fo:language="es" fo:country="CO" fo:font-weight="normal" officeooo:rsid="00a6732b" style:font-weight-asian="normal" style:font-weight-complex="normal"/>
    </style:style>
    <style:style style:name="T11" style:family="text">
      <style:text-properties fo:language="es" fo:country="CO" fo:font-weight="normal" officeooo:rsid="00ace374" style:font-weight-asian="normal" style:font-weight-complex="normal"/>
    </style:style>
    <style:style style:name="T12" style:family="text">
      <style:text-properties fo:language="es" fo:country="CO" fo:font-weight="normal" officeooo:rsid="00abf4dd" style:font-weight-asian="normal" style:font-weight-complex="normal"/>
    </style:style>
    <style:style style:name="T13" style:family="text">
      <style:text-properties fo:language="es" fo:country="CO" fo:font-weight="normal" officeooo:rsid="00aef152" style:font-weight-asian="normal" style:font-weight-complex="normal"/>
    </style:style>
    <style:style style:name="T14" style:family="text">
      <style:text-properties fo:language="es" fo:country="CO" fo:font-weight="normal" officeooo:rsid="00afea96" style:font-weight-asian="normal" style:font-weight-complex="normal"/>
    </style:style>
    <style:style style:name="T15" style:family="text">
      <style:text-properties fo:language="es" fo:country="CO" fo:font-weight="normal" officeooo:rsid="00b1f828" style:font-weight-asian="normal" style:font-weight-complex="normal"/>
    </style:style>
    <style:style style:name="T16" style:family="text">
      <style:text-properties fo:language="es" fo:country="CO" fo:font-weight="normal" officeooo:rsid="00b39291" style:font-weight-asian="normal" style:font-weight-complex="normal"/>
    </style:style>
    <style:style style:name="T17" style:family="text">
      <style:text-properties fo:language="es" fo:country="CO" fo:font-weight="normal" officeooo:rsid="00b3c666" style:font-weight-asian="normal" style:font-weight-complex="normal"/>
    </style:style>
    <style:style style:name="T18" style:family="text">
      <style:text-properties fo:language="es" fo:country="CO" fo:font-weight="normal" officeooo:rsid="00b5c09e" style:font-weight-asian="normal" style:font-weight-complex="normal"/>
    </style:style>
    <style:style style:name="T19" style:family="text">
      <style:text-properties fo:language="es" fo:country="CO" fo:font-weight="normal" officeooo:rsid="00c08f9f" style:font-weight-asian="normal" style:font-weight-complex="normal"/>
    </style:style>
    <style:style style:name="T20" style:family="text">
      <style:text-properties fo:language="es" fo:country="CO" fo:font-weight="normal" officeooo:rsid="00c1fe31" style:font-weight-asian="normal" style:font-weight-complex="normal"/>
    </style:style>
    <style:style style:name="T21" style:family="text">
      <style:text-properties fo:language="es" fo:country="CO" fo:font-weight="normal" officeooo:rsid="00c4af8d" style:font-weight-asian="normal" style:font-weight-complex="normal"/>
    </style:style>
    <style:style style:name="T22" style:family="text">
      <style:text-properties fo:language="es" fo:country="CO" fo:font-weight="normal" officeooo:rsid="00c9b657" style:font-weight-asian="normal" style:font-weight-complex="normal"/>
    </style:style>
    <style:style style:name="T23" style:family="text">
      <style:text-properties fo:language="es" fo:country="CO" fo:font-weight="normal" officeooo:rsid="00ccbef0" style:font-weight-asian="normal" style:font-weight-complex="normal"/>
    </style:style>
    <style:style style:name="T24" style:family="text">
      <style:text-properties fo:language="es" fo:country="CO" fo:font-weight="normal" officeooo:rsid="00cf9d5a" style:font-weight-asian="normal" style:font-weight-complex="normal"/>
    </style:style>
    <style:style style:name="T25" style:family="text">
      <style:text-properties fo:language="es" fo:country="CO" fo:font-weight="normal" officeooo:rsid="00cec7a7" style:font-weight-asian="normal" style:font-weight-complex="normal"/>
    </style:style>
    <style:style style:name="T26" style:family="text">
      <style:text-properties fo:language="es" fo:country="CO" fo:font-weight="normal" officeooo:rsid="00cfb145" style:font-weight-asian="normal" style:font-weight-complex="normal"/>
    </style:style>
    <style:style style:name="T27" style:family="text">
      <style:text-properties fo:language="es" fo:country="CO" fo:font-weight="normal" officeooo:rsid="00d0263b" style:font-weight-asian="normal" style:font-weight-complex="normal"/>
    </style:style>
    <style:style style:name="T28" style:family="text">
      <style:text-properties fo:language="es" fo:country="CO" fo:font-weight="normal" officeooo:rsid="00d1a5f6" style:font-weight-asian="normal" style:font-weight-complex="normal"/>
    </style:style>
    <style:style style:name="T29" style:family="text">
      <style:text-properties fo:language="es" fo:country="CO" fo:font-weight="normal" officeooo:rsid="00d66858" style:font-weight-asian="normal" style:font-weight-complex="normal"/>
    </style:style>
    <style:style style:name="T30" style:family="text">
      <style:text-properties fo:language="es" fo:country="CO" fo:font-weight="normal" officeooo:rsid="00d37edc" style:font-weight-asian="normal" style:font-weight-complex="normal"/>
    </style:style>
    <style:style style:name="T31" style:family="text">
      <style:text-properties fo:language="es" fo:country="CO" fo:font-weight="normal" officeooo:rsid="00d8f070" style:font-weight-asian="normal" style:font-weight-complex="normal"/>
    </style:style>
    <style:style style:name="T32" style:family="text">
      <style:text-properties fo:language="es" fo:country="CO" fo:font-weight="normal" officeooo:rsid="00dcf932" style:font-weight-asian="normal" style:font-weight-complex="normal"/>
    </style:style>
    <style:style style:name="T33" style:family="text">
      <style:text-properties fo:language="es" fo:country="CO" fo:font-weight="normal" officeooo:rsid="00e00212" style:font-weight-asian="normal" style:font-weight-complex="normal"/>
    </style:style>
    <style:style style:name="T34" style:family="text">
      <style:text-properties fo:language="es" fo:country="CO" fo:font-weight="normal" officeooo:rsid="00df0cd1" style:font-weight-asian="normal" style:font-weight-complex="normal"/>
    </style:style>
    <style:style style:name="T35" style:family="text">
      <style:text-properties fo:language="es" fo:country="CO" fo:font-weight="normal" officeooo:rsid="00e4fa8b" style:font-weight-asian="normal" style:font-weight-complex="normal"/>
    </style:style>
    <style:style style:name="T36" style:family="text">
      <style:text-properties fo:language="es" fo:country="CO" fo:font-weight="normal" officeooo:rsid="00e68b7d" style:font-weight-asian="normal" style:font-weight-complex="normal"/>
    </style:style>
    <style:style style:name="T37" style:family="text">
      <style:text-properties fo:language="es" fo:country="CO" fo:font-weight="normal" officeooo:rsid="00e7beda" style:font-weight-asian="normal" style:font-weight-complex="normal"/>
    </style:style>
    <style:style style:name="T38" style:family="text">
      <style:text-properties fo:language="es" fo:country="CO" fo:font-weight="normal" officeooo:rsid="01113c2d" style:font-weight-asian="normal" style:font-weight-complex="normal"/>
    </style:style>
    <style:style style:name="T39" style:family="text">
      <style:text-properties fo:language="es" fo:country="CO" fo:font-weight="normal" officeooo:rsid="010dc1a0" style:font-weight-asian="normal" style:font-weight-complex="normal"/>
    </style:style>
    <style:style style:name="T40" style:family="text">
      <style:text-properties fo:language="es" fo:country="CO" fo:font-weight="normal" officeooo:rsid="010de6d4" style:font-weight-asian="normal" style:font-weight-complex="normal"/>
    </style:style>
    <style:style style:name="T41" style:family="text">
      <style:text-properties fo:language="es" fo:country="CO" fo:font-weight="normal" officeooo:rsid="01135c4e" style:font-weight-asian="normal" style:font-weight-complex="normal"/>
    </style:style>
    <style:style style:name="T42" style:family="text">
      <style:text-properties fo:language="es" fo:country="CO" fo:font-weight="normal" officeooo:rsid="0118385d" style:font-weight-asian="normal" style:font-weight-complex="normal"/>
    </style:style>
    <style:style style:name="T43" style:family="text">
      <style:text-properties fo:language="es" fo:country="CO" fo:font-weight="normal" officeooo:rsid="0118db86" style:font-weight-asian="normal" style:font-weight-complex="normal"/>
    </style:style>
    <style:style style:name="T44" style:family="text">
      <style:text-properties fo:language="es" fo:country="CO" fo:font-weight="normal" officeooo:rsid="0119c796" style:font-weight-asian="normal" style:font-weight-complex="normal"/>
    </style:style>
    <style:style style:name="T45" style:family="text">
      <style:text-properties fo:language="es" fo:country="CO" fo:font-weight="normal" officeooo:rsid="011d57ff" style:font-weight-asian="normal" style:font-weight-complex="normal"/>
    </style:style>
    <style:style style:name="T46" style:family="text">
      <style:text-properties fo:language="es" fo:country="CO" fo:font-weight="normal" officeooo:rsid="01219767" style:font-weight-asian="normal" style:font-weight-complex="normal"/>
    </style:style>
    <style:style style:name="T47" style:family="text">
      <style:text-properties fo:language="es" fo:country="CO" fo:font-weight="normal" officeooo:rsid="0121a55b" style:font-weight-asian="normal" style:font-weight-complex="normal"/>
    </style:style>
    <style:style style:name="T48" style:family="text">
      <style:text-properties fo:language="es" fo:country="CO" fo:font-weight="normal" officeooo:rsid="01268614" style:font-weight-asian="normal" style:font-weight-complex="normal"/>
    </style:style>
    <style:style style:name="T49" style:family="text">
      <style:text-properties fo:language="es" fo:country="CO" fo:font-weight="normal" officeooo:rsid="012b8dca" style:font-weight-asian="normal" style:font-weight-complex="normal"/>
    </style:style>
    <style:style style:name="T50" style:family="text">
      <style:text-properties fo:language="es" fo:country="CO" fo:font-weight="normal" officeooo:rsid="012c12dd" style:font-weight-asian="normal" style:font-weight-complex="normal"/>
    </style:style>
    <style:style style:name="T51" style:family="text">
      <style:text-properties fo:language="es" fo:country="CO" fo:font-weight="normal" officeooo:rsid="012dba99" style:font-weight-asian="normal" style:font-weight-complex="normal"/>
    </style:style>
    <style:style style:name="T52" style:family="text">
      <style:text-properties fo:language="es" fo:country="CO" fo:font-weight="normal" officeooo:rsid="0134b793" style:font-weight-asian="normal" style:font-weight-complex="normal"/>
    </style:style>
    <style:style style:name="T53" style:family="text">
      <style:text-properties fo:language="es" fo:country="CO" fo:font-weight="normal" officeooo:rsid="01353c96" style:font-weight-asian="normal" style:font-weight-complex="normal"/>
    </style:style>
    <style:style style:name="T54" style:family="text">
      <style:text-properties fo:language="es" fo:country="CO" fo:font-weight="normal" officeooo:rsid="0135e77a" style:font-weight-asian="normal" style:font-weight-complex="normal"/>
    </style:style>
    <style:style style:name="T55" style:family="text">
      <style:text-properties fo:language="es" fo:country="CO" fo:font-weight="normal" officeooo:rsid="0138955e" style:font-weight-asian="normal" style:font-weight-complex="normal"/>
    </style:style>
    <style:style style:name="T56" style:family="text">
      <style:text-properties fo:language="es" fo:country="CO" fo:font-weight="normal" officeooo:rsid="01398ccc" style:font-weight-asian="normal" style:font-weight-complex="normal"/>
    </style:style>
    <style:style style:name="T57" style:family="text">
      <style:text-properties fo:language="es" fo:country="CO" fo:font-weight="normal" officeooo:rsid="013ae08a" style:font-weight-asian="normal" style:font-weight-complex="normal"/>
    </style:style>
    <style:style style:name="T58" style:family="text">
      <style:text-properties fo:language="es" fo:country="CO" fo:font-weight="normal" officeooo:rsid="013ceb69" style:font-weight-asian="normal" style:font-weight-complex="normal"/>
    </style:style>
    <style:style style:name="T59" style:family="text">
      <style:text-properties fo:language="es" fo:country="CO" fo:font-weight="normal" officeooo:rsid="0157d117" style:font-weight-asian="normal" style:font-weight-complex="normal"/>
    </style:style>
    <style:style style:name="T60" style:family="text">
      <style:text-properties fo:language="es" fo:country="CO" fo:font-weight="normal" officeooo:rsid="01585c0d" style:font-weight-asian="normal" style:font-weight-complex="normal"/>
    </style:style>
    <style:style style:name="T61" style:family="text">
      <style:text-properties fo:language="es" fo:country="CO" fo:font-weight="normal" officeooo:rsid="018a9f6b" style:font-weight-asian="normal" style:font-weight-complex="normal"/>
    </style:style>
    <style:style style:name="T62" style:family="text">
      <style:text-properties fo:language="es" fo:country="CO" fo:font-weight="normal" officeooo:rsid="018b858d" style:font-weight-asian="normal" style:font-weight-complex="normal"/>
    </style:style>
    <style:style style:name="T63" style:family="text">
      <style:text-properties fo:language="es" fo:country="CO" fo:font-weight="normal" officeooo:rsid="018dea9a" style:font-weight-asian="normal" style:font-weight-complex="normal"/>
    </style:style>
    <style:style style:name="T64" style:family="text">
      <style:text-properties fo:language="es" fo:country="CO" fo:font-weight="normal" officeooo:rsid="018f053c" style:font-weight-asian="normal" style:font-weight-complex="normal"/>
    </style:style>
    <style:style style:name="T65" style:family="text">
      <style:text-properties fo:language="es" fo:country="CO" fo:font-weight="normal" officeooo:rsid="01917f19" style:font-weight-asian="normal" style:font-weight-complex="normal"/>
    </style:style>
    <style:style style:name="T66" style:family="text">
      <style:text-properties fo:language="es" fo:country="CO" fo:font-weight="normal" officeooo:rsid="019369a3" style:font-weight-asian="normal" style:font-weight-complex="normal"/>
    </style:style>
    <style:style style:name="T67" style:family="text">
      <style:text-properties fo:language="es" fo:country="CO" fo:font-weight="normal" officeooo:rsid="0092dccf" style:font-weight-asian="normal" style:font-weight-complex="normal"/>
    </style:style>
    <style:style style:name="T68" style:family="text">
      <style:text-properties fo:language="es" fo:country="CO" fo:font-weight="normal" officeooo:rsid="00917e96" style:font-weight-asian="normal" style:font-weight-complex="normal"/>
    </style:style>
    <style:style style:name="T69" style:family="text">
      <style:text-properties fo:language="es" fo:country="CO" fo:font-weight="normal" officeooo:rsid="01958c6c" style:font-weight-asian="normal" style:font-weight-complex="normal"/>
    </style:style>
    <style:style style:name="T70" style:family="text">
      <style:text-properties fo:language="es" fo:country="CO" fo:font-weight="normal" officeooo:rsid="019f6d80" style:font-weight-asian="normal" style:font-weight-complex="normal"/>
    </style:style>
    <style:style style:name="T71" style:family="text">
      <style:text-properties fo:language="es" fo:country="CO" fo:font-weight="normal" officeooo:rsid="01a3f330" style:font-weight-asian="normal" style:font-weight-complex="normal"/>
    </style:style>
    <style:style style:name="T72" style:family="text">
      <style:text-properties fo:language="es" fo:country="CO" fo:font-weight="normal" officeooo:rsid="01a429b2" style:font-weight-asian="normal" style:font-weight-complex="normal"/>
    </style:style>
    <style:style style:name="T73" style:family="text">
      <style:text-properties fo:language="es" fo:country="CO" fo:font-weight="normal" officeooo:rsid="01a610d3" style:font-weight-asian="normal" style:font-weight-complex="normal"/>
    </style:style>
    <style:style style:name="T74" style:family="text">
      <style:text-properties fo:language="es" fo:country="CO" fo:font-weight="normal" officeooo:rsid="01aa101f" style:font-weight-asian="normal" style:font-weight-complex="normal"/>
    </style:style>
    <style:style style:name="T75" style:family="text">
      <style:text-properties fo:language="es" fo:country="CO" fo:font-weight="normal" officeooo:rsid="01aa5517" style:font-weight-asian="normal" style:font-weight-complex="normal"/>
    </style:style>
    <style:style style:name="T76" style:family="text">
      <style:text-properties fo:language="es" fo:country="CO" fo:font-weight="normal" officeooo:rsid="01af5d5c" style:font-weight-asian="normal" style:font-weight-complex="normal"/>
    </style:style>
    <style:style style:name="T77" style:family="text">
      <style:text-properties fo:language="es" fo:country="CO" fo:font-weight="normal" officeooo:rsid="01aff550" style:font-weight-asian="normal" style:font-weight-complex="normal"/>
    </style:style>
    <style:style style:name="T78" style:family="text">
      <style:text-properties fo:language="es" fo:country="CO" fo:font-weight="normal" officeooo:rsid="01cb1750" style:font-weight-asian="normal" style:font-weight-complex="normal"/>
    </style:style>
    <style:style style:name="T79" style:family="text">
      <style:text-properties fo:language="es" fo:country="CO" fo:font-weight="normal" officeooo:rsid="01ccdef1" style:font-weight-asian="normal" style:font-weight-complex="normal"/>
    </style:style>
    <style:style style:name="T80" style:family="text">
      <style:text-properties fo:language="es" fo:country="CO" fo:font-weight="normal" officeooo:rsid="01d4b32a" style:font-weight-asian="normal" style:font-weight-complex="normal"/>
    </style:style>
    <style:style style:name="T81" style:family="text">
      <style:text-properties fo:language="es" fo:country="CO" fo:font-weight="normal" officeooo:rsid="01d64bf2" style:font-weight-asian="normal" style:font-weight-complex="normal"/>
    </style:style>
    <style:style style:name="T82" style:family="text">
      <style:text-properties fo:language="es" fo:country="CO" fo:font-weight="normal" fo:background-color="transparent" loext:char-shading-value="0" style:font-weight-asian="normal" style:font-weight-complex="normal"/>
    </style:style>
    <style:style style:name="T83" style:family="text">
      <style:text-properties fo:language="es" fo:country="CO" fo:font-weight="normal" officeooo:rsid="0084e40b" fo:background-color="transparent" loext:char-shading-value="0" style:font-weight-asian="normal" style:font-weight-complex="normal"/>
    </style:style>
    <style:style style:name="T84" style:family="text">
      <style:text-properties fo:language="es" fo:country="CO" fo:font-weight="normal" officeooo:rsid="00e96a4e" fo:background-color="transparent" loext:char-shading-value="0" style:font-weight-asian="normal" style:font-weight-complex="normal"/>
    </style:style>
    <style:style style:name="T85" style:family="text">
      <style:text-properties fo:language="es" fo:country="CO" fo:font-weight="normal" officeooo:rsid="00ed8991" fo:background-color="transparent" loext:char-shading-value="0" style:font-weight-asian="normal" style:font-weight-complex="normal"/>
    </style:style>
    <style:style style:name="T86" style:family="text">
      <style:text-properties fo:language="es" fo:country="CO" fo:font-weight="normal" officeooo:rsid="00f0bc6a" fo:background-color="transparent" loext:char-shading-value="0" style:font-weight-asian="normal" style:font-weight-complex="normal"/>
    </style:style>
    <style:style style:name="T87" style:family="text">
      <style:text-properties fo:language="es" fo:country="CO" fo:font-weight="normal" officeooo:rsid="00f87d23" fo:background-color="transparent" loext:char-shading-value="0" style:font-weight-asian="normal" style:font-weight-complex="normal"/>
    </style:style>
    <style:style style:name="T88" style:family="text">
      <style:text-properties fo:language="es" fo:country="CO" fo:font-weight="normal" officeooo:rsid="00f6c73c" fo:background-color="transparent" loext:char-shading-value="0" style:font-weight-asian="normal" style:font-weight-complex="normal"/>
    </style:style>
    <style:style style:name="T89" style:family="text">
      <style:text-properties fo:language="es" fo:country="CO" fo:font-weight="normal" officeooo:rsid="00f8a9cb" fo:background-color="transparent" loext:char-shading-value="0" style:font-weight-asian="normal" style:font-weight-complex="normal"/>
    </style:style>
    <style:style style:name="T90" style:family="text">
      <style:text-properties fo:language="es" fo:country="CO" fo:font-weight="normal" officeooo:rsid="00f9eda1" fo:background-color="transparent" loext:char-shading-value="0" style:font-weight-asian="normal" style:font-weight-complex="normal"/>
    </style:style>
    <style:style style:name="T91" style:family="text">
      <style:text-properties fo:language="es" fo:country="CO" fo:font-weight="normal" officeooo:rsid="00fa02c9" fo:background-color="transparent" loext:char-shading-value="0" style:font-weight-asian="normal" style:font-weight-complex="normal"/>
    </style:style>
    <style:style style:name="T92" style:family="text">
      <style:text-properties fo:language="es" fo:country="CO" fo:font-weight="normal" officeooo:rsid="00fa57b4" fo:background-color="transparent" loext:char-shading-value="0" style:font-weight-asian="normal" style:font-weight-complex="normal"/>
    </style:style>
    <style:style style:name="T93" style:family="text">
      <style:text-properties fo:language="es" fo:country="CO" fo:font-weight="normal" officeooo:rsid="00fc2f7a" fo:background-color="transparent" loext:char-shading-value="0" style:font-weight-asian="normal" style:font-weight-complex="normal"/>
    </style:style>
    <style:style style:name="T94" style:family="text">
      <style:text-properties fo:language="es" fo:country="CO" fo:font-weight="normal" officeooo:rsid="00fe2c7c" fo:background-color="transparent" loext:char-shading-value="0" style:font-weight-asian="normal" style:font-weight-complex="normal"/>
    </style:style>
    <style:style style:name="T95" style:family="text">
      <style:text-properties fo:language="es" fo:country="CO" fo:font-weight="normal" officeooo:rsid="00ff1be1" fo:background-color="transparent" loext:char-shading-value="0" style:font-weight-asian="normal" style:font-weight-complex="normal"/>
    </style:style>
    <style:style style:name="T96" style:family="text">
      <style:text-properties fo:language="es" fo:country="CO" fo:font-weight="normal" officeooo:rsid="0100b500" fo:background-color="transparent" loext:char-shading-value="0" style:font-weight-asian="normal" style:font-weight-complex="normal"/>
    </style:style>
    <style:style style:name="T97" style:family="text">
      <style:text-properties fo:language="es" fo:country="CO" fo:font-weight="normal" officeooo:rsid="01026457" fo:background-color="transparent" loext:char-shading-value="0" style:font-weight-asian="normal" style:font-weight-complex="normal"/>
    </style:style>
    <style:style style:name="T98" style:family="text">
      <style:text-properties fo:language="es" fo:country="CO" fo:font-weight="normal" officeooo:rsid="01032782" fo:background-color="transparent" loext:char-shading-value="0" style:font-weight-asian="normal" style:font-weight-complex="normal"/>
    </style:style>
    <style:style style:name="T99" style:family="text">
      <style:text-properties fo:language="es" fo:country="CO" fo:font-weight="normal" officeooo:rsid="0105addd" fo:background-color="transparent" loext:char-shading-value="0" style:font-weight-asian="normal" style:font-weight-complex="normal"/>
    </style:style>
    <style:style style:name="T100" style:family="text">
      <style:text-properties fo:language="es" fo:country="CO" fo:font-weight="normal" officeooo:rsid="01079ea2" fo:background-color="transparent" loext:char-shading-value="0" style:font-weight-asian="normal" style:font-weight-complex="normal"/>
    </style:style>
    <style:style style:name="T101" style:family="text">
      <style:text-properties fo:language="es" fo:country="CO" fo:font-weight="normal" officeooo:rsid="01084093" fo:background-color="transparent" loext:char-shading-value="0" style:font-weight-asian="normal" style:font-weight-complex="normal"/>
    </style:style>
    <style:style style:name="T102" style:family="text">
      <style:text-properties fo:language="es" fo:country="CO" fo:font-weight="normal" officeooo:rsid="01086128" fo:background-color="transparent" loext:char-shading-value="0" style:font-weight-asian="normal" style:font-weight-complex="normal"/>
    </style:style>
    <style:style style:name="T103" style:family="text">
      <style:text-properties fo:language="es" fo:country="CO" fo:font-weight="normal" officeooo:rsid="0109e6ff" fo:background-color="transparent" loext:char-shading-value="0" style:font-weight-asian="normal" style:font-weight-complex="normal"/>
    </style:style>
    <style:style style:name="T104" style:family="text">
      <style:text-properties fo:language="es" fo:country="CO" fo:font-weight="normal" officeooo:rsid="016565bf" fo:background-color="transparent" loext:char-shading-value="0" style:font-weight-asian="normal" style:font-weight-complex="normal"/>
    </style:style>
    <style:style style:name="T105" style:family="text">
      <style:text-properties fo:language="es" fo:country="CO" fo:font-weight="normal" officeooo:rsid="01840900" fo:background-color="transparent" loext:char-shading-value="0" style:font-weight-asian="normal" style:font-weight-complex="normal"/>
    </style:style>
    <style:style style:name="T106" style:family="text">
      <style:text-properties fo:language="es" fo:country="CO" fo:font-weight="normal" officeooo:rsid="001ee1bf" fo:background-color="transparent" loext:char-shading-value="0" style:font-weight-asian="normal" style:font-weight-complex="normal"/>
    </style:style>
    <style:style style:name="T107" style:family="text">
      <style:text-properties fo:language="es" fo:country="CO" fo:font-weight="normal" officeooo:rsid="00db903e" fo:background-color="transparent" loext:char-shading-value="0" style:font-weight-asian="normal" style:font-weight-complex="normal"/>
    </style:style>
    <style:style style:name="T108" style:family="text">
      <style:text-properties fo:language="es" fo:country="CO" fo:font-weight="normal" officeooo:rsid="01aa101f" fo:background-color="transparent" loext:char-shading-value="0" style:font-weight-asian="normal" style:font-weight-complex="normal"/>
    </style:style>
    <style:style style:name="T109" style:family="text">
      <style:text-properties fo:language="es" fo:country="CO" fo:font-weight="normal" officeooo:rsid="001777ab" fo:background-color="transparent" loext:char-shading-value="0" style:font-weight-asian="normal" style:font-weight-complex="normal"/>
    </style:style>
    <style:style style:name="T110" style:family="text">
      <style:text-properties fo:language="es" fo:country="CO" fo:font-weight="normal" officeooo:rsid="01aa5517" fo:background-color="transparent" loext:char-shading-value="0" style:font-weight-asian="normal" style:font-weight-complex="normal"/>
    </style:style>
    <style:style style:name="T111" style:family="text">
      <style:text-properties fo:language="es" fo:country="CO" fo:font-weight="normal" officeooo:rsid="01ad3569" fo:background-color="transparent" loext:char-shading-value="0" style:font-weight-asian="normal" style:font-weight-complex="normal"/>
    </style:style>
    <style:style style:name="T112" style:family="text">
      <style:text-properties fo:language="es" fo:country="CO" fo:font-weight="normal" officeooo:rsid="01acb2c3" fo:background-color="transparent" loext:char-shading-value="0" style:font-weight-asian="normal" style:font-weight-complex="normal"/>
    </style:style>
    <style:style style:name="T113" style:family="text">
      <style:text-properties fo:language="es" fo:country="CO" fo:font-weight="normal" officeooo:rsid="018a9f6b" fo:background-color="transparent" loext:char-shading-value="0" style:font-weight-asian="normal" style:font-weight-complex="normal"/>
    </style:style>
    <style:style style:name="T114" style:family="text">
      <style:text-properties fo:language="es" fo:country="CO" fo:font-weight="normal" officeooo:rsid="01aff550" fo:background-color="transparent" loext:char-shading-value="0" style:font-weight-asian="normal" style:font-weight-complex="normal"/>
    </style:style>
    <style:style style:name="T115" style:family="text">
      <style:text-properties fo:language="es" fo:country="CO" fo:font-weight="normal" officeooo:rsid="01b2052f" fo:background-color="transparent" loext:char-shading-value="0" style:font-weight-asian="normal" style:font-weight-complex="normal"/>
    </style:style>
    <style:style style:name="T116" style:family="text">
      <style:text-properties fo:language="es" fo:country="CO" fo:font-weight="normal" officeooo:rsid="01b33406" fo:background-color="transparent" loext:char-shading-value="0" style:font-weight-asian="normal" style:font-weight-complex="normal"/>
    </style:style>
    <style:style style:name="T117" style:family="text">
      <style:text-properties fo:language="es" fo:country="CO" fo:font-weight="normal" officeooo:rsid="01b79c96" fo:background-color="transparent" loext:char-shading-value="0" style:font-weight-asian="normal" style:font-weight-complex="normal"/>
    </style:style>
    <style:style style:name="T118" style:family="text">
      <style:text-properties fo:language="es" fo:country="CO" fo:font-weight="normal" officeooo:rsid="01b93de2" fo:background-color="transparent" loext:char-shading-value="0" style:font-weight-asian="normal" style:font-weight-complex="normal"/>
    </style:style>
    <style:style style:name="T119" style:family="text">
      <style:text-properties fo:language="es" fo:country="CO" fo:font-weight="normal" officeooo:rsid="01ba048c" fo:background-color="transparent" loext:char-shading-value="0" style:font-weight-asian="normal" style:font-weight-complex="normal"/>
    </style:style>
    <style:style style:name="T120" style:family="text">
      <style:text-properties fo:language="es" fo:country="CO" fo:font-weight="normal" officeooo:rsid="01bc5fcd" fo:background-color="transparent" loext:char-shading-value="0" style:font-weight-asian="normal" style:font-weight-complex="normal"/>
    </style:style>
    <style:style style:name="T121" style:family="text">
      <style:text-properties fo:language="es" fo:country="CO" fo:font-weight="normal" officeooo:rsid="01bd9ecc" fo:background-color="transparent" loext:char-shading-value="0" style:font-weight-asian="normal" style:font-weight-complex="normal"/>
    </style:style>
    <style:style style:name="T122" style:family="text">
      <style:text-properties fo:language="es" fo:country="CO" fo:font-weight="normal" officeooo:rsid="01bde3ca" fo:background-color="transparent" loext:char-shading-value="0" style:font-weight-asian="normal" style:font-weight-complex="normal"/>
    </style:style>
    <style:style style:name="T123" style:family="text">
      <style:text-properties fo:language="es" fo:country="CO" fo:font-weight="normal" officeooo:rsid="01be0c0e" fo:background-color="transparent" loext:char-shading-value="0" style:font-weight-asian="normal" style:font-weight-complex="normal"/>
    </style:style>
    <style:style style:name="T124" style:family="text">
      <style:text-properties fo:language="es" fo:country="CO" fo:font-weight="normal" officeooo:rsid="01bf45e7" fo:background-color="transparent" loext:char-shading-value="0" style:font-weight-asian="normal" style:font-weight-complex="normal"/>
    </style:style>
    <style:style style:name="T125" style:family="text">
      <style:text-properties fo:language="es" fo:country="CO" fo:font-weight="normal" officeooo:rsid="01c0f393" fo:background-color="transparent" loext:char-shading-value="0" style:font-weight-asian="normal" style:font-weight-complex="normal"/>
    </style:style>
    <style:style style:name="T126" style:family="text">
      <style:text-properties fo:language="es" fo:country="CO" fo:font-weight="normal" officeooo:rsid="010a5764" fo:background-color="transparent" loext:char-shading-value="0" style:font-weight-asian="normal" style:font-weight-complex="normal"/>
    </style:style>
    <style:style style:name="T127" style:family="text">
      <style:text-properties fo:language="es" fo:country="CO" fo:font-weight="normal" officeooo:rsid="01c350cf" fo:background-color="transparent" loext:char-shading-value="0" style:font-weight-asian="normal" style:font-weight-complex="normal"/>
    </style:style>
    <style:style style:name="T128" style:family="text">
      <style:text-properties fo:language="es" fo:country="CO" fo:font-weight="normal" officeooo:rsid="010c96cd" fo:background-color="transparent" loext:char-shading-value="0" style:font-weight-asian="normal" style:font-weight-complex="normal"/>
    </style:style>
    <style:style style:name="T129" style:family="text">
      <style:text-properties fo:language="es" fo:country="CO" fo:font-weight="normal" officeooo:rsid="01c510ff" fo:background-color="transparent" loext:char-shading-value="0" style:font-weight-asian="normal" style:font-weight-complex="normal"/>
    </style:style>
    <style:style style:name="T130" style:family="text">
      <style:text-properties fo:language="es" fo:country="CO" fo:font-weight="normal" officeooo:rsid="01cb1750" fo:background-color="transparent" loext:char-shading-value="0" style:font-weight-asian="normal" style:font-weight-complex="normal"/>
    </style:style>
    <style:style style:name="T131" style:family="text">
      <style:text-properties fo:language="es" fo:country="CO" fo:font-weight="normal" officeooo:rsid="01c9911e" fo:background-color="transparent" loext:char-shading-value="0" style:font-weight-asian="normal" style:font-weight-complex="normal"/>
    </style:style>
    <style:style style:name="T132" style:family="text">
      <style:text-properties fo:language="es" fo:country="CO" fo:font-weight="normal" officeooo:rsid="0136d24d" fo:background-color="transparent" loext:char-shading-value="0" style:font-weight-asian="normal" style:font-weight-complex="normal"/>
    </style:style>
    <style:style style:name="T133" style:family="text">
      <style:text-properties fo:language="es" fo:country="CO" fo:font-weight="normal" officeooo:rsid="01cfa91d" fo:background-color="transparent" loext:char-shading-value="0" style:font-weight-asian="normal" style:font-weight-complex="normal"/>
    </style:style>
    <style:style style:name="T134" style:family="text">
      <style:text-properties fo:language="es" fo:country="CO" fo:font-weight="normal" officeooo:rsid="01d2dd03" fo:background-color="transparent" loext:char-shading-value="0" style:font-weight-asian="normal" style:font-weight-complex="normal"/>
    </style:style>
    <style:style style:name="T135" style:family="text">
      <style:text-properties fo:language="es" fo:country="CO" fo:font-weight="normal" officeooo:rsid="01d7eae6" fo:background-color="transparent" loext:char-shading-value="0" style:font-weight-asian="normal" style:font-weight-complex="normal"/>
    </style:style>
    <style:style style:name="T136" style:family="text">
      <style:text-properties fo:language="es" fo:country="CO" fo:font-weight="normal" officeooo:rsid="01dc52a9" fo:background-color="transparent" loext:char-shading-value="0" style:font-weight-asian="normal" style:font-weight-complex="normal"/>
    </style:style>
    <style:style style:name="T137" style:family="text">
      <style:text-properties fo:language="es" fo:country="CO" fo:font-weight="normal" officeooo:rsid="01dccb94" fo:background-color="transparent" loext:char-shading-value="0" style:font-weight-asian="normal" style:font-weight-complex="normal"/>
    </style:style>
    <style:style style:name="T138" style:family="text">
      <style:text-properties fo:language="es" fo:country="CO" fo:font-weight="normal" officeooo:rsid="01ddbe00" fo:background-color="transparent" loext:char-shading-value="0" style:font-weight-asian="normal" style:font-weight-complex="normal"/>
    </style:style>
    <style:style style:name="T139" style:family="text">
      <style:text-properties fo:language="es" fo:country="CO" fo:font-weight="normal" officeooo:rsid="01ddd15c" fo:background-color="transparent" loext:char-shading-value="0" style:font-weight-asian="normal" style:font-weight-complex="normal"/>
    </style:style>
    <style:style style:name="T140" style:family="text">
      <style:text-properties fo:language="es" fo:country="CO" fo:font-weight="normal" officeooo:rsid="01de0110" fo:background-color="transparent" loext:char-shading-value="0" style:font-weight-asian="normal" style:font-weight-complex="normal"/>
    </style:style>
    <style:style style:name="T141" style:family="text">
      <style:text-properties fo:language="es" fo:country="CO" fo:font-weight="normal" officeooo:rsid="01e041ad" fo:background-color="transparent" loext:char-shading-value="0" style:font-weight-asian="normal" style:font-weight-complex="normal"/>
    </style:style>
    <style:style style:name="T142" style:family="text">
      <style:text-properties fo:language="es" fo:country="CO" officeooo:rsid="00865aa5"/>
    </style:style>
    <style:style style:name="T143" style:family="text">
      <style:text-properties fo:language="es" fo:country="CO" officeooo:rsid="0087489f"/>
    </style:style>
    <style:style style:name="T144" style:family="text">
      <style:text-properties fo:language="es" fo:country="CO" fo:font-weight="bold" officeooo:rsid="00a91337" style:font-weight-asian="bold" style:font-weight-complex="bold"/>
    </style:style>
    <style:style style:name="T145" style:family="text">
      <style:text-properties fo:language="es" fo:country="CO" fo:font-weight="bold" officeooo:rsid="009f57f7" style:font-weight-asian="bold" style:font-weight-complex="bold"/>
    </style:style>
    <style:style style:name="T146" style:family="text">
      <style:text-properties fo:language="es" fo:country="CO" fo:font-weight="bold" officeooo:rsid="0097d3f1" style:font-weight-asian="bold" style:font-weight-complex="bold"/>
    </style:style>
    <style:style style:name="T147" style:family="text">
      <style:text-properties fo:language="es" fo:country="CO" fo:font-weight="bold" officeooo:rsid="00ad0c65" style:font-weight-asian="bold" style:font-weight-complex="bold"/>
    </style:style>
    <style:style style:name="T148" style:family="text">
      <style:text-properties fo:language="es" fo:country="CO" fo:font-weight="bold" officeooo:rsid="00e1465f" style:font-weight-asian="bold" style:font-weight-complex="bold"/>
    </style:style>
    <style:style style:name="T149" style:family="text">
      <style:text-properties fo:language="es" fo:country="CO" fo:font-weight="bold" officeooo:rsid="00c08f9f" style:font-weight-asian="bold" style:font-weight-complex="bold"/>
    </style:style>
    <style:style style:name="T150" style:family="text">
      <style:text-properties fo:language="es" fo:country="CO" fo:font-weight="bold" officeooo:rsid="01160133" style:font-weight-asian="bold" style:font-weight-complex="bold"/>
    </style:style>
    <style:style style:name="T151" style:family="text">
      <style:text-properties fo:language="es" fo:country="CO" fo:font-weight="bold" officeooo:rsid="0119c796" style:font-weight-asian="bold" style:font-weight-complex="bold"/>
    </style:style>
    <style:style style:name="T152" style:family="text">
      <style:text-properties fo:language="es" fo:country="CO" fo:font-weight="bold" officeooo:rsid="01aa5517" style:font-weight-asian="bold" style:font-weight-complex="bold"/>
    </style:style>
    <style:style style:name="T153" style:family="text">
      <style:text-properties fo:language="es" fo:country="CO" fo:font-weight="bold" officeooo:rsid="01ddbe00" style:font-weight-asian="bold" style:font-weight-complex="bold"/>
    </style:style>
    <style:style style:name="T154" style:family="text">
      <style:text-properties fo:language="es" fo:country="CO" fo:font-weight="bold" officeooo:rsid="01636d2e" style:font-weight-asian="bold" style:font-weight-complex="bold"/>
    </style:style>
    <style:style style:name="T155" style:family="text">
      <style:text-properties fo:language="es" fo:country="CO" fo:font-weight="bold" officeooo:rsid="01e98dba" style:font-weight-asian="bold" style:font-weight-complex="bold"/>
    </style:style>
    <style:style style:name="T156" style:family="text">
      <style:text-properties fo:language="es" fo:country="CO" fo:font-weight="bold" fo:background-color="transparent" loext:char-shading-value="0" style:font-weight-asian="bold" style:font-weight-complex="bold"/>
    </style:style>
    <style:style style:name="T157" style:family="text">
      <style:text-properties fo:language="es" fo:country="CO" fo:font-weight="bold" officeooo:rsid="00d78b70" fo:background-color="transparent" loext:char-shading-value="0" style:font-weight-asian="bold" style:font-weight-complex="bold"/>
    </style:style>
    <style:style style:name="T158" style:family="text">
      <style:text-properties fo:language="es" fo:country="CO" fo:font-weight="bold" officeooo:rsid="01aff550" fo:background-color="transparent" loext:char-shading-value="0" style:font-weight-asian="bold" style:font-weight-complex="bold"/>
    </style:style>
    <style:style style:name="T159" style:family="text">
      <style:text-properties fo:language="es" fo:country="CO" fo:font-weight="bold" officeooo:rsid="01bde3ca" fo:background-color="transparent" loext:char-shading-value="0" style:font-weight-asian="bold" style:font-weight-complex="bold"/>
    </style:style>
    <style:style style:name="T160" style:family="text">
      <style:text-properties fo:language="es" fo:country="CO" officeooo:rsid="0092dccf"/>
    </style:style>
    <style:style style:name="T161" style:family="text">
      <style:text-properties fo:language="es" fo:country="CO" officeooo:rsid="0093380d"/>
    </style:style>
    <style:style style:name="T162" style:family="text">
      <style:text-properties fo:language="es" fo:country="CO" officeooo:rsid="0094cb88"/>
    </style:style>
    <style:style style:name="T163" style:family="text">
      <style:text-properties fo:language="es" fo:country="CO" officeooo:rsid="0097d3f1"/>
    </style:style>
    <style:style style:name="T164" style:family="text">
      <style:text-properties fo:language="es" fo:country="CO" officeooo:rsid="00995efe"/>
    </style:style>
    <style:style style:name="T165" style:family="text">
      <style:text-properties fo:language="es" fo:country="CO" officeooo:rsid="00ba265c"/>
    </style:style>
    <style:style style:name="T166" style:family="text">
      <style:text-properties fo:language="es" fo:country="CO" officeooo:rsid="00c1fe31"/>
    </style:style>
    <style:style style:name="T167" style:family="text">
      <style:text-properties fo:language="es" fo:country="CO" officeooo:rsid="00c32de4"/>
    </style:style>
    <style:style style:name="T168" style:family="text">
      <style:text-properties fo:language="es" fo:country="CO" officeooo:rsid="00c83906"/>
    </style:style>
    <style:style style:name="T169" style:family="text">
      <style:text-properties fo:language="es" fo:country="CO" officeooo:rsid="00d0263b"/>
    </style:style>
    <style:style style:name="T170" style:family="text">
      <style:text-properties fo:language="es" fo:country="CO" officeooo:rsid="00d1a5f6"/>
    </style:style>
    <style:style style:name="T171" style:family="text">
      <style:text-properties fo:language="es" fo:country="CO" officeooo:rsid="00d35528"/>
    </style:style>
    <style:style style:name="T172" style:family="text">
      <style:text-properties fo:language="es" fo:country="CO" officeooo:rsid="00d37edc"/>
    </style:style>
    <style:style style:name="T173" style:family="text">
      <style:text-properties fo:language="es" fo:country="CO" officeooo:rsid="00f46b1f"/>
    </style:style>
    <style:style style:name="T174" style:family="text">
      <style:text-properties fo:language="es" fo:country="CO" officeooo:rsid="00f659fe"/>
    </style:style>
    <style:style style:name="T175" style:family="text">
      <style:text-properties fo:language="es" fo:country="CO" officeooo:rsid="00f6c73c"/>
    </style:style>
    <style:style style:name="T176" style:family="text">
      <style:text-properties fo:language="es" fo:country="CO" officeooo:rsid="010dc1a0"/>
    </style:style>
    <style:style style:name="T177" style:family="text">
      <style:text-properties fo:language="es" fo:country="CO" officeooo:rsid="010de6d4"/>
    </style:style>
    <style:style style:name="T178" style:family="text">
      <style:text-properties fo:language="es" fo:country="CO" officeooo:rsid="010fb72f"/>
    </style:style>
    <style:style style:name="T179" style:family="text">
      <style:text-properties fo:language="es" fo:country="CO" officeooo:rsid="0119c796"/>
    </style:style>
    <style:style style:name="T180" style:family="text">
      <style:text-properties fo:language="es" fo:country="CO" officeooo:rsid="011b16cf"/>
    </style:style>
    <style:style style:name="T181" style:family="text">
      <style:text-properties fo:language="es" fo:country="CO" officeooo:rsid="011bf409"/>
    </style:style>
    <style:style style:name="T182" style:family="text">
      <style:text-properties fo:language="es" fo:country="CO" officeooo:rsid="0121a55b"/>
    </style:style>
    <style:style style:name="T183" style:family="text">
      <style:text-properties fo:language="es" fo:country="CO" officeooo:rsid="012265f5"/>
    </style:style>
    <style:style style:name="T184" style:family="text">
      <style:text-properties fo:language="es" fo:country="CO" officeooo:rsid="01239b53"/>
    </style:style>
    <style:style style:name="T185" style:family="text">
      <style:text-properties fo:language="es" fo:country="CO" officeooo:rsid="0129275f"/>
    </style:style>
    <style:style style:name="T186" style:family="text">
      <style:text-properties fo:language="es" fo:country="CO" officeooo:rsid="012b18aa"/>
    </style:style>
    <style:style style:name="T187" style:family="text">
      <style:text-properties fo:language="es" fo:country="CO" officeooo:rsid="0130670e"/>
    </style:style>
    <style:style style:name="T188" style:family="text">
      <style:text-properties fo:language="es" fo:country="CO" officeooo:rsid="0141a9ec"/>
    </style:style>
    <style:style style:name="T189" style:family="text">
      <style:text-properties fo:language="es" fo:country="CO" officeooo:rsid="01439633"/>
    </style:style>
    <style:style style:name="T190" style:family="text">
      <style:text-properties fo:language="es" fo:country="CO" officeooo:rsid="0141ecde"/>
    </style:style>
    <style:style style:name="T191" style:family="text">
      <style:text-properties fo:language="es" fo:country="CO" officeooo:rsid="01458da1"/>
    </style:style>
    <style:style style:name="T192" style:family="text">
      <style:text-properties fo:language="es" fo:country="CO" officeooo:rsid="014c81c0"/>
    </style:style>
    <style:style style:name="T193" style:family="text">
      <style:text-properties fo:language="es" fo:country="CO" officeooo:rsid="014ce1b0"/>
    </style:style>
    <style:style style:name="T194" style:family="text">
      <style:text-properties fo:language="es" fo:country="CO" officeooo:rsid="0152aea3"/>
    </style:style>
    <style:style style:name="T195" style:family="text">
      <style:text-properties fo:language="es" fo:country="CO" officeooo:rsid="0153b043"/>
    </style:style>
    <style:style style:name="T196" style:family="text">
      <style:text-properties fo:language="es" fo:country="CO" officeooo:rsid="0180fe65"/>
    </style:style>
    <style:style style:name="T197" style:family="text">
      <style:text-properties fo:language="es" fo:country="CO" officeooo:rsid="01aa5517"/>
    </style:style>
    <style:style style:name="T198" style:family="text">
      <style:text-properties fo:language="es" fo:country="CO" officeooo:rsid="01abec52"/>
    </style:style>
    <style:style style:name="T199" style:family="text">
      <style:text-properties fo:language="es" fo:country="CO" officeooo:rsid="01acb2c3"/>
    </style:style>
    <style:style style:name="T200" style:family="text">
      <style:text-properties fo:language="es" fo:country="CO" officeooo:rsid="01ad3569"/>
    </style:style>
    <style:style style:name="T201" style:family="text">
      <style:text-properties fo:language="es" fo:country="CO" officeooo:rsid="01b617a5"/>
    </style:style>
    <style:style style:name="T202" style:family="text">
      <style:text-properties fo:language="es" fo:country="CO" officeooo:rsid="01b93de2"/>
    </style:style>
    <style:style style:name="T203" style:family="text">
      <style:text-properties fo:language="es" fo:country="CO" officeooo:rsid="01ba048c"/>
    </style:style>
    <style:style style:name="T204" style:family="text">
      <style:text-properties fo:language="es" fo:country="CO" style:text-underline-style="none" fo:font-weight="normal" officeooo:rsid="0084e40b" fo:background-color="transparent" loext:char-shading-value="0" style:font-weight-asian="normal" style:font-weight-complex="normal"/>
    </style:style>
    <style:style style:name="T205" style:family="text">
      <style:text-properties fo:language="es" fo:country="CO" style:text-underline-style="none" fo:font-weight="normal" officeooo:rsid="018a9f6b" fo:background-color="transparent" loext:char-shading-value="0" style:font-weight-asian="normal" style:font-weight-complex="normal"/>
    </style:style>
    <style:style style:name="T206" style:family="text">
      <style:text-properties fo:language="es" fo:country="CO" style:text-underline-style="none" fo:font-weight="normal" officeooo:rsid="01dabd61" fo:background-color="transparent" loext:char-shading-value="0" style:font-weight-asian="normal" style:font-weight-complex="normal"/>
    </style:style>
    <style:style style:name="T207" style:family="text">
      <style:text-properties officeooo:rsid="0084e40b"/>
    </style:style>
    <style:style style:name="T208" style:family="text">
      <style:text-properties officeooo:rsid="00865aa5"/>
    </style:style>
    <style:style style:name="T209" style:family="text">
      <style:text-properties officeooo:rsid="0087489f"/>
    </style:style>
    <style:style style:name="T210" style:family="text">
      <style:text-properties officeooo:rsid="0088f15a"/>
    </style:style>
    <style:style style:name="T211" style:family="text">
      <style:text-properties officeooo:rsid="008bc1a4"/>
    </style:style>
    <style:style style:name="T212" style:family="text">
      <style:text-properties fo:font-weight="normal" style:font-weight-asian="normal" style:font-weight-complex="normal"/>
    </style:style>
    <style:style style:name="T213" style:family="text">
      <style:text-properties fo:font-weight="normal" officeooo:rsid="00865aa5" style:font-weight-asian="normal" style:font-weight-complex="normal"/>
    </style:style>
    <style:style style:name="T214" style:family="text">
      <style:text-properties fo:font-weight="normal" officeooo:rsid="008bc1a4" style:font-weight-asian="normal" style:font-weight-complex="normal"/>
    </style:style>
    <style:style style:name="T215" style:family="text">
      <style:text-properties fo:font-weight="normal" officeooo:rsid="008ee792" style:font-weight-asian="normal" style:font-weight-complex="normal"/>
    </style:style>
    <style:style style:name="T216" style:family="text">
      <style:text-properties fo:font-weight="normal" officeooo:rsid="00917e96" style:font-weight-asian="normal" style:font-weight-complex="normal"/>
    </style:style>
    <style:style style:name="T217" style:family="text">
      <style:text-properties fo:font-weight="normal" officeooo:rsid="0092dccf" style:font-weight-asian="normal" style:font-weight-complex="normal"/>
    </style:style>
    <style:style style:name="T218" style:family="text">
      <style:text-properties fo:font-weight="normal" officeooo:rsid="018a9f6b" style:font-weight-asian="normal" style:font-weight-complex="normal"/>
    </style:style>
    <style:style style:name="T219" style:family="text">
      <style:text-properties fo:font-weight="normal" officeooo:rsid="001ee1bf" style:font-weight-asian="normal" style:font-weight-complex="normal"/>
    </style:style>
    <style:style style:name="T220" style:family="text">
      <style:text-properties fo:font-weight="normal" officeooo:rsid="018b858d" style:font-weight-asian="normal" style:font-weight-complex="normal"/>
    </style:style>
    <style:style style:name="T221" style:family="text">
      <style:text-properties fo:font-weight="normal" officeooo:rsid="018d102e" style:font-weight-asian="normal" style:font-weight-complex="normal"/>
    </style:style>
    <style:style style:name="T222" style:family="text">
      <style:text-properties fo:font-weight="normal" officeooo:rsid="018dea9a" style:font-weight-asian="normal" style:font-weight-complex="normal"/>
    </style:style>
    <style:style style:name="T223" style:family="text">
      <style:text-properties fo:font-weight="normal" officeooo:rsid="018f053c" style:font-weight-asian="normal" style:font-weight-complex="normal"/>
    </style:style>
    <style:style style:name="T224" style:family="text">
      <style:text-properties fo:font-weight="normal" officeooo:rsid="0084e40b" style:font-weight-asian="normal" style:font-weight-complex="normal"/>
    </style:style>
    <style:style style:name="T225" style:family="text">
      <style:text-properties fo:font-weight="normal" officeooo:rsid="0193bd71" style:font-weight-asian="normal" style:font-weight-complex="normal"/>
    </style:style>
    <style:style style:name="T226" style:family="text">
      <style:text-properties fo:font-weight="normal" officeooo:rsid="0194f621" style:font-weight-asian="normal" style:font-weight-complex="normal"/>
    </style:style>
    <style:style style:name="T227" style:family="text">
      <style:text-properties fo:font-weight="normal" officeooo:rsid="0195354d" style:font-weight-asian="normal" style:font-weight-complex="normal"/>
    </style:style>
    <style:style style:name="T228" style:family="text">
      <style:text-properties fo:font-weight="normal" officeooo:rsid="00e7beda" style:font-weight-asian="normal" style:font-weight-complex="normal"/>
    </style:style>
    <style:style style:name="T229" style:family="text">
      <style:text-properties fo:font-weight="normal" officeooo:rsid="00f87d23" style:font-weight-asian="normal" style:font-weight-complex="normal"/>
    </style:style>
    <style:style style:name="T230" style:family="text">
      <style:text-properties fo:font-weight="normal" officeooo:rsid="00e96a4e" style:font-weight-asian="normal" style:font-weight-complex="normal"/>
    </style:style>
    <style:style style:name="T231" style:family="text">
      <style:text-properties fo:font-weight="normal" officeooo:rsid="01bd9ecc" style:font-weight-asian="normal" style:font-weight-complex="normal"/>
    </style:style>
    <style:style style:name="T232" style:family="text">
      <style:text-properties fo:font-weight="normal" fo:background-color="transparent" loext:char-shading-value="0" style:font-weight-asian="normal" style:font-weight-complex="normal"/>
    </style:style>
    <style:style style:name="T233" style:family="text">
      <style:text-properties fo:font-weight="normal" officeooo:rsid="00ef2ca4" fo:background-color="transparent" loext:char-shading-value="0" style:font-weight-asian="normal" style:font-weight-complex="normal"/>
    </style:style>
    <style:style style:name="T234" style:family="text">
      <style:text-properties fo:font-weight="normal" officeooo:rsid="001ee1bf" fo:background-color="transparent" loext:char-shading-value="0" style:font-weight-asian="normal" style:font-weight-complex="normal"/>
    </style:style>
    <style:style style:name="T235" style:family="text">
      <style:text-properties fo:font-weight="normal" officeooo:rsid="0084e40b" fo:background-color="transparent" loext:char-shading-value="0" style:font-weight-asian="normal" style:font-weight-complex="normal"/>
    </style:style>
    <style:style style:name="T236" style:family="text">
      <style:text-properties fo:font-weight="normal" officeooo:rsid="00e7beda" fo:background-color="transparent" loext:char-shading-value="0" style:font-weight-asian="normal" style:font-weight-complex="normal"/>
    </style:style>
    <style:style style:name="T237" style:family="text">
      <style:text-properties fo:font-weight="normal" officeooo:rsid="00e96a4e" fo:background-color="transparent" loext:char-shading-value="0" style:font-weight-asian="normal" style:font-weight-complex="normal"/>
    </style:style>
    <style:style style:name="T238" style:family="text">
      <style:text-properties fo:font-weight="normal" officeooo:rsid="00f87d23" fo:background-color="transparent" loext:char-shading-value="0" style:font-weight-asian="normal" style:font-weight-complex="normal"/>
    </style:style>
    <style:style style:name="T239" style:family="text">
      <style:text-properties fo:font-weight="normal" officeooo:rsid="00fa0111" fo:background-color="transparent" loext:char-shading-value="0" style:font-weight-asian="normal" style:font-weight-complex="normal"/>
    </style:style>
    <style:style style:name="T240" style:family="text">
      <style:text-properties fo:font-weight="normal" officeooo:rsid="01bd89d0" fo:background-color="transparent" loext:char-shading-value="0" style:font-weight-asian="normal" style:font-weight-complex="normal"/>
    </style:style>
    <style:style style:name="T241" style:family="text">
      <style:text-properties fo:font-weight="normal" officeooo:rsid="01bde3ca" fo:background-color="transparent" loext:char-shading-value="0" style:font-weight-asian="normal" style:font-weight-complex="normal"/>
    </style:style>
    <style:style style:name="T242" style:family="text">
      <style:text-properties fo:font-weight="normal" officeooo:rsid="01be0c0e" fo:background-color="transparent" loext:char-shading-value="0" style:font-weight-asian="normal" style:font-weight-complex="normal"/>
    </style:style>
    <style:style style:name="T243" style:family="text">
      <style:text-properties fo:font-weight="normal" officeooo:rsid="01c1cff9" fo:background-color="transparent" loext:char-shading-value="0" style:font-weight-asian="normal" style:font-weight-complex="normal"/>
    </style:style>
    <style:style style:name="T244" style:family="text">
      <style:text-properties officeooo:rsid="0097d3f1"/>
    </style:style>
    <style:style style:name="T245" style:family="text">
      <style:text-properties officeooo:rsid="00995efe"/>
    </style:style>
    <style:style style:name="T246" style:family="text">
      <style:text-properties officeooo:rsid="009bda76"/>
    </style:style>
    <style:style style:name="T247" style:family="text">
      <style:text-properties officeooo:rsid="009c1220"/>
    </style:style>
    <style:style style:name="T248" style:family="text">
      <style:text-properties officeooo:rsid="009d981b"/>
    </style:style>
    <style:style style:name="T249" style:family="text">
      <style:text-properties officeooo:rsid="009f57f7"/>
    </style:style>
    <style:style style:name="T250" style:family="text">
      <style:text-properties officeooo:rsid="00a22c38"/>
    </style:style>
    <style:style style:name="T251" style:family="text">
      <style:text-properties officeooo:rsid="00a864e0"/>
    </style:style>
    <style:style style:name="T252" style:family="text">
      <style:text-properties officeooo:rsid="00b5c09e"/>
    </style:style>
    <style:style style:name="T253" style:family="text">
      <style:text-properties officeooo:rsid="00ba434b"/>
    </style:style>
    <style:style style:name="T254" style:family="text">
      <style:text-properties officeooo:rsid="00bddfa6"/>
    </style:style>
    <style:style style:name="T255" style:family="text">
      <style:text-properties officeooo:rsid="00bf9b70"/>
    </style:style>
    <style:style style:name="T256" style:family="text">
      <style:text-properties officeooo:rsid="00bfe95a"/>
    </style:style>
    <style:style style:name="T257" style:family="text">
      <style:text-properties officeooo:rsid="00c08f9f"/>
    </style:style>
    <style:style style:name="T258" style:family="text">
      <style:text-properties officeooo:rsid="00c83906"/>
    </style:style>
    <style:style style:name="T259" style:family="text">
      <style:text-properties officeooo:rsid="00c9b657"/>
    </style:style>
    <style:style style:name="T260" style:family="text">
      <style:text-properties officeooo:rsid="00db903e"/>
    </style:style>
    <style:style style:name="T261" style:family="text">
      <style:text-properties officeooo:rsid="00e193db"/>
    </style:style>
    <style:style style:name="T262" style:family="text">
      <style:text-properties officeooo:rsid="00ccbef0"/>
    </style:style>
    <style:style style:name="T263" style:family="text">
      <style:text-properties officeooo:rsid="00e4fa8b"/>
    </style:style>
    <style:style style:name="T264" style:family="text">
      <style:text-properties officeooo:rsid="00e7beda"/>
    </style:style>
    <style:style style:name="T265" style:family="text">
      <style:text-properties officeooo:rsid="00e96a4e"/>
    </style:style>
    <style:style style:name="T266" style:family="text">
      <style:text-properties officeooo:rsid="00eb64ae"/>
    </style:style>
    <style:style style:name="T267" style:family="text">
      <style:text-properties officeooo:rsid="00ebc121"/>
    </style:style>
    <style:style style:name="T268" style:family="text">
      <style:text-properties officeooo:rsid="00eeb0d6"/>
    </style:style>
    <style:style style:name="T269" style:family="text">
      <style:text-properties officeooo:rsid="00ef2ca4"/>
    </style:style>
    <style:style style:name="T270" style:family="text">
      <style:text-properties officeooo:rsid="0106ef0d"/>
    </style:style>
    <style:style style:name="T271" style:family="text">
      <style:text-properties officeooo:rsid="01079ac8"/>
    </style:style>
    <style:style style:name="T272" style:family="text">
      <style:text-properties officeooo:rsid="010a5764"/>
    </style:style>
    <style:style style:name="T273" style:family="text">
      <style:text-properties officeooo:rsid="010b17ef"/>
    </style:style>
    <style:style style:name="T274" style:family="text">
      <style:text-properties officeooo:rsid="010c96cd"/>
    </style:style>
    <style:style style:name="T275" style:family="text">
      <style:text-properties officeooo:rsid="010dc1a0"/>
    </style:style>
    <style:style style:name="T276" style:family="text">
      <style:text-properties officeooo:rsid="0116d9e8"/>
    </style:style>
    <style:style style:name="T277" style:family="text">
      <style:text-properties officeooo:rsid="0118385d"/>
    </style:style>
    <style:style style:name="T278" style:family="text">
      <style:text-properties officeooo:rsid="010de6d4"/>
    </style:style>
    <style:style style:name="T279" style:family="text">
      <style:text-properties officeooo:rsid="0119c796"/>
    </style:style>
    <style:style style:name="T280" style:family="text">
      <style:text-properties officeooo:rsid="011eadcc"/>
    </style:style>
    <style:style style:name="T281" style:family="text">
      <style:text-properties officeooo:rsid="01205a38"/>
    </style:style>
    <style:style style:name="T282" style:family="text">
      <style:text-properties officeooo:rsid="0136d24d"/>
    </style:style>
    <style:style style:name="T283" style:family="text">
      <style:text-properties officeooo:rsid="013e1052"/>
    </style:style>
    <style:style style:name="T284" style:family="text">
      <style:text-properties officeooo:rsid="0141a9ec"/>
    </style:style>
    <style:style style:name="T285" style:family="text">
      <style:text-properties officeooo:rsid="01498b0f"/>
    </style:style>
    <style:style style:name="T286" style:family="text">
      <style:text-properties officeooo:rsid="014c81c0"/>
    </style:style>
    <style:style style:name="T287" style:family="text">
      <style:text-properties officeooo:rsid="014ce1b0"/>
    </style:style>
    <style:style style:name="T288" style:family="text">
      <style:text-properties fo:background-color="transparent" loext:char-shading-value="0"/>
    </style:style>
    <style:style style:name="T289" style:family="text">
      <style:text-properties officeooo:rsid="018a9f6b" fo:background-color="transparent" loext:char-shading-value="0"/>
    </style:style>
    <style:style style:name="T290" style:family="text">
      <style:text-properties officeooo:rsid="01dabd61" fo:background-color="transparent" loext:char-shading-value="0"/>
    </style:style>
    <style:style style:name="T291" style:family="text">
      <style:text-properties officeooo:rsid="014f8e76"/>
    </style:style>
    <style:style style:name="T292" style:family="text">
      <style:text-properties officeooo:rsid="01517cac"/>
    </style:style>
    <style:style style:name="T293" style:family="text">
      <style:text-properties officeooo:rsid="0152aea3"/>
    </style:style>
    <style:style style:name="T294" style:family="text">
      <style:text-properties officeooo:rsid="0157d117"/>
    </style:style>
    <style:style style:name="T295" style:family="text">
      <style:text-properties officeooo:rsid="015ba114"/>
    </style:style>
    <style:style style:name="T296" style:family="text">
      <style:text-properties officeooo:rsid="015cd457"/>
    </style:style>
    <style:style style:name="T297" style:family="text">
      <style:text-properties officeooo:rsid="015fac19"/>
    </style:style>
    <style:style style:name="T298" style:family="text">
      <style:text-properties officeooo:rsid="016565bf"/>
    </style:style>
    <style:style style:name="T299" style:family="text">
      <style:text-properties officeooo:rsid="016612a1"/>
    </style:style>
    <style:style style:name="T300" style:family="text">
      <style:text-properties officeooo:rsid="016f2488"/>
    </style:style>
    <style:style style:name="T301" style:family="text">
      <style:text-properties officeooo:rsid="0174b812"/>
    </style:style>
    <style:style style:name="T302" style:family="text">
      <style:text-properties officeooo:rsid="0182357e"/>
    </style:style>
    <style:style style:name="T303" style:family="text">
      <style:text-properties officeooo:rsid="0183310a"/>
    </style:style>
    <style:style style:name="T304" style:family="text">
      <style:text-properties officeooo:rsid="018535da"/>
    </style:style>
    <style:style style:name="T305" style:family="text">
      <style:text-properties officeooo:rsid="0187db6a"/>
    </style:style>
    <style:style style:name="T306" style:family="text">
      <style:text-properties officeooo:rsid="018a9f6b"/>
    </style:style>
    <style:style style:name="T307" style:family="text">
      <style:text-properties officeooo:rsid="018d102e"/>
    </style:style>
    <style:style style:name="T308" style:family="text">
      <style:text-properties officeooo:rsid="018f053c"/>
    </style:style>
    <style:style style:name="T309" style:family="text">
      <style:text-properties officeooo:rsid="001ee1bf"/>
    </style:style>
    <style:style style:name="T310" style:family="text">
      <style:text-properties officeooo:rsid="01917f19"/>
    </style:style>
    <style:style style:name="T311" style:family="text">
      <style:text-properties officeooo:rsid="008ee792"/>
    </style:style>
    <style:style style:name="T312" style:family="text">
      <style:text-properties officeooo:rsid="0191c402"/>
    </style:style>
    <style:style style:name="T313" style:family="text">
      <style:text-properties officeooo:rsid="0197f578"/>
    </style:style>
    <style:style style:name="T314" style:family="text">
      <style:text-properties officeooo:rsid="0199f05c"/>
    </style:style>
    <style:style style:name="T315" style:family="text">
      <style:text-properties officeooo:rsid="019a927f"/>
    </style:style>
    <style:style style:name="T316" style:family="text">
      <style:text-properties officeooo:rsid="019bdce4"/>
    </style:style>
    <style:style style:name="T317" style:family="text">
      <style:text-properties officeooo:rsid="019db25c"/>
    </style:style>
    <style:style style:name="T318" style:family="text">
      <style:text-properties officeooo:rsid="019dfc83"/>
    </style:style>
    <style:style style:name="T319" style:family="text">
      <style:text-properties officeooo:rsid="019f6d80"/>
    </style:style>
    <style:style style:name="T320" style:family="text">
      <style:text-properties officeooo:rsid="019fe9e5"/>
    </style:style>
    <style:style style:name="T321" style:family="text">
      <style:text-properties officeooo:rsid="01a19878"/>
    </style:style>
    <style:style style:name="T322" style:family="text">
      <style:text-properties officeooo:rsid="01a31296"/>
    </style:style>
    <style:style style:name="T323" style:family="text">
      <style:text-properties officeooo:rsid="01a3a552"/>
    </style:style>
    <style:style style:name="T324" style:family="text">
      <style:text-properties officeooo:rsid="01a3f330"/>
    </style:style>
    <style:style style:name="T325" style:family="text">
      <style:text-properties officeooo:rsid="01a8377c"/>
    </style:style>
    <style:style style:name="T326" style:family="text">
      <style:text-properties officeooo:rsid="01aa5517"/>
    </style:style>
    <style:style style:name="T327" style:family="text">
      <style:text-properties officeooo:rsid="01acb2c3"/>
    </style:style>
    <style:style style:name="T328" style:family="text">
      <style:text-properties officeooo:rsid="01ad3569"/>
    </style:style>
    <style:style style:name="T329" style:family="text">
      <style:text-properties officeooo:rsid="01aff550"/>
    </style:style>
    <style:style style:name="T330" style:family="text">
      <style:text-properties officeooo:rsid="01b0fc5c"/>
    </style:style>
    <style:style style:name="T331" style:family="text">
      <style:text-properties officeooo:rsid="01b33406"/>
    </style:style>
    <style:style style:name="T332" style:family="text">
      <style:text-properties officeooo:rsid="01b401b8"/>
    </style:style>
    <style:style style:name="T333" style:family="text">
      <style:text-properties officeooo:rsid="01b617a5"/>
    </style:style>
    <style:style style:name="T334" style:family="text">
      <style:text-properties officeooo:rsid="01b93de2"/>
    </style:style>
    <style:style style:name="T335" style:family="text">
      <style:text-properties officeooo:rsid="01ba7601"/>
    </style:style>
    <style:style style:name="T336" style:family="text">
      <style:text-properties officeooo:rsid="01bd89d0"/>
    </style:style>
    <style:style style:name="T337" style:family="text">
      <style:text-properties officeooo:rsid="00f87d23"/>
    </style:style>
    <style:style style:name="T338" style:family="text">
      <style:text-properties officeooo:rsid="01bd9ecc"/>
    </style:style>
    <style:style style:name="T339" style:family="text">
      <style:text-properties officeooo:rsid="01bde3ca"/>
    </style:style>
    <style:style style:name="T340" style:family="text">
      <style:text-properties officeooo:rsid="01be0c0e"/>
    </style:style>
    <style:style style:name="T341" style:family="text">
      <style:text-properties officeooo:rsid="01bf45e7"/>
    </style:style>
    <style:style style:name="T342" style:family="text">
      <style:text-properties officeooo:rsid="00fa0111"/>
    </style:style>
    <style:style style:name="T343" style:family="text">
      <style:text-properties officeooo:rsid="01c40441"/>
    </style:style>
    <style:style style:name="T344" style:family="text">
      <style:text-properties officeooo:rsid="01c64d17"/>
    </style:style>
    <style:style style:name="T345" style:family="text">
      <style:text-properties officeooo:rsid="01c6dd17"/>
    </style:style>
    <style:style style:name="T346" style:family="text">
      <style:text-properties officeooo:rsid="01c9911e"/>
    </style:style>
    <style:style style:name="T347" style:family="text">
      <style:text-properties officeooo:rsid="01cc437b"/>
    </style:style>
    <style:style style:name="T348" style:family="text">
      <style:text-properties officeooo:rsid="01ccdef1"/>
    </style:style>
    <style:style style:name="T349" style:family="text">
      <style:text-properties officeooo:rsid="001da88a"/>
    </style:style>
    <style:style style:name="T350" style:family="text">
      <style:text-properties officeooo:rsid="01cfa91d"/>
    </style:style>
    <style:style style:name="T351" style:family="text">
      <style:text-properties officeooo:rsid="01d17408"/>
    </style:style>
    <style:style style:name="T352" style:family="text">
      <style:text-properties officeooo:rsid="01d31673"/>
    </style:style>
    <style:style style:name="T353" style:family="text">
      <style:text-properties officeooo:rsid="01d4ab71"/>
    </style:style>
    <style:style style:name="T354" style:family="text">
      <style:text-properties officeooo:rsid="01d4b32a"/>
    </style:style>
    <style:style style:name="T355" style:family="text">
      <style:text-properties officeooo:rsid="01d64bf2"/>
    </style:style>
    <style:style style:name="T356" style:family="text">
      <style:text-properties officeooo:rsid="01d74fcb"/>
    </style:style>
    <style:style style:name="T357" style:family="text">
      <style:text-properties officeooo:rsid="01dabd61"/>
    </style:style>
    <style:style style:name="T358" style:family="text">
      <style:text-properties officeooo:rsid="01dccb94"/>
    </style:style>
    <style:style style:name="T359" style:family="text">
      <style:text-properties officeooo:rsid="01ddbe00"/>
    </style:style>
    <style:style style:name="T360" style:family="text">
      <style:text-properties style:text-underline-style="none"/>
    </style:style>
    <style:style style:name="T361" style:family="text">
      <style:text-properties style:text-underline-style="none" officeooo:rsid="01dabd61"/>
    </style:style>
    <style:style style:name="T362" style:family="text">
      <style:text-properties style:text-underline-style="none" officeooo:rsid="018a9f6b"/>
    </style:style>
    <style:style style:name="T363" style:family="text">
      <style:text-properties officeooo:rsid="01e041ad"/>
    </style:style>
    <style:style style:name="T364" style:family="text">
      <style:text-properties officeooo:rsid="01ec11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estionario</text:p>
      <text:p text:style-name="P108"/>
      <text:p text:style-name="P109">Capítulo 1</text:p>
      <text:p text:style-name="P1"/>
      <text:p text:style-name="P59">Determinantes del ingreso de un individuo</text:p>
      <text:p text:style-name="P18"/>
      <text:p text:style-name="P355"><text:span text:style-name="T212">De acuerdo al libro Introducción a La Economía Colombiana (20</text:span><text:span text:style-name="T218">20</text:span><text:span text:style-name="T212">) por Cárdenas Santamaría </text:span><text:span text:style-name="T213">el determinante más relevante del ingreso de un individuo es:</text:span></text:p>
      <text:p text:style-name="P326"/>
      <text:p text:style-name="P412"><text:span text:style-name="T142">La nacionalidad donde </text:span><text:span text:style-name="T143">esta variable tiene un mayor peso en relación a otras variables como el nivel educativo, el género o la raza al momento de pronosticar el ingreso de un individuo</text:span></text:p>
      <text:p text:style-name="P344"/>
      <text:p text:style-name="P412"><text:span text:style-name="T143">E</text:span><text:span text:style-name="T142">l nivel educativo </text:span><text:span text:style-name="T143">debido a que sin importar la ciudadanía de los individuos una mayor acumulación de capital humano les permite a los individuos ser más productivos y percibir ingresos más altos</text:span></text:p>
      <text:p text:style-name="P361"/>
      <text:p text:style-name="P352"><text:span text:style-name="T209">El </text:span><text:span text:style-name="T208">g</text:span><text:span text:style-name="T209">é</text:span><text:span text:style-name="T208">nero y </text:span><text:span text:style-name="T209">la </text:span><text:span text:style-name="T208">raza </text:span><text:span text:style-name="T209">debido a que persiste una discriminación en el mercado laboral donde ciertos grupos <text:s/>de individuos se ven enfrentados </text:span><text:span text:style-name="T210">de manera injusta </text:span><text:span text:style-name="T209">a obtener un menor salario por estas característica</text:span></text:p>
      <text:p text:style-name="P320"/>
      <text:p text:style-name="P412"><text:span text:style-name="T4">Revisar</text:span><text:span text:style-name="T5"> </text:span><text:span text:style-name="T4">Capítulo </text:span><text:span text:style-name="T5">1 p</text:span><text:span text:style-name="T4">ágina</text:span><text:span text:style-name="T5"> </text:span><text:span text:style-name="T62">2</text:span><text:span text:style-name="T5"> </text:span><text:span text:style-name="T4">en el libro Introducción a La Economía Colombiana (20</text:span><text:span text:style-name="T61">20</text:span><text:span text:style-name="T4">)</text:span></text:p>
      <text:p text:style-name="P119"/>
      <text:p text:style-name="P93">Caracterización del país</text:p>
      <text:p text:style-name="P48"/>
      <text:p text:style-name="P354"><text:span text:style-name="T212">De acuerdo al libro Introducción a La Economía Colombiana (20</text:span><text:span text:style-name="T218">20</text:span><text:span text:style-name="T212">) por Cárdenas Santamaría</text:span><text:span text:style-name="T214"> Colombia:</text:span></text:p>
      <text:p text:style-name="P177"/>
      <text:p text:style-name="P354"><text:span text:style-name="T221">Es el v</text:span><text:span text:style-name="T214">igésimo quinto </text:span><text:span text:style-name="T221">país </text:span><text:span text:style-name="T214">en tamaño en el mundo </text:span><text:span text:style-name="T221">y el tercero más poblado en América Latina</text:span></text:p>
      <text:p text:style-name="P180"/>
      <text:p text:style-name="P181">Es un país en donde la edad promedio es de 38 años y la esperanza de vida es de 79 años</text:p>
      <text:p text:style-name="P181"/>
      <text:p text:style-name="P181">Es un territorio conformado por 13.5 millones de hogares y 14.2 millones de viviendas</text:p>
      <text:p text:style-name="P177"/>
      <text:p text:style-name="P354"><text:span text:style-name="T212">Revisar</text:span><text:span text:style-name="T219"> </text:span><text:span text:style-name="T212">Capítulo </text:span><text:span text:style-name="T219">1 p</text:span><text:span text:style-name="T212">ágina</text:span><text:span text:style-name="T220">s</text:span><text:span text:style-name="T219"> </text:span><text:span text:style-name="T220">2-3</text:span><text:span text:style-name="T219"> </text:span><text:span text:style-name="T212">en el libro Introducción a La Economía Colombiana (20</text:span><text:span text:style-name="T218">20</text:span><text:span text:style-name="T212">)</text:span></text:p>
      <text:p text:style-name="P119"/>
      <text:p text:style-name="P60">Envejecimiento de la población</text:p>
      <text:p text:style-name="P19"/>
      <text:p text:style-name="P357"><text:span text:style-name="T212">De acuerdo al libro Introducción a La Economía Colombiana (20</text:span><text:span text:style-name="T218">20</text:span><text:span text:style-name="T212">) por Cárdenas Santamaría </text:span><text:span text:style-name="T214">la población en Colombia:</text:span></text:p>
      <text:p text:style-name="P175"/>
      <text:p text:style-name="P364">Era más vieja en el 20<text:span text:style-name="T307">18</text:span> en comparación a 1993 debido a que la proporción de la población igual o mayor a 35 años aumento en base a los datos provenientes de los censos </text:p>
      <text:p text:style-name="P346"/>
      <text:p text:style-name="P364">Es cada vez más joven donde el grupo poblacional menor o igual a 24 años a crecido de manera constante por lo que todavía no se presenta una transición demográfica para el 20<text:span text:style-name="T307">18</text:span> </text:p>
      <text:p text:style-name="P362"/>
      <text:p text:style-name="P364">Se caracteriza por estar representada por una pirámide invertida donde la población mayor o igual a 50 años es la proporción más alta de la población total para el 20<text:span text:style-name="T307">18</text:span> en comparación a 1993</text:p>
      <text:p text:style-name="P295"/>
      <text:p text:style-name="P413"><text:span text:style-name="T4">Revisar</text:span><text:span text:style-name="T5"> </text:span><text:span text:style-name="T4">Capítulo </text:span><text:span text:style-name="T5">1 p</text:span><text:span text:style-name="T4">áginas</text:span><text:span text:style-name="T5"> </text:span><text:span text:style-name="T63">3</text:span><text:span text:style-name="T6">-</text:span><text:span text:style-name="T63">4</text:span><text:span text:style-name="T5"> </text:span><text:span text:style-name="T4">en el libro Introducción a La Economía Colombiana (20</text:span><text:span text:style-name="T65">20</text:span><text:span text:style-name="T4">)</text:span></text:p>
      <text:p text:style-name="P94"/>
      <text:p text:style-name="P94"><text:soft-page-break/>Caracterización población en Colombia</text:p>
      <text:p text:style-name="P94"/>
      <text:p text:style-name="P49"><text:span text:style-name="T212">De acuerdo al libro Introducción a La Economía Colombiana (20</text:span><text:span text:style-name="T218">20</text:span><text:span text:style-name="T212">) por Cárdenas Santamaría </text:span><text:span text:style-name="T214">la población en Colombia </text:span><text:span text:style-name="T222">se caracteriza por que</text:span><text:span text:style-name="T214">:</text:span></text:p>
      <text:p text:style-name="P178"/>
      <text:p text:style-name="P49"><text:span text:style-name="T214">Cerca de 40% se encuentra en un estado de vulnerabilidad </text:span><text:span text:style-name="T223">donde un</text:span><text:span text:style-name="T214"> colombiano promedio puede caer en algún momento en la pobreza</text:span></text:p>
      <text:p text:style-name="P178"/>
      <text:p text:style-name="P50"><text:span text:style-name="T214">Cerca de </text:span><text:span text:style-name="T223">96</text:span><text:span text:style-name="T214">% </text:span><text:span text:style-name="T223">tiene acceso a gas domiciliario, 43% a agua potable, 77% a internet y 86% acceso a acueducto y alcantarillado </text:span></text:p>
      <text:p text:style-name="P182"/>
      <text:p text:style-name="P182">Cerca de 24% de la población en zonas rurales se encuentra en condiciones de pobreza en comparación a 36% en zonas urbanas </text:p>
      <text:p text:style-name="P178"/>
      <text:p text:style-name="P122">Revisar<text:span text:style-name="T309"> </text:span>Capítulo <text:span text:style-name="T309">1 p</text:span>áginas<text:span text:style-name="T309"> </text:span><text:span text:style-name="T308">4</text:span><text:span text:style-name="T1">-</text:span><text:span text:style-name="T308">6</text:span><text:span text:style-name="T309"> </text:span>en el libro Introducción a La Economía Colombiana (20<text:span text:style-name="T310">20</text:span>)</text:p>
      <text:p text:style-name="P120"/>
      <text:p text:style-name="P61">Nivel educativo en Colombia</text:p>
      <text:p text:style-name="P20"/>
      <text:p text:style-name="P358"><text:span text:style-name="T212">De acuerdo al libro Introducción a La Economía Colombiana (20</text:span><text:span text:style-name="T218">20</text:span><text:span text:style-name="T212">) por Cárdenas Santamaría </text:span><text:span text:style-name="T215">uno de los avances más importante que se generó en la sociedad colombiana fue</text:span><text:span text:style-name="T214">:</text:span></text:p>
      <text:p text:style-name="P176"/>
      <text:p text:style-name="P365">El aumento en el nivel educativo de la población joven debido a que la población vieja tales como padres y abuelos tienen un menor nivel educativo que los hijos</text:p>
      <text:p text:style-name="P365"/>
      <text:p text:style-name="P365"><text:span text:style-name="T211">L</text:span>a disminución de la informalidad debido a que la mayoría de la población económicamente activa contribuye a la seguridad social en relación a salud y pensión</text:p>
      <text:p text:style-name="P363"/>
      <text:p text:style-name="P366">Un incremento considerable de los individuos que pagan un impuesto a la renta lo que ha permitido aumentar los recursos que se destinan a ofrecer bienes públicos</text:p>
      <text:p text:style-name="P296"/>
      <text:p text:style-name="P414"><text:span text:style-name="T4">Revisar</text:span><text:span text:style-name="T5"> </text:span><text:span text:style-name="T4">Capítulo </text:span><text:span text:style-name="T5">1 p</text:span><text:span text:style-name="T4">ágina</text:span><text:span text:style-name="T64">s</text:span><text:span text:style-name="T5"> </text:span><text:span text:style-name="T64">4-6</text:span><text:span text:style-name="T5"> </text:span><text:span text:style-name="T4">en el libro Introducción a La Economía Colombiana (20</text:span><text:span text:style-name="T65">20</text:span><text:span text:style-name="T4">)</text:span></text:p>
      <text:p text:style-name="P121"/>
      <text:p text:style-name="P95"><text:span text:style-name="T311">P</text:span>aís de contrastes</text:p>
      <text:p text:style-name="P21"/>
      <text:p text:style-name="P359"><text:span text:style-name="T212">De acuerdo al libro Introducción a La Economía Colombiana (20</text:span><text:span text:style-name="T218">20</text:span><text:span text:style-name="T212">) por Cárdenas Santamaría </text:span><text:span text:style-name="T216">en relación al comportamiento de la desigualdad en Colombia </text:span><text:span text:style-name="T217">se concluye que:</text:span><text:span text:style-name="T216"> </text:span></text:p>
      <text:p text:style-name="P336"/>
      <text:p text:style-name="P400">La desigualdad es un fenómeno que no surge de la pereza o el desgano sino de la falta de oportunidades, entendidas como las posibilidades del individuo de mejorar su situación por medio de la educación y el acceso al crédito</text:p>
      <text:p text:style-name="P368"/>
      <text:p text:style-name="P400">La desigualdad es un aspecto intrínseco de las economías de mercado en contraste con las sociedades comunistas o feudales donde en las primeras se premia el esfuerzo y se castiga el desgano y la pereza <text:span text:style-name="T312">en comparación a las últimas</text:span></text:p>
      <text:p text:style-name="P400"/>
      <text:p text:style-name="P401">La desigualdad acelera el crecimiento del producto donde el verdadero problema es la pobreza que crea sociedades injustas y económicamente ineficientes debido a que dificulta la movilidad social en una economía de mercado</text:p>
      <text:p text:style-name="P297"/>
      <text:p text:style-name="P415"><text:soft-page-break/><text:span text:style-name="T4">Revisar</text:span><text:span text:style-name="T5"> </text:span><text:span text:style-name="T4">Capítulo </text:span><text:span text:style-name="T5">1 p</text:span><text:span text:style-name="T4">ágina</text:span><text:span text:style-name="T66">s</text:span><text:span text:style-name="T5"> </text:span><text:span text:style-name="T7">6-</text:span><text:span text:style-name="T66">9</text:span><text:span text:style-name="T5"> </text:span><text:span text:style-name="T4">en el libro Introducción a La Economía Colombiana (20</text:span><text:span text:style-name="T66">20</text:span><text:span text:style-name="T4">)</text:span></text:p>
      <text:p text:style-name="P63"/>
      <text:p text:style-name="P96">Modelos económicos</text:p>
      <text:p text:style-name="P96"/>
      <text:p text:style-name="P435"><text:span text:style-name="T4">De acuerdo al libro Introducción a La Economía Colombiana (20</text:span><text:span text:style-name="T61">20</text:span><text:span text:style-name="T4">) por Cárdenas Santamaría </text:span><text:span text:style-name="T66">los modelos económicos son vistos como</text:span><text:span text:style-name="T67">:</text:span><text:span text:style-name="T68"> </text:span></text:p>
      <text:p text:style-name="P96"/>
      <text:p text:style-name="P179">Representaciones deliberadamente simples de situaciones más complejas que captan los rasgos más importantes del comportamiento económico de los individuos y las empresas</text:p>
      <text:p text:style-name="P179"/>
      <text:p text:style-name="P179">Representaciones fieles de la realidad y bastante complejos que captan todos los rasgos del comportamiento económico de los individuos y las empresas</text:p>
      <text:p text:style-name="P179"/>
      <text:p text:style-name="P179">Representaciones que se expresan a partir de modelos matemáticos y no de manera verbal o diagramas, para ilustrar el comportamiento económico de los individuos y las empresas</text:p>
      <text:p text:style-name="P179"/>
      <text:p text:style-name="P97"><text:span text:style-name="T224">Revisar</text:span><text:span text:style-name="T219"> </text:span><text:span text:style-name="T224">Capítulo </text:span><text:span text:style-name="T219">1 p</text:span><text:span text:style-name="T224">ágina</text:span><text:span text:style-name="T212">s</text:span><text:span text:style-name="T219"> </text:span><text:span text:style-name="T212">9-</text:span><text:span text:style-name="T225">11</text:span><text:span text:style-name="T219"> </text:span><text:span text:style-name="T224">en el libro Introducción a La Economía Colombiana (20</text:span><text:span text:style-name="T212">20</text:span><text:span text:style-name="T224">)</text:span></text:p>
      <text:p text:style-name="P64"/>
      <text:p text:style-name="P100">Economía de mercado</text:p>
      <text:p text:style-name="P98"/>
      <text:p text:style-name="P98"><text:span text:style-name="T224">De acuerdo al libro Introducción a La Economía Colombiana (20</text:span><text:span text:style-name="T218">20</text:span><text:span text:style-name="T224">) por Cárdenas Santamaría </text:span><text:span text:style-name="T226">respecto al funcionamiento de una economía de mercado se concluye que</text:span><text:span text:style-name="T217">:</text:span></text:p>
      <text:p text:style-name="P183"/>
      <text:p text:style-name="P184">Ademas de los teoremas del bienestar existen otros requisitos para que una economía de mercado funcione bien como la seguridad personal y jurídicas</text:p>
      <text:p text:style-name="P184"/>
      <text:p text:style-name="P184">Es el sistema más eficiente que existe actualmente para organizar la producción en una sociedad donde no se requiere ningún tipo de intervención externa</text:p>
      <text:p text:style-name="P184"/>
      <text:p text:style-name="P98"><text:span text:style-name="T226">Es un esquema que a pesar de su eficiencia produce fallas de mercado y fallas de estado lo que lo hace inviable para organizar la producción de un sociedad</text:span><text:span text:style-name="T216"> </text:span></text:p>
      <text:p text:style-name="P185"/>
      <text:p text:style-name="P99"><text:span text:style-name="T224">Revisar</text:span><text:span text:style-name="T219"> </text:span><text:span text:style-name="T224">Capítulo </text:span><text:span text:style-name="T219">1 p</text:span><text:span text:style-name="T224">ágina</text:span><text:span text:style-name="T216">s</text:span><text:span text:style-name="T219"> </text:span><text:span text:style-name="T227">12</text:span><text:span text:style-name="T216">-</text:span><text:span text:style-name="T225">1</text:span><text:span text:style-name="T227">3</text:span><text:span text:style-name="T219"> </text:span><text:span text:style-name="T224">en el libro Introducción a La Economía Colombiana (20</text:span><text:span text:style-name="T216">20</text:span><text:span text:style-name="T224">)</text:span></text:p>
      <text:p text:style-name="P123"/>
      <text:p text:style-name="P62">Variables stock y flujo <text:s/></text:p>
      <text:p text:style-name="P22"/>
      <text:p text:style-name="P490"><text:span text:style-name="T4">De acuerdo al libro Introducción a La Economía Colombiana (20</text:span><text:span text:style-name="T61">20</text:span><text:span text:style-name="T4">) por Cárdenas Santamaría </text:span><text:span text:style-name="T8">las variables en economía son de tipo:</text:span></text:p>
      <text:p text:style-name="P337"/>
      <text:p text:style-name="P369">Stock ó flujo donde la primera se mide en un punto del tiempo mientras que la segunda se mide a lo largo de un periodo de tiempo</text:p>
      <text:p text:style-name="P347"/>
      <text:p text:style-name="P416"><text:span text:style-name="T161">Nominal ó real donde la primera expresa el valor en unidades monetarias corrientes mientras que la segunda expresa el valor en unidades monetarias constantes</text:span><text:span text:style-name="T160"> </text:span></text:p>
      <text:p text:style-name="P367"/>
      <text:p text:style-name="P416"><text:span text:style-name="T160">E</text:span><text:span text:style-name="T161">ndógena ó exoǵena <text:s/>donde la primera se determina dentro de un modelo económico mientras que la segunda se toma como dada dentro </text:span><text:span text:style-name="T162">del modelo</text:span></text:p>
      <text:p text:style-name="P298"/>
      <text:p text:style-name="P416"><text:span text:style-name="T4">Revisar</text:span><text:span text:style-name="T5"> </text:span><text:span text:style-name="T4">Capítulo </text:span><text:span text:style-name="T5">1 p</text:span><text:span text:style-name="T4">ágina</text:span><text:span text:style-name="T5"> </text:span><text:span text:style-name="T69">13-14</text:span><text:span text:style-name="T5"> </text:span><text:span text:style-name="T4">en el libro Introducción a La Economía Colombiana (20</text:span><text:span text:style-name="T69">20</text:span><text:span text:style-name="T4">)</text:span></text:p>
      <text:p text:style-name="P111"><text:soft-page-break/></text:p>
      <text:p text:style-name="P110">Capítulo <text:span text:style-name="T207">2</text:span></text:p>
      <text:p text:style-name="P351"/>
      <text:p text:style-name="P65">Producto Interno Bruto</text:p>
      <text:p text:style-name="P18"/>
      <text:p text:style-name="P129">De acuerdo al libro Introducción a La Economía Colombiana (20<text:span text:style-name="T306">20</text:span>) por Cárdenas Santamaría <text:span text:style-name="T244">el </text:span><text:span text:style-name="T247">P</text:span><text:span text:style-name="T244">roducto </text:span><text:span text:style-name="T247">I</text:span><text:span text:style-name="T244">nterno </text:span><text:span text:style-name="T247">B</text:span><text:span text:style-name="T244">ruto es:</text:span></text:p>
      <text:p text:style-name="P326"/>
      <text:p text:style-name="P372">Una variable que expresa el valor de los productos finales que se producen dentro de los límites de un territorio geográfico claramente determinado</text:p>
      <text:p text:style-name="P345"/>
      <text:p text:style-name="P373">Una variable que mide el cambio en precios y cantidades de los bienes y servicios producidos por las unidades productivas residentes en un territorio <text:s/></text:p>
      <text:p text:style-name="P353"/>
      <text:p text:style-name="P417"><text:span text:style-name="T163">Una variable que </text:span><text:span text:style-name="T164">contabiliza la producción de los individuos pertenecientes a un territorio sin importar si </text:span><text:span text:style-name="T165">é</text:span><text:span text:style-name="T164">sta se realiza dentro o fuera de ese territorio</text:span></text:p>
      <text:p text:style-name="P294"/>
      <text:p text:style-name="P113"><text:span text:style-name="T207">Revisar</text:span> <text:span text:style-name="T207">Capítulo </text:span><text:span text:style-name="T244">2</text:span> p<text:span text:style-name="T207">ágina</text:span> <text:span text:style-name="T313">20</text:span> <text:span text:style-name="T207">en el libro Introducción a La Economía Colombiana (20</text:span><text:span text:style-name="T313">20</text:span><text:span text:style-name="T207">)</text:span></text:p>
      <text:p text:style-name="P112"/>
      <text:p text:style-name="P66">Producto Interno Bruto <text:span text:style-name="T246">Real</text:span></text:p>
      <text:p text:style-name="P23"/>
      <text:p text:style-name="P130">De acuerdo al libro Introducción a La Economía Colombiana (20<text:span text:style-name="T306">20</text:span>) por Cárdenas Santamaría, Mauricio, Roberto Junguito, Camilo García y María Fernanda Rosales <text:span text:style-name="T244">el </text:span><text:span text:style-name="T247">P</text:span><text:span text:style-name="T244">roducto </text:span><text:span text:style-name="T247">I</text:span><text:span text:style-name="T244">nterno </text:span><text:span text:style-name="T247">B</text:span><text:span text:style-name="T244">ruto </text:span><text:span text:style-name="T247">(PIB) real se refiera a</text:span></text:p>
      <text:p text:style-name="P327"/>
      <text:p text:style-name="P370"><text:span text:style-name="T245">L</text:span>a medición del PIB en volumen donde se busca controlar el efecto que tienen los precios sobre la producción de bienes y servicios finales</text:p>
      <text:p text:style-name="P370"/>
      <text:p text:style-name="P370">La contabilización de las variaciones porcentuales del PIB para medir el cambio en el volumen físico de la producción en un periodo determinado</text:p>
      <text:p text:style-name="P370"/>
      <text:p text:style-name="P370">La corrección que se le realiza al PIB al tener en cuenta la población de un territorio para medir en términos <text:span text:style-name="T248">efectivos</text:span> <text:span text:style-name="T248">la producción por habitante</text:span></text:p>
      <text:p text:style-name="P299"/>
      <text:p text:style-name="P114"><text:span text:style-name="T207">Revisar</text:span> <text:span text:style-name="T207">Capítulo </text:span><text:span text:style-name="T244">2</text:span> p<text:span text:style-name="T207">áginas</text:span> <text:span text:style-name="T314">20</text:span><text:span text:style-name="T1">-</text:span><text:span text:style-name="T314">2</text:span><text:span text:style-name="T316">4</text:span> <text:span text:style-name="T207">en el libro Introducción a La Economía Colombiana (20</text:span><text:span text:style-name="T315">2</text:span><text:span text:style-name="T314">0</text:span><text:span text:style-name="T207">)</text:span></text:p>
      <text:p text:style-name="P114"/>
      <text:p text:style-name="P67"><text:span text:style-name="T249">Comparaciones internacionales </text:span>Producto Interno Bruto</text:p>
      <text:p text:style-name="P24"/>
      <text:p text:style-name="P131">De acuerdo al libro Introducción a La Economía Colombiana (20<text:span text:style-name="T306">20</text:span>) por Cárdenas Santamaría <text:span text:style-name="T250">para realizar comparaciones internacionales del </text:span><text:span text:style-name="T244"><text:s/></text:span><text:span text:style-name="T247">P</text:span><text:span text:style-name="T244">roducto </text:span><text:span text:style-name="T247">I</text:span><text:span text:style-name="T244">nterno </text:span><text:span text:style-name="T247">B</text:span><text:span text:style-name="T244">ruto </text:span><text:span text:style-name="T247">(PIB) </text:span><text:span text:style-name="T250">se debe</text:span></text:p>
      <text:p text:style-name="P126"/>
      <text:p text:style-name="P465"><text:span text:style-name="T9">Utilizar </text:span><text:span text:style-name="T10">el concepto de paridad de poder adquisitivo donde se busca igualar el poder de compra de diferentes monedas y de esa manera expresar el PIB en una moneda común</text:span></text:p>
      <text:p text:style-name="P126"/>
      <text:p text:style-name="P142">Corregir el PIB expresándolo en dólares estadounidenses <text:s/>mediante la utilización de tasas de cambio de mercado debido a que es una moneda común utilizada alrededor del mundo </text:p>
      <text:p text:style-name="P328"/>
      <text:p text:style-name="P371">Aplicar un ajuste <text:span text:style-name="T251">donde se tiene en cuenta la depreciación del acervo o stock de capital de tal manera que se tenga en cuenta como pierde valor </text:span><text:span text:style-name="T253">é</text:span><text:span text:style-name="T251">sta última variable entre países </text:span></text:p>
      <text:p text:style-name="P300"><text:soft-page-break/></text:p>
      <text:p text:style-name="P115"><text:span text:style-name="T207">Revisar</text:span> <text:span text:style-name="T207">Capítulo </text:span><text:span text:style-name="T244">2</text:span> p<text:span text:style-name="T207">áginas</text:span> <text:span text:style-name="T318">24</text:span><text:span text:style-name="T250">-</text:span><text:span text:style-name="T318">27</text:span> <text:span text:style-name="T207">en el libro Introducción a La Economía Colombiana (20</text:span><text:span text:style-name="T317">20</text:span><text:span text:style-name="T207">)</text:span></text:p>
      <text:p text:style-name="P115"/>
      <text:p text:style-name="P115"/>
      <text:p text:style-name="P508"><text:span text:style-name="T144">Sectores económicos y</text:span><text:span text:style-name="T145"> </text:span><text:span text:style-name="T146">Producto Interno Bruto</text:span></text:p>
      <text:p text:style-name="P25"/>
      <text:p text:style-name="P491"><text:span text:style-name="T4">De acuerdo al libro Introducción a La Economía Colombiana (20</text:span><text:span text:style-name="T61">20</text:span><text:span text:style-name="T4">) por Cárdenas Santamaría </text:span><text:span text:style-name="T12">se señala que la participación sectorial entre 1970 y 201</text:span><text:span text:style-name="T70">7</text:span><text:span text:style-name="T12"> en Colombia </text:span><text:span text:style-name="T13">se caracteriza porque</text:span><text:span text:style-name="T12"> </text:span></text:p>
      <text:p text:style-name="P141"/>
      <text:p text:style-name="P466"><text:span text:style-name="T70">H</text:span><text:span text:style-name="T3">a existido un </text:span><text:span text:style-name="T70">incremento en la </text:span><text:span text:style-name="T3"><text:s/>participación del sector de servicios pero el sector agropecuario </text:span><text:span text:style-name="T11">a disminuido su participación debido a la concentración de la población </text:span><text:span text:style-name="T14">en</text:span><text:span text:style-name="T11"> las zonas urbanas</text:span></text:p>
      <text:p text:style-name="P143"/>
      <text:p text:style-name="P467"><text:span text:style-name="T3">Se gener</text:span><text:span text:style-name="T14">ó</text:span><text:span text:style-name="T3"> un proceso de industrialización donde el sector manufacturero aumento su participación debido a la sustitución de importaciones de productos manufacturados por productos locales</text:span></text:p>
      <text:p text:style-name="P144"/>
      <text:p text:style-name="P510"><text:bookmark text:name="yui_3_17_2_1_1631490103499_9678"/><text:bookmark text:name="yui_3_17_2_1_1631490103499_9679"/><text:span text:style-name="T14">Se presentó una </text:span><text:span text:style-name="T70">disminución</text:span><text:span text:style-name="T14"> en la participación del sector de la </text:span><text:span text:style-name="T70">minería</text:span><text:span text:style-name="T14"> y se incrementó la importancia del sector de servicios por el aumento en la productividad y la formalidad de este último</text:span></text:p>
      <text:p text:style-name="P117"><text:span text:style-name="T207">Revisar</text:span> <text:span text:style-name="T207">Capítulo </text:span><text:span text:style-name="T244">2</text:span> p<text:span text:style-name="T207">áginas</text:span> <text:span text:style-name="T319">28</text:span><text:span text:style-name="T250">-</text:span><text:span text:style-name="T319">33</text:span> <text:span text:style-name="T207">en el libro Introducción a La Economía Colombiana (20</text:span><text:span text:style-name="T319">20</text:span><text:span text:style-name="T207">)</text:span></text:p>
      <text:p text:style-name="P116"/>
      <text:p text:style-name="P468"><text:span text:style-name="T147">Regiones</text:span><text:span text:style-name="T144"> y</text:span><text:span text:style-name="T145"> </text:span><text:span text:style-name="T146">Producto Interno Bruto</text:span></text:p>
      <text:p text:style-name="P26"/>
      <text:p text:style-name="P492"><text:span text:style-name="T4">De acuerdo al libro Introducción a La Economía Colombiana (20</text:span><text:span text:style-name="T61">20</text:span><text:span text:style-name="T4">) por Cárdenas Santamaría </text:span><text:span text:style-name="T15">en cuanto al Producto Interno Bruto (PIB) per capita departamental </text:span><text:span text:style-name="T12">se señala que </text:span></text:p>
      <text:p text:style-name="P145"/>
      <text:p text:style-name="P469"><text:span text:style-name="T11">C</text:span><text:span text:style-name="T3">olombia ha sido un caso exitoso de convergencia regional debido a que el ingreso por habitante en los departamentos a tendido a nivelarse</text:span></text:p>
      <text:p text:style-name="P146"/>
      <text:p text:style-name="P469"><text:span text:style-name="T3">En Colombia no se ha presentado una convergencia regional debido a que </text:span><text:span text:style-name="T16">no ha existido una inversión adecuada en infraestructura que cierre brechas</text:span></text:p>
      <text:p text:style-name="P147"/>
      <text:p text:style-name="P470"><text:span text:style-name="T16">E</text:span><text:span text:style-name="T3">n general en Colombia la brecha de ingresos entre departamentos no se ha cerrado donde Arauca y Casanare son un reflejo de este fenómeno</text:span></text:p>
      <text:p text:style-name="P301"/>
      <text:p text:style-name="P117"><text:span text:style-name="T207">Revisar</text:span> <text:span text:style-name="T207">Capítulo </text:span><text:span text:style-name="T244">2</text:span> p<text:span text:style-name="T207">áginas</text:span> <text:span text:style-name="T320">33</text:span><text:span text:style-name="T250">-</text:span><text:span text:style-name="T320">36</text:span> <text:span text:style-name="T207">en el libro Introducción a La Economía Colombiana (20</text:span><text:span text:style-name="T321">20</text:span><text:span text:style-name="T207">)</text:span></text:p>
      <text:p text:style-name="P117"/>
      <text:p text:style-name="P68"><text:span text:style-name="T244">C</text:span>omponentes de la demanda agregada</text:p>
      <text:p text:style-name="P117"/>
      <text:p text:style-name="P493"><text:span text:style-name="T4">De acuerdo al libro Introducción a La Economía Colombiana (20</text:span><text:span text:style-name="T61">20</text:span><text:span text:style-name="T4">) por Cárdenas Santamaría </text:span><text:span text:style-name="T17">el componente de la demanda agregada con mayor participación y más estable </text:span><text:span text:style-name="T18">en los países es</text:span></text:p>
      <text:p text:style-name="P127"/>
      <text:p text:style-name="P148">El consumo privado de los hogares debido a que la mayoría de los productos finales se destina a este rubro y porque los individuos les disgusta que s<text:span text:style-name="T252">u</text:span> consumo varíe demasiado</text:p>
      <text:p text:style-name="P148"/>
      <text:p text:style-name="P148">La inversión o la formación bruta de capital debido a que las empresas usualmente planean a largo plazo sus actividades y requieren tener un stock estable de activos fijos para producir</text:p>
      <text:p text:style-name="P148"/>
      <text:p text:style-name="P148">La balanza comercial debido a que los países en una economía global tienden a comerciar en grandes volúmenes y donde la estructura de productos que exportan e importan no tiene variaciones abruptas</text:p>
      <text:p text:style-name="P324"><text:soft-page-break/></text:p>
      <text:p text:style-name="P195"><text:span text:style-name="T207">Revisar</text:span> <text:span text:style-name="T207">Capítulo </text:span><text:span text:style-name="T260">2</text:span> p<text:span text:style-name="T207">áginas</text:span> <text:span text:style-name="T322">36</text:span><text:span text:style-name="T1">-</text:span><text:span text:style-name="T323">40</text:span> <text:span text:style-name="T207">en el libro Introducción a La Economía Colombiana (20</text:span><text:span text:style-name="T321">20</text:span><text:span text:style-name="T207">)</text:span></text:p>
      <text:p text:style-name="P195"/>
      <text:p text:style-name="P101">Recesión</text:p>
      <text:p text:style-name="P118"/>
      <text:p text:style-name="P436"><text:span text:style-name="T4">De acuerdo al libro Introducción a La Economía Colombiana (20</text:span><text:span text:style-name="T61">20</text:span><text:span text:style-name="T4">) por Cárdenas Santamaría </text:span><text:span text:style-name="T71">la recesión se entiende como</text:span></text:p>
      <text:p text:style-name="P132"/>
      <text:p text:style-name="P186">Una caída prolongada del producto debido a 2 trimestres consecutivos de contracción frente al trimestre anterior</text:p>
      <text:p text:style-name="P186"/>
      <text:p text:style-name="P437"><text:span text:style-name="T71">U</text:span><text:span text:style-name="T72">na caída del producto debido a 1 trimestre consecutivo de contracción frente al trimestre inmediatamente anterior</text:span></text:p>
      <text:p text:style-name="P187"/>
      <text:p text:style-name="P494"><text:span text:style-name="T3">Una desaceleración del producto debido a 3 trimestres consecutivos de contracción <text:s/></text:span><text:span text:style-name="T73">frente al trimestre anterior</text:span></text:p>
      <text:p text:style-name="P325"/>
      <text:p text:style-name="P216"><text:span text:style-name="T207">Revisar</text:span> <text:span text:style-name="T207">Capítulo </text:span><text:span text:style-name="T260">2</text:span> p<text:span text:style-name="T207">ágina</text:span> <text:span text:style-name="T323">4</text:span><text:span text:style-name="T324">3</text:span> <text:span text:style-name="T207">en el libro Introducción a La Economía Colombiana (20</text:span><text:span text:style-name="T321">20</text:span><text:span text:style-name="T207">)</text:span></text:p>
      <text:p text:style-name="P112"/>
      <text:p text:style-name="P110">Capítulo <text:span text:style-name="T207">4</text:span></text:p>
      <text:p text:style-name="P360"/>
      <text:p text:style-name="P69">Definición de instituciones</text:p>
      <text:p text:style-name="P27"/>
      <text:p text:style-name="P133">De acuerdo al libro Introducción a La Economía Colombiana (20<text:span text:style-name="T306">20</text:span>) por Cárdenas Santamaría <text:span text:style-name="T254">las instituciones de pueden definir como</text:span></text:p>
      <text:p text:style-name="P329"/>
      <text:p text:style-name="P374">El conjunto de normas tanto culturales <text:s/>como jurídicas que determinan la forma como los individuos interactúan</text:p>
      <text:p text:style-name="P374"/>
      <text:p text:style-name="P374">La colección de entidades y organizaciones que establecen las reglas de juego que se aplican en una sociedad</text:p>
      <text:p text:style-name="P374"/>
      <text:p text:style-name="P349"><text:span text:style-name="T255">Los reglamentos, planes y procedimientos operativos </text:span><text:span text:style-name="T256">formales </text:span><text:span text:style-name="T255">que se establecen en una sociedad para la resolución de conflictos</text:span></text:p>
      <text:p text:style-name="P302"/>
      <text:p text:style-name="P195"><text:span text:style-name="T207">Revisar</text:span> <text:span text:style-name="T207">Capítulo </text:span><text:span text:style-name="T260">4</text:span> p<text:span text:style-name="T207">áginas</text:span> <text:span text:style-name="T325">82</text:span><text:span text:style-name="T1">-</text:span><text:span text:style-name="T325">83</text:span> <text:span text:style-name="T207">en el libro Introducción a La Economía Colombiana (20</text:span><text:span text:style-name="T325">20</text:span><text:span text:style-name="T207">)</text:span></text:p>
      <text:p text:style-name="P195"/>
      <text:p text:style-name="P471"><text:span text:style-name="T148">Importancia</text:span><text:span text:style-name="T149"> de instituciones formales </text:span><text:span text:style-name="T155">e informales</text:span></text:p>
      <text:p text:style-name="P28"/>
      <text:p text:style-name="P495"><text:span text:style-name="T4">De acuerdo al libro Introducción a La Economía Colombiana (20</text:span><text:span text:style-name="T61">20</text:span><text:span text:style-name="T4">) por Cárdenas Santamaría </text:span><text:span text:style-name="T19">las </text:span><text:span text:style-name="T74">buenas </text:span><text:span text:style-name="T19">instituciones formales </text:span><text:span text:style-name="T74">e informales </text:span><text:span text:style-name="T20">son importantes porque</text:span></text:p>
      <text:p text:style-name="P330"/>
      <text:p text:style-name="P375">Reducen los costos para llegar a acuerdo benéficos entre los individuos permitiendo una mayor cooperación y minimizando comportamientos predatorios</text:p>
      <text:p text:style-name="P375"/>
      <text:p text:style-name="P418"><text:span text:style-name="T166">Comunican de manera clara y transparente a través de la codificación en documentos las reglas que han surgido de prácticas comunes </text:span><text:span text:style-name="T167">permitiendo</text:span><text:span text:style-name="T166"> una mayor estabilidad jurídica</text:span></text:p>
      <text:p text:style-name="P375"/>
      <text:p text:style-name="P418"><text:soft-page-break/><text:span text:style-name="T166">Determinan el proceso político a través del cual se genera una infraestructura social que permite </text:span><text:span text:style-name="T167">mayores actividades productivas e inversión en nuevas tecnologías</text:span><text:span text:style-name="T166"> </text:span></text:p>
      <text:p text:style-name="P303"/>
      <text:p text:style-name="P418"><text:span text:style-name="T83">Revisar</text:span><text:span text:style-name="T106"> </text:span><text:span text:style-name="T83">Capítulo </text:span><text:span text:style-name="T107">4</text:span><text:span text:style-name="T106"> p</text:span><text:span text:style-name="T83">áginas</text:span><text:span text:style-name="T106"> </text:span><text:span text:style-name="T108">82</text:span><text:span text:style-name="T109">-</text:span><text:span text:style-name="T108">83</text:span><text:span text:style-name="T106"> </text:span><text:span text:style-name="T83">en el libro Introducción a La Economía Colombiana (2013)</text:span></text:p>
      <text:p text:style-name="P234"/>
      <text:p text:style-name="P496"><text:span text:style-name="T152">I</text:span><text:span text:style-name="T149">nstituciones </text:span><text:span text:style-name="T152">excluyentes</text:span></text:p>
      <text:p text:style-name="P51"/>
      <text:p text:style-name="P496"><text:span text:style-name="T4">De acuerdo al libro Introducción a La Economía Colombiana (20</text:span><text:span text:style-name="T61">20</text:span><text:span text:style-name="T4">) por Cárdenas Santamaría </text:span><text:span text:style-name="T19">las </text:span><text:span text:style-name="T75">instituciones excluyentes se definen como</text:span></text:p>
      <text:p text:style-name="P338"/>
      <text:p text:style-name="P376"><text:span text:style-name="T326">Instituciones</text:span> diseñadas para asegurar que el poder y los recursos económicos se mantengan concentrados en pocas manos</text:p>
      <text:p text:style-name="P376"/>
      <text:p text:style-name="P438"><text:span text:style-name="T197">Instituciones que p</text:span><text:span text:style-name="T166">ermiten a toda la población poder participar en los espacios económico</text:span><text:span text:style-name="T197">s </text:span><text:span text:style-name="T166">y así asegurar una distribución equitativa</text:span></text:p>
      <text:p text:style-name="P376"/>
      <text:p text:style-name="P438"><text:span text:style-name="T166">I</text:span><text:span text:style-name="T197">nstituciones conformadas para permitir que el poder se reparta y se concentre </text:span><text:span text:style-name="T198">a través de pesos y contrapesos en la población</text:span></text:p>
      <text:p text:style-name="P321"/>
      <text:p text:style-name="P438"><text:span text:style-name="T83">Revisar</text:span><text:span text:style-name="T106"> </text:span><text:span text:style-name="T83">Capítulo </text:span><text:span text:style-name="T107">4</text:span><text:span text:style-name="T106"> p</text:span><text:span text:style-name="T83">áginas</text:span><text:span text:style-name="T106"> </text:span><text:span text:style-name="T108">8</text:span><text:span text:style-name="T110">4</text:span><text:span text:style-name="T109">-</text:span><text:span text:style-name="T108">8</text:span><text:span text:style-name="T110">5</text:span><text:span text:style-name="T106"> </text:span><text:span text:style-name="T83">en el libro Introducción a La Economía Colombiana (2013)</text:span></text:p>
      <text:p text:style-name="P196"/>
      <text:p text:style-name="P70">Gobernabilidad</text:p>
      <text:p text:style-name="P29"/>
      <text:p text:style-name="P497"><text:span text:style-name="T4">De acuerdo al libro Introducción a La Economía Colombiana (20</text:span><text:span text:style-name="T61">20</text:span><text:span text:style-name="T4">) por Cárdenas Santamaría <text:s/></text:span><text:span text:style-name="T21">la gobernabilidad se define como</text:span></text:p>
      <text:p text:style-name="P331"/>
      <text:p text:style-name="P419"><text:span text:style-name="T199">E</text:span><text:span text:style-name="T168">l ejercicio de la autoridad a través de instituciones para el bien común</text:span></text:p>
      <text:p text:style-name="P377"/>
      <text:p text:style-name="P377"><text:span text:style-name="T327">La c</text:span>olección de instituciones que proveen incentivos con los cuales los individuos actúan</text:p>
      <text:p text:style-name="P377"/>
      <text:p text:style-name="P406">La infraestructura social necesaria por la cual los gobiernos son seleccionados </text:p>
      <text:p text:style-name="P406"/>
      <text:p text:style-name="P439"><text:span text:style-name="T83">Revisar</text:span><text:span text:style-name="T106"> </text:span><text:span text:style-name="T83">Capítulo </text:span><text:span text:style-name="T107">4</text:span><text:span text:style-name="T106"> p</text:span><text:span text:style-name="T83">áginas </text:span><text:span text:style-name="T200">85</text:span><text:span text:style-name="T109">-</text:span><text:span text:style-name="T111">88</text:span><text:span text:style-name="T106"> </text:span><text:span text:style-name="T83">en el libro Introducción a La Economía Colombiana (20</text:span><text:span text:style-name="T112">20</text:span><text:span text:style-name="T83">)</text:span></text:p>
      <text:p text:style-name="P197"/>
      <text:p text:style-name="P71"><text:span text:style-name="T259">G</text:span>obernabilidad: <text:span text:style-name="T259">dimensión voz y rendición de cuentas</text:span></text:p>
      <text:p text:style-name="P30"/>
      <text:p text:style-name="P497"><text:span text:style-name="T4">De acuerdo al libro Introducción a La Economía Colombiana (20</text:span><text:span text:style-name="T61">20</text:span><text:span text:style-name="T4">) por Cárdenas Santamaría </text:span><text:span text:style-name="T22">la dimensión de voz y rendición de cuentas en el concepto de gobernabilidad se refiere a </text:span></text:p>
      <text:p text:style-name="P332"/>
      <text:p text:style-name="P378"><text:span text:style-name="T258">E</text:span>l grado en que los ciudadanos de un país pueden eligir a sus representantes <text:span text:style-name="T261">así </text:span>como las libertades de expresión, asociación y de prensa</text:p>
      <text:p text:style-name="P378"/>
      <text:p text:style-name="P378">Las percepciones en cuanto a la probabilidad de que los políticos cumplan lo que establecen los programas por los cuales fueron elegidos</text:p>
      <text:p text:style-name="P378"/>
      <text:p text:style-name="P378">La capacidad que tienen los habitantes dentro de un territorio de verificar la calidad de los servicios públicos y civiles que ofrece un gobierno <text:s/></text:p>
      <text:p text:style-name="P404"/>
      <text:p text:style-name="P403"><text:span text:style-name="T207">Revisar</text:span> <text:span text:style-name="T207">Capítulo </text:span><text:span text:style-name="T260">4</text:span> p<text:span text:style-name="T207">áginas </text:span><text:span text:style-name="T328">85</text:span><text:span text:style-name="T1">-</text:span><text:span text:style-name="T328">88</text:span> <text:span text:style-name="T207">en el libro Introducción a La Economía Colombiana (20</text:span><text:span text:style-name="T327">20</text:span><text:span text:style-name="T207">)</text:span></text:p>
      <text:p text:style-name="P198"><text:soft-page-break/></text:p>
      <text:p text:style-name="P72"><text:span text:style-name="T259">G</text:span>obernabilidad: <text:s/><text:span text:style-name="T262">calidad del Estado de derecho</text:span></text:p>
      <text:p text:style-name="P31"/>
      <text:p text:style-name="P497"><text:span text:style-name="T4">De acuerdo al libro Introducción a La Economía Colombiana (20</text:span><text:span text:style-name="T61">20</text:span><text:span text:style-name="T4">) por Cárdenas Santamaría </text:span><text:span text:style-name="T22">la dimensión de </text:span><text:span text:style-name="T23">la calidad del Estado de derecho</text:span><text:span text:style-name="T22"> en el concepto de gobernabilidad se refiere a </text:span></text:p>
      <text:p text:style-name="P149"/>
      <text:p text:style-name="P472"><text:span text:style-name="T27">L</text:span><text:span text:style-name="T25">a percepción respecto a si los individuos confían en las reglas de juegos de la sociedad </text:span><text:span text:style-name="T24">que incluyen el cumplimiento de los contratos, la efectividad de la policía y las cortes y la probabilidad de </text:span><text:span text:style-name="T28">castigo</text:span><text:span text:style-name="T24"> </text:span><text:span text:style-name="T26">cuando se presentan</text:span><text:span text:style-name="T24"> </text:span><text:span text:style-name="T26">actos de </text:span><text:span text:style-name="T24">crimen y violencia </text:span></text:p>
      <text:p text:style-name="P333"/>
      <text:p text:style-name="P420"><text:span text:style-name="T169">La medición respecto </text:span><text:span text:style-name="T170">a si el gobierno es capaz de formular e implementar políticas </text:span><text:span text:style-name="T171">de regulación a la actividad económica</text:span><text:span text:style-name="T170"> </text:span><text:span text:style-name="T171">de tal manera que se contribuya a <text:s/>mejorar <text:s/>el <text:s/>desempeño </text:span><text:span text:style-name="T169">de <text:s/>la <text:s/>economía, el <text:s/>bienestar <text:s/>social </text:span><text:span text:style-name="T171">y el desarrollo del sector privado</text:span></text:p>
      <text:p text:style-name="P379"/>
      <text:p text:style-name="P421"><text:span text:style-name="T171">El grado en el que los entes públicos ejercen sus funciones en beneficio de los particulares </text:span><text:span text:style-name="T172">promocionando la eficiencia del orden económico y </text:span><text:span text:style-name="T171">evitando que exista una captura del Estado por </text:span><text:span text:style-name="T172">parte de las élites y los intereses puramente privados</text:span></text:p>
      <text:p text:style-name="P304"/>
      <text:p text:style-name="P402"><text:span text:style-name="T207">Revisar</text:span> <text:span text:style-name="T207">Capítulo </text:span><text:span text:style-name="T260">4</text:span> p<text:span text:style-name="T207">áginas </text:span><text:span text:style-name="T328">85</text:span><text:span text:style-name="T1">-</text:span><text:span text:style-name="T328">88</text:span> <text:span text:style-name="T207">en el libro Introducción a La Economía Colombiana (20</text:span><text:span text:style-name="T327">20</text:span><text:span text:style-name="T207">)</text:span></text:p>
      <text:p text:style-name="P199"/>
      <text:p text:style-name="P73">Desarrollo institucional colombiano</text:p>
      <text:p text:style-name="P32"/>
      <text:p text:style-name="P497"><text:span text:style-name="T4">De acuerdo al libro Introducción a La Economía Colombiana (20</text:span><text:span text:style-name="T61">20</text:span><text:span text:style-name="T4">) por Cárdenas Santamaría </text:span><text:span text:style-name="T29">se concluye que el desarrollo institucional colombiano se caracteriza en parte por</text:span></text:p>
      <text:p text:style-name="P151"/>
      <text:p text:style-name="P474"><text:span text:style-name="T29">E</text:span><text:span text:style-name="T3">l deterioro sustancial de los indicadores relacionados con la defensa de los derechos de propiedad, imperio de la ley, criminalidad y libertades civiles debido al conflicto interno colombiano</text:span></text:p>
      <text:p text:style-name="P152"/>
      <text:p text:style-name="P152">La baja calificación por debajo del promedio internacional respecto a temas relacionados con la corrupción, el funcionamiento de la democracia y en general la calidad de la burocracia </text:p>
      <text:p text:style-name="P150"/>
      <text:p text:style-name="P473"><text:span text:style-name="T30">L</text:span><text:span text:style-name="T3">os bajos niveles en relación a indicadores de intervención estatal como regulación y supervisión debido a la cantidad de procesos burocráticos que frenan el desarrollo del sector privado</text:span></text:p>
      <text:p text:style-name="P305"/>
      <text:p text:style-name="P402"><text:span text:style-name="T207">Revisar</text:span> <text:span text:style-name="T207">Capítulo </text:span><text:span text:style-name="T260">4</text:span> p<text:span text:style-name="T207">áginas </text:span><text:span text:style-name="T328">85</text:span><text:span text:style-name="T1">-</text:span><text:span text:style-name="T328">88</text:span> <text:span text:style-name="T207">en el libro Introducción a La Economía Colombiana (20</text:span><text:span text:style-name="T327">20</text:span><text:span text:style-name="T207">)</text:span></text:p>
      <text:p text:style-name="P200"/>
      <text:p text:style-name="P74">Constitución política de Colombia 1991 y decisiones monetarias</text:p>
      <text:p text:style-name="P33"/>
      <text:p text:style-name="P498"><text:span text:style-name="T4">De acuerdo al libro Introducción a La Economía Colombiana (20</text:span><text:span text:style-name="T61">20</text:span><text:span text:style-name="T4">) por Cárdenas Santamaría </text:span><text:span text:style-name="T31">la novedad en materia </text:span><text:span text:style-name="T33">económica</text:span><text:span text:style-name="T31"> en la Constitución de 1991 </text:span><text:span text:style-name="T32">fue</text:span><text:span text:style-name="T31"> </text:span></text:p>
      <text:p text:style-name="P153"/>
      <text:p text:style-name="P475"><text:span text:style-name="T31">D</text:span><text:span text:style-name="T3">isminuir la influencia de la rama Ejecutiva respecto </text:span><text:span text:style-name="T33">a las decisiones monetarias</text:span><text:span text:style-name="T3"> <text:s/></text:span><text:span text:style-name="T76">y cambiarías delegando </text:span><text:span text:style-name="T77">estas tareas a un banco central independiente</text:span></text:p>
      <text:p text:style-name="P154"/>
      <text:p text:style-name="P476"><text:span text:style-name="T34">Separar de la rama Ejecutiva a la Dirección de Impuestos y Aduanas Nacionales </text:span><text:span text:style-name="T33">para garantizar la seguridad fiscal del Estado a través de</text:span><text:bookmark text:name="DeltaPlaceHolderMain"/><text:span text:style-name="T33">l control en el cumplimiento de las obligaciones tributarias</text:span></text:p>
      <text:p text:style-name="P155"/>
      <text:p text:style-name="P156">Crear el Departamento Nacional de Planeación como un ente autónomo de la rama Ejecutiva para la evaluación de las políticas públicas colombianas y el manejo y asignación de la inversión pública</text:p>
      <text:p text:style-name="P306"><text:soft-page-break/></text:p>
      <text:p text:style-name="P201"><text:span text:style-name="T207">Revisar</text:span> <text:span text:style-name="T207">Capítulo </text:span><text:span text:style-name="T260">4</text:span> p<text:span text:style-name="T207">áginas</text:span> <text:span text:style-name="T329">90</text:span> <text:span text:style-name="T207">en el libro Introducción a La Economía Colombiana (20</text:span><text:span text:style-name="T331">20</text:span><text:span text:style-name="T207">)</text:span></text:p>
      <text:p text:style-name="P194"/>
      <text:p text:style-name="P440"><text:span text:style-name="T157">C</text:span><text:span text:style-name="T158">ostos del conflicto</text:span></text:p>
      <text:p text:style-name="P8"/>
      <text:p text:style-name="P440"><text:span text:style-name="T83">De acuerdo al libro Introducción a La Economía Colombiana (20</text:span><text:span text:style-name="T113">20</text:span><text:span text:style-name="T83">) por Cárdenas Santamaría </text:span><text:span text:style-name="T114">los costos del conflictos están dados por</text:span></text:p>
      <text:p text:style-name="P275"/>
      <text:p text:style-name="P275">La destrucción de capital físico y humano así como la incertidumbre acerca del futuro que restringe l<text:span text:style-name="T364">a</text:span> inversión y la innovación</text:p>
      <text:p text:style-name="P275"/>
      <text:p text:style-name="P275">La destrucción de la infraestructura física que genera contracciones en el producto interno bruto al disminuir la inversión</text:p>
      <text:p text:style-name="P275"/>
      <text:p text:style-name="P275">La muerte de personas que afecta el mercado laboral al disminuir la cantidad de potenciales ocupados y <text:s/>se genera pérdida de salarios </text:p>
      <text:p text:style-name="P8"/>
      <text:p text:style-name="P217"><text:span text:style-name="T207">Revisar</text:span> <text:span text:style-name="T207">Capítulo </text:span><text:span text:style-name="T260">4</text:span> p<text:span text:style-name="T207">áginas</text:span> <text:span text:style-name="T329">90-</text:span><text:span text:style-name="T330">91</text:span> <text:span text:style-name="T207">en el libro Introducción a La Economía Colombiana (20</text:span><text:span text:style-name="T331">20</text:span><text:span text:style-name="T207">)</text:span></text:p>
      <text:p text:style-name="P217"/>
      <text:p text:style-name="P5"><text:span text:style-name="T329">H</text:span>allazgo relevante de la literatura</text:p>
      <text:p text:style-name="P9"/>
      <text:p text:style-name="P441"><text:span text:style-name="T83">De acuerdo al libro Introducción a La Economía Colombiana (20</text:span><text:span text:style-name="T113">20</text:span><text:span text:style-name="T83">) por Cárdenas Santamaría </text:span><text:span text:style-name="T115">uno de los hallazgos más relevantes de la literatura reciente </text:span><text:span text:style-name="T116">en materia de narcotráfico en el conflicto es</text:span></text:p>
      <text:p text:style-name="P276"/>
      <text:p text:style-name="P276">El aumento en los cultivos de coca producto del anuncio en mayo de 2014 del programa de sustitución manual de cultivos que se realizó desde la mesa de negociación de La Habana</text:p>
      <text:p text:style-name="P276"/>
      <text:p text:style-name="P499"><text:span text:style-name="T114">L</text:span><text:span text:style-name="T82">a ineficiencia de la aspersión área para combatir los cultivos de coca debido a los problemas de salud y legitimidad del Estado que conlleva el uso de avionetas para asperjar</text:span></text:p>
      <text:p text:style-name="P277"/>
      <text:p text:style-name="P499"><text:span text:style-name="T82">El uso de la cocaína como insumo para la compra de armas y financiamiento de los grupos ilegales en el conflicto interno convirtiendo al narcotráfico en un problema estructural</text:span><text:span text:style-name="T156"> </text:span></text:p>
      <text:p text:style-name="P10"/>
      <text:p text:style-name="P441"><text:span text:style-name="T83">Revisar</text:span><text:span text:style-name="T106"> </text:span><text:span text:style-name="T83">Capítulo </text:span><text:span text:style-name="T107">4</text:span><text:span text:style-name="T106"> p</text:span><text:span text:style-name="T83">áginas</text:span><text:span text:style-name="T106"> </text:span><text:span text:style-name="T114">9</text:span><text:span text:style-name="T115">5-</text:span><text:span text:style-name="T116">96</text:span><text:span text:style-name="T106"> </text:span><text:span text:style-name="T83">en el libro Introducción a La Economía Colombiana (20</text:span><text:span text:style-name="T116">20</text:span><text:span text:style-name="T83">)</text:span></text:p>
      <text:p text:style-name="P194"/>
      <text:p text:style-name="P110">Capítulo <text:span text:style-name="T207">5</text:span></text:p>
      <text:p text:style-name="P360"/>
      <text:p text:style-name="P75">Globalización</text:p>
      <text:p text:style-name="P18"/>
      <text:p text:style-name="P124"><text:span text:style-name="T288">De acuerdo al libro Introducción a La Economía Colombiana (20</text:span><text:span text:style-name="T289">20</text:span><text:span text:style-name="T288">) por Cárdenas Santamaría</text:span> <text:span text:style-name="T263">la globalización es el resultado de </text:span></text:p>
      <text:p text:style-name="P119"/>
      <text:p text:style-name="P157">La reducción de la barreras comerciales que se imponen artificialmente entre <text:span text:style-name="T264">los </text:span>países y la disminución en los costos de transporte de bienes y servicios</text:p>
      <text:p text:style-name="P157"/>
      <text:p text:style-name="P157">El aumento de la producción de bienes y servicios a escala global y la facilidad en la movilidad de los factores de producción como por ejemplo el trabajo</text:p>
      <text:p text:style-name="P157"/>
      <text:p text:style-name="P422"><text:soft-page-break/><text:span text:style-name="T35">El incremento de los flujos de información al alcance de los individuos y la competencia entre multinacionales </text:span><text:span text:style-name="T36">por expandir sus mercados </text:span><text:span text:style-name="T37">a nivel global</text:span><text:span text:style-name="T35"> </text:span></text:p>
      <text:p text:style-name="P119"/>
      <text:p text:style-name="P218"><text:span text:style-name="T207">Revisar</text:span> <text:span text:style-name="T207">Capítulo </text:span><text:span text:style-name="T264">5</text:span> p<text:span text:style-name="T207">áginas</text:span> <text:span text:style-name="T257">1</text:span><text:span text:style-name="T332">16</text:span><text:span text:style-name="T1">-</text:span><text:span text:style-name="T257">1</text:span><text:span text:style-name="T332">18</text:span> <text:span text:style-name="T207">en el libro Introducción a La Economía Colombiana (20</text:span><text:span text:style-name="T334">2</text:span><text:span text:style-name="T332">0</text:span><text:span text:style-name="T207">)</text:span></text:p>
      <text:p text:style-name="P218"/>
      <text:p text:style-name="P6">Teoría de la ventaja comparativa</text:p>
      <text:p text:style-name="P251"/>
      <text:p text:style-name="P442"><text:span text:style-name="T83">De acuerdo al libro Introducción a La Economía Colombiana (20</text:span><text:span text:style-name="T113">20</text:span><text:span text:style-name="T83">) por Cárdenas Santamaría </text:span><text:span text:style-name="T86">el concepto de ventaja comparativa señala que</text:span></text:p>
      <text:p text:style-name="P259"/>
      <text:p text:style-name="P500"><text:span text:style-name="T86">C</text:span><text:span text:style-name="T82">ada país logra un mayor consumo de bienes y servicios </text:span><text:span text:style-name="T86">al especializarse en los bienes que produce </text:span><text:span text:style-name="T117">relativamente a un </text:span><text:span text:style-name="T86">menor costo</text:span></text:p>
      <text:p text:style-name="P274"/>
      <text:p text:style-name="P442"><text:span text:style-name="T173">Cada país debe </text:span><text:span text:style-name="T174">especializarse en la producción de aquellos </text:span><text:span text:style-name="T201">productos que sean intensivos en capital y menos en mano de obra</text:span></text:p>
      <text:p text:style-name="P405"/>
      <text:p text:style-name="P442"><text:span text:style-name="T174">Cada país debe </text:span><text:span text:style-name="T175">especializarse</text:span><text:span text:style-name="T174"> </text:span><text:span text:style-name="T175">en la producción de</text:span><text:span text:style-name="T174"> aquellos productos que tenga</text:span><text:span text:style-name="T175">n</text:span><text:span text:style-name="T174"> el mayor valor agregado </text:span><text:span text:style-name="T175">por trabajador <text:s/></text:span></text:p>
      <text:p text:style-name="P232"/>
      <text:p text:style-name="P219"><text:span text:style-name="T207">Revisar</text:span> <text:span text:style-name="T207">Capítulo </text:span><text:span text:style-name="T264">5</text:span> p<text:span text:style-name="T207">ágina</text:span> <text:span text:style-name="T265">1</text:span><text:span text:style-name="T333">18-119</text:span> <text:span text:style-name="T207">en el libro Introducción a La Economía Colombiana (20</text:span><text:span text:style-name="T334">20</text:span><text:span text:style-name="T207">)</text:span></text:p>
      <text:p text:style-name="P219"/>
      <text:p text:style-name="P7">Comercio intraindustrial</text:p>
      <text:p text:style-name="P252"/>
      <text:p text:style-name="P443"><text:span text:style-name="T83">De acuerdo al libro Introducción a La Economía Colombiana (20</text:span><text:span text:style-name="T113">20</text:span><text:span text:style-name="T83">) por Cárdenas Santamaría </text:span><text:span text:style-name="T118">el comercio intraindustrial se refiere a</text:span></text:p>
      <text:p text:style-name="P260"/>
      <text:p text:style-name="P443"><text:span text:style-name="T118">El comercio que </text:span><text:span text:style-name="T86">se da entre países similares que simultáneamente exportan e importan variedades de la misma clase de bienes </text:span><text:span text:style-name="T119">y servicios</text:span><text:span text:style-name="T86"> </text:span><text:span text:style-name="T175"><text:s/></text:span></text:p>
      <text:p text:style-name="P407"/>
      <text:p text:style-name="P443"><text:span text:style-name="T175">El</text:span><text:span text:style-name="T202"> comercio </text:span><text:span text:style-name="T175">que se origina en sectores o industrias diferentes en cada país </text:span><text:span text:style-name="T203">donde corresponde a diferentes variedades de productos</text:span></text:p>
      <text:p text:style-name="P408"/>
      <text:p text:style-name="P501"><text:span text:style-name="T203">E</text:span><text:span text:style-name="T2">l comercio que se presenta entre países con diferentes ventajas comparativas donde unos son más eficientes en costos que otros </text:span></text:p>
      <text:p text:style-name="P233"/>
      <text:p text:style-name="P220"><text:span text:style-name="T207">Revisar</text:span> <text:span text:style-name="T207">Capítulo </text:span><text:span text:style-name="T264">5</text:span> p<text:span text:style-name="T207">ágina</text:span> <text:span text:style-name="T333">119-</text:span><text:span text:style-name="T334">120</text:span> <text:span text:style-name="T207">en el libro Introducción a La Economía Colombiana (20</text:span><text:span text:style-name="T335">20</text:span><text:span text:style-name="T207">)</text:span></text:p>
      <text:p text:style-name="P220"/>
      <text:p text:style-name="P11">Tasa de cambio real</text:p>
      <text:p text:style-name="P253"/>
      <text:p text:style-name="P444"><text:span text:style-name="T204">De acuerdo al libro Introducción a La Economía Colombiana (20</text:span><text:span text:style-name="T205">20</text:span><text:span text:style-name="T204">) por Cárdenas Santamaría</text:span><text:span text:style-name="T83"> </text:span><text:span text:style-name="T120">cuando la tasa de cambio real cae </text:span></text:p>
      <text:p text:style-name="P280"/>
      <text:p text:style-name="P281">Las exportaciones disminuyen y las importaciones aumentan afectando negativamente la balanza comercial</text:p>
      <text:p text:style-name="P281"/>
      <text:p text:style-name="P281">Las exportaciones aumentan y las importaciones disminuyen afectando positivamente la balanza comercial</text:p>
      <text:p text:style-name="P281"/>
      <text:p text:style-name="P281"><text:soft-page-break/>Las exportaciones no disminuyen y las importaciones no aumentan donde no se ve afectada la balanza comercial </text:p>
      <text:p text:style-name="P235"/>
      <text:p text:style-name="P221"><text:span text:style-name="T207">Revisar</text:span> <text:span text:style-name="T207">Capítulo </text:span><text:span text:style-name="T264">5</text:span> p<text:span text:style-name="T207">ágina</text:span> <text:span text:style-name="T333">1</text:span><text:span text:style-name="T335">22</text:span><text:span text:style-name="T333">-</text:span><text:span text:style-name="T334">12</text:span><text:span text:style-name="T335">5</text:span> <text:span text:style-name="T207">en el libro Introducción a La Economía Colombiana (20</text:span><text:span text:style-name="T335">20</text:span><text:span text:style-name="T207">)</text:span></text:p>
      <text:p text:style-name="P221"/>
      <text:p text:style-name="P12">Revaluación o apreciación real</text:p>
      <text:p text:style-name="P254"/>
      <text:p text:style-name="P445"><text:span text:style-name="T204">De acuerdo al libro Introducción a La Economía Colombiana (20</text:span><text:span text:style-name="T205">20</text:span><text:span text:style-name="T204">) por Cárdenas Santamaría</text:span><text:span text:style-name="T83"> </text:span><text:span text:style-name="T87">una revaluación o apreciación real se refiere a una situación en la que</text:span></text:p>
      <text:p text:style-name="P261"/>
      <text:p text:style-name="P445"><text:span text:style-name="T88">A</text:span><text:span text:style-name="T89">umenta el costo de los bienes y servicios producidos en la economía doméstica en términos de los bienes y servicios producidos por fuera de la economía doméstica</text:span></text:p>
      <text:p text:style-name="P279"/>
      <text:p text:style-name="P279">Los bienes y servicios producidos en la economía doméstica son relativamente más baratos que los bienes y servicios que no son producidos en la economía doméstica</text:p>
      <text:p text:style-name="P279"/>
      <text:p text:style-name="P279">La moneda de la economía doméstica le permite la consumidor final adquirir más bienes y servicios locales que bienes y servicios producidos en el extranjero </text:p>
      <text:p text:style-name="P236"/>
      <text:p text:style-name="P222"><text:span text:style-name="T207">Revisar</text:span> <text:span text:style-name="T207">Capítulo </text:span><text:span text:style-name="T264">5</text:span> p<text:span text:style-name="T207">ágina</text:span> <text:span text:style-name="T333">1</text:span><text:span text:style-name="T335">22</text:span><text:span text:style-name="T333">-</text:span><text:span text:style-name="T334">12</text:span><text:span text:style-name="T335">5</text:span> <text:span text:style-name="T207">en el libro Introducción a La Economía Colombiana (20</text:span><text:span text:style-name="T335">20</text:span><text:span text:style-name="T207">)</text:span></text:p>
      <text:p text:style-name="P218"/>
      <text:p text:style-name="P3">Balanza de pagos</text:p>
      <text:p text:style-name="P228"/>
      <text:p text:style-name="P236">De acuerdo al libro Introducción a La Economía Colombiana (20<text:span text:style-name="T306">20</text:span>) por Cárdenas Santamarí<text:span text:style-name="T336">a</text:span> <text:span text:style-name="T265">la balanza de pagos es</text:span></text:p>
      <text:p text:style-name="P228"/>
      <text:p text:style-name="P246">Un instrumento contable que se utiliza para registrar las transacciones <text:span text:style-name="T266">económicas </text:span>que los residentes de un país realizan con el resto del mundo</text:p>
      <text:p text:style-name="P246"/>
      <text:p text:style-name="P247">Un instrumento financiero cuyo propósito es contabilizar las transacciones de activos y pasivos que tiene<text:span text:style-name="T270">n</text:span> lugar entre residentes y no residentes de un país </text:p>
      <text:p text:style-name="P247"/>
      <text:p text:style-name="P247">Un instrumento económico <text:span text:style-name="T267">que tiene como objetivo presentar el valor de las transacciones comerciales de bienes y servicios de un país con el resto del mundo </text:span></text:p>
      <text:p text:style-name="P228"/>
      <text:p text:style-name="P202"><text:span text:style-name="T207">Revisar</text:span> <text:span text:style-name="T207">Capítulo </text:span><text:span text:style-name="T264">5</text:span> p<text:span text:style-name="T207">áginas</text:span> <text:span text:style-name="T265">1</text:span><text:span text:style-name="T336">25</text:span>-<text:span text:style-name="T265">1</text:span><text:span text:style-name="T336">30</text:span> <text:span text:style-name="T207">en el libro Introducción a La Economía Colombiana (20</text:span><text:span text:style-name="T336">20</text:span><text:span text:style-name="T207">)</text:span></text:p>
      <text:p text:style-name="P202"/>
      <text:p text:style-name="P3">Partida doble</text:p>
      <text:p text:style-name="P248"/>
      <text:p text:style-name="P509"><text:span text:style-name="T83">De acuerdo al libro Introducción a La Economía Colombiana (20</text:span><text:span text:style-name="T113">20</text:span><text:span text:style-name="T83">) por Cárdenas Santamaría </text:span><text:span text:style-name="T84">la balanza de pagos </text:span><text:span text:style-name="T85">utiliza un principio contable denominado</text:span></text:p>
      <text:p text:style-name="P229"/>
      <text:p text:style-name="P248">P<text:span text:style-name="T268">artida doble donde cada transacción que se realiza se registra mediante 2 asientos que corresponden a un débito y a un crédito</text:span></text:p>
      <text:p text:style-name="P248"/>
      <text:p text:style-name="P257">Objetividad donde cada transacción se registra en el momento que se tenga sustento de que <text:span text:style-name="T271">é</text:span>sta ocurrió y cuando exista certeza de su valor</text:p>
      <text:p text:style-name="P257"/>
      <text:p text:style-name="P350"><text:soft-page-break/><text:span text:style-name="T233">Prudencia donde se contabilizan </text:span>l<text:span text:style-name="T269">os</text:span> <text:span text:style-name="T269">créditos</text:span> cuando se conocen y <text:span text:style-name="T269">los débitos</text:span> cuando se hayan realizado <text:span text:style-name="T269">para mantener un balance</text:span></text:p>
      <text:p text:style-name="P229"/>
      <text:p text:style-name="P409"><text:span text:style-name="T235">Revisar</text:span><text:span text:style-name="T232"> </text:span><text:span text:style-name="T235">Capítulo </text:span><text:span text:style-name="T236">5</text:span><text:span text:style-name="T232"> p</text:span><text:span text:style-name="T235">áginas</text:span><text:span text:style-name="T232"> </text:span><text:span text:style-name="T237">1</text:span><text:span text:style-name="T240">25</text:span><text:span text:style-name="T232">-</text:span><text:span text:style-name="T237">1</text:span><text:span text:style-name="T240">30</text:span><text:span text:style-name="T232"> </text:span><text:span text:style-name="T235">en el libro Introducción a La Economía Colombiana (20</text:span><text:span text:style-name="T240">20</text:span><text:span text:style-name="T235">)</text:span></text:p>
      <text:p text:style-name="P334"/>
      <text:p text:style-name="P14">Exportaciones Colombia siglo XX</text:p>
      <text:p text:style-name="P255"/>
      <text:p text:style-name="P447"><text:span text:style-name="T83">De acuerdo al libro Introducción a La Economía Colombiana (20</text:span><text:span text:style-name="T113">20</text:span><text:span text:style-name="T83">) por Cárdenas Santamaría </text:span><text:span text:style-name="T94">las exportaciones en el siglo 20 en Colombia se caracterizaron por</text:span></text:p>
      <text:p text:style-name="P262"/>
      <text:p text:style-name="P446"><text:span text:style-name="T93">B</text:span><text:span text:style-name="T95">asarse fundamentalmente en la economía cafetera al posicionarse como </text:span><text:span text:style-name="T100">e</text:span><text:span text:style-name="T95">l principal rubr</text:span><text:span text:style-name="T121">o</text:span><text:span text:style-name="T95"> de exportación </text:span><text:span text:style-name="T121">en 1980</text:span></text:p>
      <text:p text:style-name="P265"/>
      <text:p text:style-name="P265">Concentrarse en diversos productos como la carne, las flores cortadas y las frutas tropicales debido a la ventaja comparativa que tenía el país </text:p>
      <text:p text:style-name="P265"/>
      <text:p text:style-name="P265">Sufrir una transición desde exportaciones tradicionales como el café y frutas tropicales hacia exportaciones no tradicionales como petróleo <text:span text:style-name="T338">y</text:span> carbón </text:p>
      <text:p text:style-name="P265"/>
      <text:p text:style-name="P13"><text:span text:style-name="T224">Revisar</text:span><text:span text:style-name="T219"> </text:span><text:span text:style-name="T224">Capítulo </text:span><text:span text:style-name="T228">5</text:span><text:span text:style-name="T219"> p</text:span><text:span text:style-name="T224">ágina</text:span><text:span text:style-name="T229">s</text:span><text:span text:style-name="T219"> </text:span><text:span text:style-name="T230">1</text:span><text:span text:style-name="T231">31</text:span><text:span text:style-name="T229">-1</text:span><text:span text:style-name="T231">39</text:span><text:span text:style-name="T219"> </text:span><text:span text:style-name="T224">en el libro Introducción a La Economía Colombiana (20</text:span><text:span text:style-name="T231">20</text:span><text:span text:style-name="T224">)</text:span></text:p>
      <text:p text:style-name="P4"/>
      <text:p text:style-name="P4">Política comercial</text:p>
      <text:p text:style-name="P249"/>
      <text:p text:style-name="P447"><text:span text:style-name="T83">De acuerdo al libro Introducción a La Economía Colombiana (20</text:span><text:span text:style-name="T113">20</text:span><text:span text:style-name="T83">) por Cárdenas Santamaría </text:span><text:span text:style-name="T90">la política comercial </text:span><text:span text:style-name="T91">de un país </text:span><text:span text:style-name="T90">se refiere a</text:span></text:p>
      <text:p text:style-name="P258"/>
      <text:p text:style-name="P477"><text:span text:style-name="T89">E</text:span><text:span text:style-name="T82">l conjunto de instrumentos que se adoptan para regular e intervenir en el comercio exterior teniendo en cuenta diversos fines y objetivos</text:span></text:p>
      <text:p text:style-name="P263"/>
      <text:p text:style-name="P424"><text:span text:style-name="T91">El conjunto de protecciones nominales </text:span><text:span text:style-name="T92">referidas </text:span><text:span text:style-name="T91">a las tasas arancelarias que se cobran a las exportaciones e importaciones </text:span></text:p>
      <text:p text:style-name="P263"/>
      <text:p text:style-name="P423"><text:span text:style-name="T91">El conjunto de </text:span><text:span text:style-name="T93">medidas que se implementan para sustituir importaciones con el objetivo de transformar los sectores económicos nacionales</text:span></text:p>
      <text:p text:style-name="P230"/>
      <text:p text:style-name="P339"><text:span text:style-name="T235">Revisar</text:span><text:span text:style-name="T234"> </text:span><text:span text:style-name="T235">Capítulo </text:span><text:span text:style-name="T236">5</text:span><text:span text:style-name="T234"> p</text:span><text:span text:style-name="T235">ágina</text:span><text:span text:style-name="T238">s</text:span><text:span text:style-name="T234"> </text:span><text:span text:style-name="T237">1</text:span><text:span text:style-name="T241">41</text:span><text:span text:style-name="T238">-1</text:span><text:span text:style-name="T241">4</text:span><text:span text:style-name="T239">3</text:span><text:span text:style-name="T234"> </text:span><text:span text:style-name="T235">en el libro Introducción a La Economía Colombiana (20</text:span><text:span text:style-name="T241">20</text:span><text:span text:style-name="T235">)</text:span> </text:p>
      <text:p text:style-name="P339"/>
      <text:p text:style-name="P15">Aranceles y subsidios </text:p>
      <text:p text:style-name="P256"/>
      <text:p text:style-name="P447"><text:span text:style-name="T83">De acuerdo al libro Introducción a La Economía Colombiana (20</text:span><text:span text:style-name="T113">20</text:span><text:span text:style-name="T83">) por Cárdenas Santamaría </text:span><text:span text:style-name="T122">un problema con los aranceles y subsidios es que</text:span></text:p>
      <text:p text:style-name="P282"/>
      <text:p text:style-name="P502"><text:span text:style-name="T122">L</text:span><text:span text:style-name="T82">os sectores que pierden con estas medidas proteccionistas están menos organizados que los defensores de estas medidas</text:span></text:p>
      <text:p text:style-name="P284"/>
      <text:p text:style-name="P284">Es difícil calcular la protección nominal a partir de la protección efectiva para conocer la tasa arancelaria que se cobra</text:p>
      <text:p text:style-name="P284"/>
      <text:p text:style-name="P284"><text:soft-page-break/>La política comercial deja de basarse en el argumento de la industria naciente lo que no permite que una industria reduzca sus costos</text:p>
      <text:p text:style-name="P237"/>
      <text:p text:style-name="P340"><text:span text:style-name="T235">Revisar</text:span><text:span text:style-name="T234"> </text:span><text:span text:style-name="T235">Capítulo </text:span><text:span text:style-name="T236">5</text:span><text:span text:style-name="T234"> p</text:span><text:span text:style-name="T235">ágina</text:span><text:span text:style-name="T242">s</text:span><text:span text:style-name="T235"> </text:span><text:span text:style-name="T238">1</text:span><text:span text:style-name="T241">4</text:span><text:span text:style-name="T239">3</text:span><text:span text:style-name="T234"> </text:span><text:span text:style-name="T235">en el libro Introducción a La Economía Colombiana (20</text:span><text:span text:style-name="T241">20</text:span><text:span text:style-name="T235">)</text:span> </text:p>
      <text:p text:style-name="P245"/>
      <text:p text:style-name="P503"><text:span text:style-name="T159">P</text:span><text:span text:style-name="T156">olítica comercial en Colombia</text:span></text:p>
      <text:p text:style-name="P16"/>
      <text:p text:style-name="P448"><text:span text:style-name="T83">De acuerdo al libro Introducción a La Economía Colombiana (20</text:span><text:span text:style-name="T113">20</text:span><text:span text:style-name="T83">) por Cárdenas Santamaría </text:span><text:span text:style-name="T124">respecto a la política de sustitución de importaciones en Colombia esta</text:span></text:p>
      <text:p text:style-name="P283"/>
      <text:p text:style-name="P503"><text:span text:style-name="T123">L</text:span><text:span text:style-name="T82">ogro transformar el sector manufacturero, que adquirió una gran importancia dentro de la generación del valor agregado</text:span></text:p>
      <text:p text:style-name="P285"/>
      <text:p text:style-name="P285">Desaceleró el crecimiento del sector manufacturero donde este perdió importancia en la generación de <text:s/>valore agregado</text:p>
      <text:p text:style-name="P285"/>
      <text:p text:style-name="P503"><text:span text:style-name="T82">No afecto el sector manufacturero debido a que la importancia en la generación de valor agregado </text:span><text:span text:style-name="T125">del sector </text:span><text:span text:style-name="T82">no se produjeron cambios</text:span></text:p>
      <text:p text:style-name="P238"/>
      <text:p text:style-name="P278"><text:span text:style-name="T207">Revisar</text:span><text:span text:style-name="T309"> </text:span><text:span text:style-name="T207">Capítulo </text:span><text:span text:style-name="T264">5</text:span><text:span text:style-name="T309"> p</text:span><text:span text:style-name="T207">ágina</text:span><text:span text:style-name="T340">s</text:span><text:span text:style-name="T207"> </text:span><text:span text:style-name="T337">1</text:span><text:span text:style-name="T339">4</text:span><text:span text:style-name="T342">3-</text:span><text:span text:style-name="T341">147</text:span><text:span text:style-name="T309"> </text:span><text:span text:style-name="T207">en el libro Introducción a La Economía Colombiana (20</text:span><text:span text:style-name="T339">20</text:span><text:span text:style-name="T207">)</text:span> </text:p>
      <text:p text:style-name="P278"/>
      <text:p text:style-name="P16">Paridad descubierta de los intereses</text:p>
      <text:p text:style-name="P250"/>
      <text:p text:style-name="P449"><text:span text:style-name="T83">De acuerdo al libro Introducción a La Economía Colombiana (20</text:span><text:span text:style-name="T113">20</text:span><text:span text:style-name="T83">) por Cárdenas Santamaría </text:span><text:span text:style-name="T96">la paridad descubierta de intereses se refiere a</text:span></text:p>
      <text:p text:style-name="P264"/>
      <text:p text:style-name="P478"><text:span text:style-name="T95">U</text:span><text:span text:style-name="T82">n principio donde se establece que los inversionistas debería</text:span><text:span text:style-name="T101">n</text:span><text:span text:style-name="T82"> ser indiferentes entre invertir en una economía local o en el mercado internacional</text:span></text:p>
      <text:p text:style-name="P266"/>
      <text:p text:style-name="P267">Un principio que señala que en presencia de costos de transporte bajos un producto debe tender a tener el mismo precio en diferentes países <text:s text:c="2"/></text:p>
      <text:p text:style-name="P267"/>
      <text:p text:style-name="P425"><text:span text:style-name="T97">U</text:span><text:span text:style-name="T98">n principio que señala que la</text:span><text:span text:style-name="T102">s</text:span><text:span text:style-name="T98"> </text:span><text:span text:style-name="T99">diferencia</text:span><text:span text:style-name="T102">s</text:span><text:span text:style-name="T99"> en las </text:span><text:span text:style-name="T98">tasa</text:span><text:span text:style-name="T102">s</text:span><text:span text:style-name="T98"> de interés entre los países es l</text:span><text:span text:style-name="T103">o</text:span><text:span text:style-name="T98"> que explica </text:span><text:span text:style-name="T99">la volatilidad en los flujos de capitales</text:span></text:p>
      <text:p text:style-name="P264"/>
      <text:p text:style-name="P335"><text:span text:style-name="T235">Revisar</text:span><text:span text:style-name="T234"> </text:span><text:span text:style-name="T235">Capítulo </text:span><text:span text:style-name="T236">5</text:span><text:span text:style-name="T234"> p</text:span><text:span text:style-name="T235">ágina</text:span><text:span text:style-name="T238">s</text:span><text:span text:style-name="T234"> </text:span><text:span text:style-name="T237">1</text:span><text:span text:style-name="T243">51</text:span><text:span text:style-name="T238">-1</text:span><text:span text:style-name="T243">55</text:span><text:span text:style-name="T234"> </text:span><text:span text:style-name="T235">en el libro Introducción a La Economía Colombiana (20</text:span><text:span text:style-name="T243">20</text:span><text:span text:style-name="T235">)</text:span></text:p>
      <text:p text:style-name="P194"/>
      <text:p text:style-name="P110">Capítulo <text:span text:style-name="T207">7</text:span></text:p>
      <text:p text:style-name="P360"/>
      <text:p text:style-name="P76">Funciones del dinero</text:p>
      <text:p text:style-name="P18"/>
      <text:p text:style-name="P134"><text:span text:style-name="T288">De acuerdo al libro Introducción a La Economía Colombiana (20</text:span><text:span text:style-name="T289">20</text:span><text:span text:style-name="T288">) por Cárdenas Santamaría</text:span> <text:span text:style-name="T272">la función de medio de pago que cumple el dinero se refiere </text:span><text:span text:style-name="T273">a que</text:span></text:p>
      <text:p text:style-name="P355"/>
      <text:p text:style-name="P380">El dinero <text:span text:style-name="T274">es el medio por el cual se realizan las transacciones económicas sin necesidad de recurrir al trueque</text:span></text:p>
      <text:p text:style-name="P380"/>
      <text:p text:style-name="P386">El dinero es el medio por el cual se expresan todos los precios de una economía facilitando la comparación de valor</text:p>
      <text:p text:style-name="P380"><text:soft-page-break/></text:p>
      <text:p text:style-name="P386">El dinero es el medio por el cual <text:s/>los individuos dentro de una economía pueden guardar su riqueza para ser utilizada a futuro</text:p>
      <text:p text:style-name="P294"/>
      <text:p text:style-name="P412"><text:span text:style-name="T83">Revisar</text:span><text:span text:style-name="T106"> </text:span><text:span text:style-name="T83">Capítulo </text:span><text:span text:style-name="T126">7</text:span><text:span text:style-name="T106"> p</text:span><text:span text:style-name="T83">áginas</text:span><text:span text:style-name="T106"> </text:span><text:span text:style-name="T127">226</text:span><text:span text:style-name="T106"> </text:span><text:span text:style-name="T83">en el libro Introducción a La Economía Colombiana (20</text:span><text:span text:style-name="T127">20</text:span><text:span text:style-name="T83">)</text:span></text:p>
      <text:p text:style-name="P78"/>
      <text:p text:style-name="P77">Dinero fiduciario</text:p>
      <text:p text:style-name="P34"/>
      <text:p text:style-name="P134"><text:span text:style-name="T288">De acuerdo al libro Introducción a La Economía Colombiana (20</text:span><text:span text:style-name="T289">20</text:span><text:span text:style-name="T288">) por Cárdenas Santamaría </text:span><text:span text:style-name="T275">el sistema de dinero fiduciario <text:s/>se refiere a</text:span></text:p>
      <text:p text:style-name="P356"/>
      <text:p text:style-name="P479"><text:span text:style-name="T176">Un sistema basado en la confianza donde el dinero no tiene un valor intrínseco </text:span><text:span text:style-name="T178">por lo</text:span><text:span text:style-name="T177"> que es aceptado por los agentes económicos como medio de pago</text:span></text:p>
      <text:p text:style-name="P356"/>
      <text:p text:style-name="P426"><text:span text:style-name="T176">Un sistema basado en el </text:span><text:span text:style-name="T177">patrón oro donde cada unidad monetaria </text:span><text:span text:style-name="T178">es equivalente a una cantidad fija en oro generando credibilidad en el valor del dinero</text:span></text:p>
      <text:p text:style-name="P387"/>
      <text:p text:style-name="P480"><text:span text:style-name="T178">U</text:span><text:span text:style-name="T2">n sistema donde la cantidad </text:span><text:span text:style-name="T187">de </text:span><text:span text:style-name="T2">dinero de una economía esta respaldada por una cantidad de dólares estadounidenses dando un respaldo a nivel global</text:span></text:p>
      <text:p text:style-name="P307"/>
      <text:p text:style-name="P203"><text:span text:style-name="T207">Revisar</text:span> <text:span text:style-name="T207">Capítulo </text:span><text:span text:style-name="T272">7</text:span> p<text:span text:style-name="T207">áginas</text:span> <text:span text:style-name="T274">2</text:span><text:span text:style-name="T343">26</text:span><text:span text:style-name="T1">-</text:span><text:span text:style-name="T274">2</text:span><text:span text:style-name="T343">28</text:span> <text:span text:style-name="T207">en el libro Introducción a La Economía Colombiana (20</text:span><text:span text:style-name="T343">20</text:span><text:span text:style-name="T207">)</text:span></text:p>
      <text:p text:style-name="P203"/>
      <text:p text:style-name="P79">Índice de Precios al Consumidor (IPC)</text:p>
      <text:p text:style-name="P35"/>
      <text:p text:style-name="P504"><text:span text:style-name="T83">De acuerdo al libro Introducción a La Economía Colombiana (20</text:span><text:span text:style-name="T113">20</text:span><text:span text:style-name="T83">) por Cárdenas Santamaría</text:span><text:span text:style-name="T4"> </text:span><text:span text:style-name="T38">el Índice de Precios al Consumidor (IPC) </text:span><text:span text:style-name="T39">se refiere a</text:span></text:p>
      <text:p text:style-name="P158"/>
      <text:p text:style-name="P381">Un promedio ponderado de precios correspondiente a una canasta de productos que es consumida por un individuo representativo de la economía</text:p>
      <text:p text:style-name="P381"/>
      <text:p text:style-name="P481"><text:span text:style-name="T39">Un</text:span><text:span text:style-name="T41">a medida</text:span><text:span text:style-name="T40"> </text:span><text:span text:style-name="T41">de</text:span><text:span text:style-name="T40"> la variación promedio de los precios de una cesta de </text:span><text:span text:style-name="T41">productos</text:span><text:span text:style-name="T40"> que se producen </text:span><text:span text:style-name="T41">en una economía</text:span><text:span text:style-name="T40"> para consumo interno y para exportación</text:span></text:p>
      <text:p text:style-name="P166"/>
      <text:p text:style-name="P481"><text:span text:style-name="T41">U</text:span><text:span text:style-name="T40">n índice de precios que calcula la variación de los precios de una economía en un periodo determinado utilizando para ello el </text:span><text:span text:style-name="T41">P</text:span><text:span text:style-name="T40">roducto </text:span><text:span text:style-name="T41">I</text:span><text:span text:style-name="T40">nterior </text:span><text:span text:style-name="T41">B</text:span><text:span text:style-name="T40">ruto</text:span></text:p>
      <text:p text:style-name="P308"/>
      <text:p text:style-name="P204"><text:span text:style-name="T207">Revisar</text:span> <text:span text:style-name="T207">Capítulo </text:span><text:span text:style-name="T272">7</text:span> p<text:span text:style-name="T207">áginas</text:span> <text:span text:style-name="T274">2</text:span><text:span text:style-name="T343">28</text:span><text:span text:style-name="T1">-</text:span><text:span text:style-name="T274">2</text:span><text:span text:style-name="T343">30</text:span> <text:span text:style-name="T207">en el libro Introducción a La Economía Colombiana (20</text:span><text:span text:style-name="T343">20</text:span><text:span text:style-name="T207">)</text:span></text:p>
      <text:p text:style-name="P204"/>
      <text:p text:style-name="P80">Devaluación – revaluación: T<text:span text:style-name="T276">RM - COP/USD</text:span></text:p>
      <text:p text:style-name="P36"/>
      <text:p text:style-name="P505"><text:span text:style-name="T83">De acuerdo al libro Introducción a La Economía Colombiana (20</text:span><text:span text:style-name="T113">20</text:span><text:span text:style-name="T83">) por Cárdenas Santamaría</text:span><text:span text:style-name="T4"> </text:span><text:span text:style-name="T42">la devaluación de la tasa de cambio</text:span><text:span text:style-name="T38"> </text:span><text:span text:style-name="T43">entre el peso colombiano y el dólar estadounidense </text:span><text:span text:style-name="T39">se refiere a</text:span></text:p>
      <text:p text:style-name="P159"/>
      <text:p text:style-name="P388"><text:span text:style-name="T278">U</text:span>na situación en la que aumenta la tasa de cambio debido a que el peso colombiano pierde valor con respecto al dólar estadounidense</text:p>
      <text:p text:style-name="P388"/>
      <text:p text:style-name="P388">Una situación en la que disminuye la tasa de cambio debido a que se requiere entregar más pesos colombianos por dólares estadounidenses</text:p>
      <text:p text:style-name="P388"/>
      <text:p text:style-name="P388"><text:soft-page-break/>Una situación en la que aumenta la tasa de cambio debido a que el dólar estadounidense pierde valor con respecto al peso colombiano</text:p>
      <text:p text:style-name="P309"/>
      <text:p text:style-name="P450"><text:span text:style-name="T83">Revisar</text:span><text:span text:style-name="T106"> </text:span><text:span text:style-name="T83">Capítulo </text:span><text:span text:style-name="T126">7</text:span><text:span text:style-name="T106"> p</text:span><text:span text:style-name="T83">áginas</text:span><text:span text:style-name="T106"> </text:span><text:span text:style-name="T128">2</text:span><text:span text:style-name="T129">30</text:span><text:span text:style-name="T106"> </text:span><text:span text:style-name="T83">en el libro Introducción a La Economía Colombiana (20</text:span><text:span text:style-name="T129">20</text:span><text:span text:style-name="T83">)</text:span></text:p>
      <text:p text:style-name="P205"/>
      <text:p text:style-name="P482"><text:span text:style-name="T150">Devaluación </text:span><text:span text:style-name="T151">e inflación</text:span></text:p>
      <text:p text:style-name="P37"/>
      <text:p text:style-name="P451"><text:span text:style-name="T83">De acuerdo al libro Introducción a La Economía Colombiana (20</text:span><text:span text:style-name="T113">20</text:span><text:span text:style-name="T83">) por Cárdenas Santamaría</text:span><text:span text:style-name="T4"> </text:span><text:span text:style-name="T44">una devaluación de la moneda doméstica puede causar inflación debido a que</text:span></text:p>
      <text:p text:style-name="P160"/>
      <text:p text:style-name="P389">Si la economía doméstica importa bienes y servicios que se incluyen dentro de la canasta de productos que se utiliza para calcular la inflación un aumento de la tasa de cambio puede aumentar el nivel general de los precios</text:p>
      <text:p text:style-name="P389"/>
      <text:p text:style-name="P427"><text:span text:style-name="T179">Si la economía doméstica produce bienes y servicios no comerciables que hacen parte de la canasta de productos utilizados para calcular la inflación entonces un</text:span><text:span text:style-name="T181">a</text:span><text:span text:style-name="T179"> disminución de la tasa de cambio afecta el precio de estos productos</text:span></text:p>
      <text:p text:style-name="P389"/>
      <text:p text:style-name="P427"><text:span text:style-name="T179">Si la economía doméstica exporta bienes y servicios entonces una disminución de la tasa de cambio desincentiva el consumo de </text:span><text:span text:style-name="T180">productos</text:span><text:span text:style-name="T179"> importados generando una </text:span><text:span text:style-name="T180">situación de </text:span><text:span text:style-name="T179">escas</text:span><text:span text:style-name="T180">ez que implica una mayor inflación</text:span><text:span text:style-name="T179"> </text:span></text:p>
      <text:p text:style-name="P310"/>
      <text:p text:style-name="P206"><text:span text:style-name="T207">Revisar</text:span> <text:span text:style-name="T207">Capítulo </text:span><text:span text:style-name="T272">7</text:span> p<text:span text:style-name="T207">áginas</text:span> <text:span text:style-name="T274">2</text:span><text:span text:style-name="T277">3</text:span><text:span text:style-name="T344">0</text:span><text:span text:style-name="T1">-</text:span><text:span text:style-name="T274">2</text:span><text:span text:style-name="T344">31</text:span> <text:span text:style-name="T207">en el libro Introducción a La Economía Colombiana (20</text:span><text:span text:style-name="T344">20</text:span><text:span text:style-name="T207">)</text:span></text:p>
      <text:p text:style-name="P206"/>
      <text:p text:style-name="P81"><text:span text:style-name="T279">M</text:span>argen de intermediación</text:p>
      <text:p text:style-name="P38"/>
      <text:p text:style-name="P451"><text:span text:style-name="T83">De acuerdo al libro Introducción a La Economía Colombiana (20</text:span><text:span text:style-name="T113">20</text:span><text:span text:style-name="T83">) por Cárdenas Santamaría</text:span><text:span text:style-name="T4"> </text:span><text:span text:style-name="T45">el margen de intermediación es</text:span></text:p>
      <text:p text:style-name="P161"/>
      <text:p text:style-name="P390">La diferencia entre la tasa de colocación y la tasa de captación <text:span text:style-name="T280">donde si </text:span><text:span text:style-name="T281">é</text:span><text:span text:style-name="T280">sta es positiva existen ingresos para los bancos</text:span></text:p>
      <text:p text:style-name="P390"/>
      <text:p text:style-name="P391">La tasa que un banco cobra por los préstamos que les ofrece a los consumidores que buscan obtener un crédito</text:p>
      <text:p text:style-name="P391"/>
      <text:p text:style-name="P391">La tasa de interés que los intermediarios financieros utilizan para captar recursos de los ahorradores en una economía</text:p>
      <text:p text:style-name="P311"/>
      <text:p text:style-name="P207"><text:span text:style-name="T207">Revisar</text:span> <text:span text:style-name="T207">Capítulo </text:span><text:span text:style-name="T272">7</text:span> p<text:span text:style-name="T207">áginas</text:span> <text:span text:style-name="T274">2</text:span><text:span text:style-name="T277">3</text:span><text:span text:style-name="T344">1</text:span><text:span text:style-name="T1">-</text:span><text:span text:style-name="T274">2</text:span><text:span text:style-name="T344">34</text:span> <text:span text:style-name="T207">en el libro Introducción a La Economía Colombiana (20</text:span><text:span text:style-name="T344">20</text:span><text:span text:style-name="T207">)</text:span></text:p>
      <text:p text:style-name="P207"/>
      <text:p text:style-name="P82">Tasa de encaje</text:p>
      <text:p text:style-name="P39"/>
      <text:p text:style-name="P452"><text:span text:style-name="T83">De acuerdo al libro Introducción a La Economía Colombiana (20</text:span><text:span text:style-name="T113">20</text:span><text:span text:style-name="T83">) por Cárdenas Santamaría </text:span><text:span text:style-name="T46">la tasa de encaje </text:span><text:span text:style-name="T47">se refiere a</text:span></text:p>
      <text:p text:style-name="P162"/>
      <text:p text:style-name="P392">El porcentaje de los depósitos que los bancos deben guardar ya sea en el banco central o en sus bóvedas <text:s text:c="2"/>de tal manera que le garanticen a sus depositantes la disponibilidad de dinero</text:p>
      <text:p text:style-name="P392"/>
      <text:p text:style-name="P392"><text:soft-page-break/>La suma entre el efectivo y los depósitos de cuenta corriente que las instituciones de crédito mantienen bajo custodia en el banco central con el objetivo de proteger el dinero de los ahorradores</text:p>
      <text:p text:style-name="P392"/>
      <text:p text:style-name="P483"><text:span text:style-name="T182">E</text:span><text:span text:style-name="T2">l monto de los pasivos del banco central </text:span><text:span text:style-name="T183">o de manera equivalente los activos menos el patrimonio del banco central que se requiere</text:span><text:span text:style-name="T184">n</text:span><text:span text:style-name="T183"> para proveer el efectivo necesario a la economía</text:span></text:p>
      <text:p text:style-name="P312"/>
      <text:p text:style-name="P208"><text:span text:style-name="T207">Revisar</text:span> <text:span text:style-name="T207">Capítulo </text:span><text:span text:style-name="T272">7</text:span> p<text:span text:style-name="T207">áginas</text:span> <text:span text:style-name="T274">2</text:span><text:span text:style-name="T345">35</text:span><text:span text:style-name="T1">-</text:span><text:span text:style-name="T274">2</text:span><text:span text:style-name="T345">38</text:span> <text:span text:style-name="T207">en el libro Introducción a La Economía Colombiana (20</text:span><text:span text:style-name="T345">20</text:span><text:span text:style-name="T207">)</text:span></text:p>
      <text:p text:style-name="P209"/>
      <text:p text:style-name="P83">Demanda de dinero</text:p>
      <text:p text:style-name="P40"/>
      <text:p text:style-name="P453"><text:span text:style-name="T83">De acuerdo al libro Introducción a La Economía Colombiana (20</text:span><text:span text:style-name="T113">20</text:span><text:span text:style-name="T83">) por Cárdenas Santamaría</text:span><text:span text:style-name="T4"> </text:span><text:span text:style-name="T48">la demanda de dinero depende</text:span></text:p>
      <text:p text:style-name="P163"/>
      <text:p text:style-name="P484"><text:span text:style-name="T183">P</text:span><text:span text:style-name="T2">ositivamente del Producto Interno Bruto y del nivel general de precios y negativamente de las tasas de interés dado que éstas últimas generan un costo de tener efectivo</text:span></text:p>
      <text:p text:style-name="P393"/>
      <text:p text:style-name="P484"><text:span text:style-name="T2">Negativamente del Producto </text:span><text:span text:style-name="T185">I</text:span><text:span text:style-name="T2">nterno </text:span><text:span text:style-name="T185">B</text:span><text:span text:style-name="T2">ruto y del nivel genera</text:span><text:span text:style-name="T186">l</text:span><text:span text:style-name="T2"> de precios y positivamente de las tasas de interés dado que éstas últimas incentivan el ahorro en la economía</text:span></text:p>
      <text:p text:style-name="P393"/>
      <text:p text:style-name="P393">Negativamente del Producto Interno Bruto y de las tasas de interés y positivamente del nivel general de precios dado que cuando se genera inflación se requiere más dinero</text:p>
      <text:p text:style-name="P313"/>
      <text:p text:style-name="P209"><text:span text:style-name="T207">Revisar</text:span> <text:span text:style-name="T207">Capítulo </text:span><text:span text:style-name="T272">7</text:span> p<text:span text:style-name="T207">áginas</text:span> <text:span text:style-name="T274">2</text:span><text:span text:style-name="T346">40</text:span><text:span text:style-name="T1">-</text:span><text:span text:style-name="T274">2</text:span><text:span text:style-name="T346">41</text:span> <text:span text:style-name="T207">en el libro Introducción a La Economía Colombiana (20</text:span><text:span text:style-name="T346">20</text:span><text:span text:style-name="T207">)</text:span></text:p>
      <text:p text:style-name="P209"/>
      <text:p text:style-name="P84"/>
      <text:p text:style-name="P102">Volatilidad de la tasa de cambio</text:p>
      <text:p text:style-name="P102"/>
      <text:p text:style-name="P454"><text:span text:style-name="T83">De acuerdo al libro Introducción a La Economía Colombiana (20</text:span><text:span text:style-name="T113">20</text:span><text:span text:style-name="T83">) por Cárdenas Santamaría</text:span><text:span text:style-name="T4"> </text:span><text:span text:style-name="T78">lo que realmente afecta a la economía en relación a la tasa de cambio es </text:span></text:p>
      <text:p text:style-name="P165"/>
      <text:p text:style-name="P410">La excesiva volatilidad de la tasa de cambio</text:p>
      <text:p text:style-name="P410"/>
      <text:p text:style-name="P410">La excesiva devaluación de la tasa de cambio</text:p>
      <text:p text:style-name="P410"/>
      <text:p text:style-name="P410">La excesiva revaluación de la tasa de cambio</text:p>
      <text:p text:style-name="P322"/>
      <text:p text:style-name="P454"><text:span text:style-name="T83">Revisar</text:span><text:span text:style-name="T106"> </text:span><text:span text:style-name="T83">Capítulo </text:span><text:span text:style-name="T126">7</text:span><text:span text:style-name="T106"> p</text:span><text:span text:style-name="T83">áginas</text:span><text:span text:style-name="T106"> </text:span><text:span text:style-name="T128">2</text:span><text:span text:style-name="T130">45</text:span><text:span text:style-name="T106"> </text:span><text:span text:style-name="T83">en el libro Introducción a La Economía Colombiana (20</text:span><text:span text:style-name="T131">20</text:span><text:span text:style-name="T83">)</text:span></text:p>
      <text:p text:style-name="P209"/>
      <text:p text:style-name="P85">La trinidad imposible</text:p>
      <text:p text:style-name="P41"/>
      <text:p text:style-name="P455"><text:span text:style-name="T83">De acuerdo al libro Introducción a La Economía Colombiana (20</text:span><text:span text:style-name="T113">20</text:span><text:span text:style-name="T83">) por Cárdenas Santamaría</text:span><text:span text:style-name="T4"> </text:span><text:span text:style-name="T49">en economía y en particular respecto a las políticas que un banco central puede adoptar, la trinidad imposible se refiere a</text:span></text:p>
      <text:p text:style-name="P164"/>
      <text:p text:style-name="P485"><text:span text:style-name="T39">L</text:span><text:span text:style-name="T3">a imposibilidad que tiene un banco central de tratar de fijar la tasa de cambio, controlar los agregados monetarios y permitir </text:span><text:span text:style-name="T53">l</text:span><text:span text:style-name="T3">a libre movilidad de capitales de manera simultanea</text:span></text:p>
      <text:p text:style-name="P167"/>
      <text:p text:style-name="P486"><text:span text:style-name="T3">La imposibilidad que tiene un banco </text:span><text:span text:style-name="T50">central </text:span><text:span text:style-name="T3">de </text:span><text:span text:style-name="T50">fijar una tasa de interés de referencia, adoptar una meta de inflación con anticipación y permitir que la tasa de cambio fluctúe de manera simultanea</text:span></text:p>
      <text:p text:style-name="P169"><text:soft-page-break/></text:p>
      <text:p text:style-name="P428"><text:span text:style-name="T51">La imposibilidad que tiene un banco central de fijar el régimen cambiario para una economía, tener una <text:s/>mayor flexibilidad de la tasa de cambio y control</text:span><text:span text:style-name="T52">ar</text:span><text:span text:style-name="T51"> la inf</text:span><text:span text:style-name="T54">l</text:span><text:span text:style-name="T51">ación de manera simultanea</text:span><text:span text:style-name="T49"> <text:s/></text:span></text:p>
      <text:p text:style-name="P314"/>
      <text:p text:style-name="P210"><text:span text:style-name="T207">Revisar</text:span> <text:span text:style-name="T207">Capítulo </text:span><text:span text:style-name="T272">7</text:span> p<text:span text:style-name="T207">áginas</text:span> <text:span text:style-name="T274">2</text:span><text:span text:style-name="T347">50</text:span><text:span text:style-name="T1">-</text:span><text:span text:style-name="T347">251</text:span> <text:span text:style-name="T207">en el libro Introducción a La Economía Colombiana (20</text:span><text:span text:style-name="T347">20</text:span><text:span text:style-name="T207">)</text:span></text:p>
      <text:p text:style-name="P194"/>
      <text:p text:style-name="P103">El modelo de inflación objetivo</text:p>
      <text:p text:style-name="P52"/>
      <text:p text:style-name="P456"><text:span text:style-name="T83">De acuerdo al libro Introducción a La Economía Colombiana (20</text:span><text:span text:style-name="T113">20</text:span><text:span text:style-name="T83">) por Cárdenas Santamaría</text:span><text:span text:style-name="T4"> </text:span><text:span text:style-name="T79">el modelo de inflación objetivo se refiere a</text:span></text:p>
      <text:p text:style-name="P168"/>
      <text:p text:style-name="P323"><text:span text:style-name="T348">Un modelo en el</text:span> que las autoridades no deben centrar su atención en el control de los agregados y oferta monetaria, sino más bien imponerse una meta de inflación</text:p>
      <text:p text:style-name="P323"/>
      <text:p text:style-name="P411">Un modelo en el que las <text:span text:style-name="T349">autoridades </text:span>deben enfocarse en buscar controlar los agregados y oferta monetaria dado que la velocidad del dinero es predecible</text:p>
      <text:p text:style-name="P411"/>
      <text:p text:style-name="P411">Un modelo en el que las autoridades tienen la obligación de controlar la velocidad del dinero para que los agregados y oferta monetaria sean predecibles</text:p>
      <text:p text:style-name="P323"/>
      <text:p text:style-name="P223"><text:span text:style-name="T207">Revisar</text:span> <text:span text:style-name="T207">Capítulo </text:span><text:span text:style-name="T272">7</text:span> p<text:span text:style-name="T207">áginas</text:span> <text:span text:style-name="T274">2</text:span><text:span text:style-name="T347">5</text:span><text:span text:style-name="T348">1</text:span><text:span text:style-name="T1">-</text:span><text:span text:style-name="T347">25</text:span><text:span text:style-name="T348">3</text:span> <text:span text:style-name="T207">en el libro Introducción a La Economía Colombiana (20</text:span><text:span text:style-name="T347">20</text:span><text:span text:style-name="T207">)</text:span></text:p>
      <text:p text:style-name="P223"/>
      <text:p text:style-name="P110">Capítulo <text:span text:style-name="T207">8</text:span></text:p>
      <text:p text:style-name="P360"/>
      <text:p text:style-name="P86">Sistema financiero</text:p>
      <text:p text:style-name="P18"/>
      <text:p text:style-name="P457"><text:span text:style-name="T83">De acuerdo al libro Introducción a La Economía Colombiana (20</text:span><text:span text:style-name="T113">20</text:span><text:span text:style-name="T83">) por Cárdenas Santamaría</text:span><text:span text:style-name="T4"> </text:span><text:span text:style-name="T55">el sistema financiero de una economía está conformado principalmente por los siguientes mercados</text:span></text:p>
      <text:p text:style-name="P170"/>
      <text:p text:style-name="P171">El mercado de capitales que tiene como propósito transformar el ahorro en inversión, el mercado cambiario donde se intercambian divisas y el mercado monetario en el que se determinan las tasas de interés a través de la demanda y la oferta de dinero</text:p>
      <text:p text:style-name="P171"/>
      <text:p text:style-name="P429"><text:span text:style-name="T3">El mercado de captación y colocación donde se otorgan créditos, </text:span><text:span text:style-name="T56">el mercado de valores donde se compran y venden títulos de renta fija de las compañías que cotizan en bolsa y el mercado Forex donde se determinan las diferentes tasas de cambio</text:span></text:p>
      <text:p text:style-name="P172"/>
      <text:p text:style-name="P430"><text:span text:style-name="T56">El mercado de derivados </text:span><text:span text:style-name="T57">en el que se intercambian instrumentos financieros donde su precio depende de otro producto, el mercado de renta fija donde se transan productos financieros de bajo riesgo y el mercado </text:span><text:span text:style-name="T58">bursátil</text:span><text:span text:style-name="T57"> representado por la bolsa de valores </text:span></text:p>
      <text:p text:style-name="P294"/>
      <text:p text:style-name="P412"><text:span text:style-name="T83">Revisar</text:span><text:span text:style-name="T106"> </text:span><text:span text:style-name="T83">Capítulo </text:span><text:span text:style-name="T132">8</text:span><text:span text:style-name="T106"> p</text:span><text:span text:style-name="T83">áginas</text:span><text:span text:style-name="T106"> </text:span><text:span text:style-name="T133">264</text:span><text:span text:style-name="T109">-</text:span><text:span text:style-name="T133">267</text:span><text:span text:style-name="T106"> </text:span><text:span text:style-name="T83">en el libro Introducción a La Economía Colombiana (2</text:span><text:span text:style-name="T133">020</text:span><text:span text:style-name="T83">)</text:span></text:p>
      <text:p text:style-name="P194"/>
      <text:p text:style-name="P87">El mercado de capitales</text:p>
      <text:p text:style-name="P42"/>
      <text:p text:style-name="P135"><text:span text:style-name="T288">De acuerdo al libro Introducción a La Economía Colombiana (20</text:span><text:span text:style-name="T289">20</text:span><text:span text:style-name="T288">) por Cárdenas Santamaría</text:span> <text:span text:style-name="T283">el mercado de capitales </text:span><text:span text:style-name="T284">se puede clasificar en</text:span></text:p>
      <text:p text:style-name="P382"/>
      <text:p text:style-name="P394"><text:soft-page-break/>El mercado intermediado donde las transferencias de ahorro hacia inversión de hacen a través de intermediarios como por ejemplo bancos y no intermediado donde estas transferencias se realizan a través de papeles que emiten las organizaciones que requieren fondos</text:p>
      <text:p text:style-name="P394"/>
      <text:p text:style-name="P394">El mercado de renta variable que representa el conjunto de instrumentos financieros donde la rentabilidad de la inversión no es conocida de antemano y el mercado de derivados donde <text:span text:style-name="T302">s</text:span>e adquiere<text:span text:style-name="T302">n</text:span> futuros sobre tasas de interés, tasas de cambio e índices </text:p>
      <text:p text:style-name="P394"/>
      <text:p text:style-name="P431"><text:span text:style-name="T188">E</text:span><text:span text:style-name="T190">l mercado de renta fija </text:span><text:span text:style-name="T189">donde se intercambian títulos de deuda que emite el Estado y las empresas del sector real </text:span><text:span text:style-name="T190">y el mercado de fondos de inversión </text:span><text:span text:style-name="T191">donde se capta</text:span><text:span text:style-name="T196">n</text:span><text:span text:style-name="T191"> recursos de personas </text:span><text:span text:style-name="T190">naturales </text:span><text:span text:style-name="T191">y </text:span><text:span text:style-name="T190">jurídic</text:span><text:span text:style-name="T191">a</text:span><text:span text:style-name="T190">s para invertirlos en diferentes instrumentos financieros <text:s/></text:span></text:p>
      <text:p text:style-name="P315"/>
      <text:p text:style-name="P224"><text:span text:style-name="T207">Revisar</text:span> <text:span text:style-name="T207">Capítulo </text:span><text:span text:style-name="T282">8</text:span> p<text:span text:style-name="T207">áginas</text:span> <text:span text:style-name="T350">264</text:span><text:span text:style-name="T1">-</text:span><text:span text:style-name="T350">267</text:span> <text:span text:style-name="T207">en el libro Introducción a La Economía Colombiana (20</text:span><text:span text:style-name="T351">20</text:span><text:span text:style-name="T207">)</text:span></text:p>
      <text:p text:style-name="P211"/>
      <text:p text:style-name="P88">Problemas en los mercados financieros: información asimétrica</text:p>
      <text:p text:style-name="P43"/>
      <text:p text:style-name="P125"><text:span text:style-name="T288">De acuerdo al libro Introducción a La Economía Colombiana (20</text:span><text:span text:style-name="T289">20</text:span><text:span text:style-name="T288">) por Cárdenas Santamaría</text:span> <text:span text:style-name="T285">el problema de información asimétrica en el contexto de los mercados financieros se refiere a</text:span></text:p>
      <text:p text:style-name="P384"/>
      <text:p text:style-name="P395">Una situación en la que los individuos que potencialmente recibirán un crédito <text:span text:style-name="T287">(deudores) </text:span>tienen mayor información <text:span text:style-name="T286">respecto a los riesgos y los retornos de inversión de sus proyectos que los individuos que potencialmente otorgarán los préstamos </text:span><text:span text:style-name="T287">(acreedores)</text:span></text:p>
      <text:p text:style-name="P395"/>
      <text:p text:style-name="P432"><text:span text:style-name="T192">Una situación en la que un aumento en las tasas de interés genera que los deudores </text:span><text:span text:style-name="T193">con </text:span><text:span text:style-name="T192">una mayor probabilidad a pagar un préstamo no busquen acceder a un crédito pero los deudores con una menor probabilidad </text:span><text:span text:style-name="T193">a pagar </text:span><text:span text:style-name="T192">si </text:span><text:span text:style-name="T193">busquen acceder a un préstamo</text:span></text:p>
      <text:p text:style-name="P396"/>
      <text:p text:style-name="P487"><text:span text:style-name="T193">U</text:span><text:span text:style-name="T2">na situación en la que los individuos (deudores) que acceden a un crédito adoptan comportamientos más riesgosos aumentando la probabilidad que no paguen el préstamo debido a que los individuos que ofrecen el préstamo (acreedores) no observan las acciones de los deudores</text:span></text:p>
      <text:p text:style-name="P316"/>
      <text:p text:style-name="P458"><text:span text:style-name="T83">Revisar</text:span><text:span text:style-name="T106"> </text:span><text:span text:style-name="T83">Capítulo </text:span><text:span text:style-name="T132">8</text:span><text:span text:style-name="T106"> p</text:span><text:span text:style-name="T83">áginas</text:span><text:span text:style-name="T106"> </text:span><text:span text:style-name="T134">267</text:span><text:span text:style-name="T109">-</text:span><text:span text:style-name="T134">271</text:span><text:span text:style-name="T106"> </text:span><text:span text:style-name="T83">en el libro Introducción a La Economía Colombiana (20</text:span><text:span text:style-name="T134">20</text:span><text:span text:style-name="T83">)</text:span></text:p>
      <text:p text:style-name="P89"/>
      <text:p text:style-name="P89">Mercado financiero y crecimiento</text:p>
      <text:p text:style-name="P44"/>
      <text:p text:style-name="P136"><text:span text:style-name="T288">De acuerdo al libro Introducción a La Economía Colombiana (20</text:span><text:span text:style-name="T289">20</text:span><text:span text:style-name="T288">) por Cárdenas Santamaría</text:span> <text:span text:style-name="T291">un mercado de capitales más eficiente en una economía genera un mayor </text:span><text:span text:style-name="T292">crecimiento de la productividad</text:span><text:span text:style-name="T291"> y por ende un mayor crecimiento debido a que</text:span></text:p>
      <text:p text:style-name="P383"/>
      <text:p text:style-name="P397">Se mejora la asignación de recursos entre proyectos de inversión <text:span text:style-name="T293">al promover un mejor análisis de la información </text:span>y existe una mayor diversificación del riesgo</text:p>
      <text:p text:style-name="P348"/>
      <text:p text:style-name="P399">Se aumentan los recursos disponibles para invertir y permite a los individuos adquirir instrumentos financieros para protegerse contra los efectos adversos de la inflación</text:p>
      <text:p text:style-name="P399"/>
      <text:p text:style-name="P433"><text:span text:style-name="T194">Se aumentan las posibilidades de acceder a créditos educativos para la población y genera un mejor asignación de recursos hacia </text:span><text:span text:style-name="T195">mega</text:span><text:span text:style-name="T194">proyectos </text:span><text:span text:style-name="T195">de infraestructura</text:span><text:span text:style-name="T194"> <text:s/></text:span></text:p>
      <text:p text:style-name="P317"/>
      <text:p text:style-name="P212"><text:span text:style-name="T207">Revisar</text:span> <text:span text:style-name="T207">Capítulo </text:span><text:span text:style-name="T282">8</text:span> p<text:span text:style-name="T207">áginas</text:span> <text:span text:style-name="T352">271</text:span><text:span text:style-name="T1">-</text:span><text:span text:style-name="T352">273</text:span> <text:span text:style-name="T207">en el libro Introducción a La Economía Colombiana (20</text:span><text:span text:style-name="T352">20</text:span><text:span text:style-name="T207">)</text:span></text:p>
      <text:p text:style-name="P106"><text:soft-page-break/>Riesgo de crédito: mercado bancario</text:p>
      <text:p text:style-name="P55"/>
      <text:p text:style-name="P240">De acuerdo al libro Introducción a La Economía Colombiana (20<text:span text:style-name="T306">20</text:span>) por Cárdenas Santamaría <text:span text:style-name="T301">el riesgo de crédito en el mercado intermediado o bancario se refiere a</text:span></text:p>
      <text:p text:style-name="P239"/>
      <text:p text:style-name="P286">El riesgo que tiene todo préstamo de no ser pagado y que se mitiga a través de la solicitud de garantías o un buen análisis de la capacidad de pago de l<text:span text:style-name="T305">os</text:span> deudor<text:span text:style-name="T305">e</text:span>s</text:p>
      <text:p text:style-name="P286"/>
      <text:p text:style-name="P286">El riesgo que surge debido a la dificultad que tiene un banco de vender un préstamo en comparación a la facilidad que tiene un depositante de retirar sus ahorros</text:p>
      <text:p text:style-name="P286"/>
      <text:p text:style-name="P287">El riesgo que se presenta cuando un banco compra o coloca instrumentos financieros en el mercado de valores en relación a la volatilidad en el precio de estos papeles</text:p>
      <text:p text:style-name="P269"/>
      <text:p text:style-name="P459"><text:span text:style-name="T83">Revisar</text:span><text:span text:style-name="T106"> </text:span><text:span text:style-name="T83">Capítulo </text:span><text:span text:style-name="T132">8</text:span><text:span text:style-name="T106"> p</text:span><text:span text:style-name="T83">áginas</text:span><text:span text:style-name="T106"> </text:span><text:span text:style-name="T135">273</text:span><text:span text:style-name="T109">-</text:span><text:span text:style-name="T135">274</text:span><text:span text:style-name="T106"> </text:span><text:span text:style-name="T83">en el libro Introducción a La Economía Colombiana (20</text:span><text:span text:style-name="T135">20</text:span><text:span text:style-name="T83">)</text:span></text:p>
      <text:p text:style-name="P194"/>
      <text:p text:style-name="P104">Transformaciones de activos que realizan los bancos</text:p>
      <text:p text:style-name="P53"/>
      <text:p text:style-name="P137"><text:span text:style-name="T288">De acuerdo al libro Introducción a La Economía Colombiana (20</text:span><text:span text:style-name="T289">20</text:span><text:span text:style-name="T288">) por Cárdenas Santamaría</text:span> <text:span text:style-name="T353">las transformaciones de activos que realizan los bancos son</text:span></text:p>
      <text:p text:style-name="P137"/>
      <text:p text:style-name="P188">Conveniencia de denominación, transformación de calidad y transformación de plazos </text:p>
      <text:p text:style-name="P137"/>
      <text:p text:style-name="P188">Otorgar préstamos de diferentes tamaños y recibir grandes recursos del público en general</text:p>
      <text:p text:style-name="P188"/>
      <text:p text:style-name="P188">Escoger el tamaño de los préstamos y transformar depósitos de largo plazo en corto plazo</text:p>
      <text:p text:style-name="P341"/>
      <text:p text:style-name="P225"><text:span text:style-name="T207">Revisar</text:span> <text:span text:style-name="T207">Capítulo </text:span><text:span text:style-name="T282">8</text:span> p<text:span text:style-name="T207">áginas</text:span> <text:span text:style-name="T352">27</text:span><text:span text:style-name="T353">3</text:span><text:span text:style-name="T1">-</text:span><text:span text:style-name="T352">27</text:span><text:span text:style-name="T353">4</text:span> <text:span text:style-name="T207">en el libro Introducción a La Economía Colombiana (20</text:span><text:span text:style-name="T352">20</text:span><text:span text:style-name="T207">)</text:span></text:p>
      <text:p text:style-name="P225"/>
      <text:p text:style-name="P105">Leasing o arrendamiento financiero</text:p>
      <text:p text:style-name="P54"/>
      <text:p text:style-name="P506"><text:span text:style-name="T83">De acuerdo al libro Introducción a La Economía Colombiana (20</text:span><text:span text:style-name="T113">20</text:span><text:span text:style-name="T83">) por Cárdenas Santamaría</text:span><text:span text:style-name="T4"> </text:span><text:span text:style-name="T80">un leasing se refiere a</text:span></text:p>
      <text:p text:style-name="P138"/>
      <text:p text:style-name="P189"><text:span text:style-name="T354">Un </text:span>arrendamiento de bienes a empresas a cambio del pago de cánones por un plazo determinado, con una opción de compra del bien en cuestión al final del plazo pactado</text:p>
      <text:p text:style-name="P189"/>
      <text:p text:style-name="P190">Una captación de dinero del público en general a la vista por medio de cuentas corrientes donde el dinero debe estar disponible cuando el depositante lo necesite y desee</text:p>
      <text:p text:style-name="P190"/>
      <text:p text:style-name="P190">Una obtención de <text:s/>recursos a través de depósitos a término fijo del publico en general con el fin de otorgar préstamos para financiar la adquisición de bienes o servicios</text:p>
      <text:p text:style-name="P342"/>
      <text:p text:style-name="P226"><text:span text:style-name="T207">Revisar</text:span> <text:span text:style-name="T207">Capítulo </text:span><text:span text:style-name="T282">8</text:span> p<text:span text:style-name="T207">áginas</text:span> <text:span text:style-name="T352">27</text:span><text:span text:style-name="T354">4</text:span><text:span text:style-name="T1">-</text:span><text:span text:style-name="T352">27</text:span><text:span text:style-name="T354">5</text:span> <text:span text:style-name="T207">en el libro Introducción a La Economía Colombiana (20</text:span><text:span text:style-name="T352">20</text:span><text:span text:style-name="T207">)</text:span></text:p>
      <text:p text:style-name="P226"/>
      <text:p text:style-name="P17">Seguro de depósitos</text:p>
      <text:p text:style-name="P17"/>
      <text:p text:style-name="P507"><text:span text:style-name="T83">De acuerdo al libro Introducción a La Economía Colombiana (20</text:span><text:span text:style-name="T113">20</text:span><text:span text:style-name="T83">) por Cárdenas Santamaría</text:span><text:span text:style-name="T4"> </text:span><text:span text:style-name="T80">un </text:span><text:span text:style-name="T81">seguro de depósitos se refiere a</text:span></text:p>
      <text:p text:style-name="P191"><text:soft-page-break/></text:p>
      <text:p text:style-name="P192">Un seguro en donde se protegen los ahorros de los depositantes en caso de una liquidación forzosa de los establecimientos de crédito</text:p>
      <text:p text:style-name="P192"/>
      <text:p text:style-name="P192"><text:span text:style-name="T356">Un se</text:span>guro <text:span text:style-name="T356">que evita el </text:span><text:s/>riesgo moral <text:span text:style-name="T356">donde</text:span> los administradores de portafolios pueden incurrir en más riesgos <text:span text:style-name="T356">sin generar pérdidas</text:span></text:p>
      <text:p text:style-name="P192"/>
      <text:p text:style-name="P193">Un seguro en donde los depositantes estan cubiertos de la selección adversa que se produce cuando los bancos buscan asignar préstamos</text:p>
      <text:p text:style-name="P343"/>
      <text:p text:style-name="P227"><text:span text:style-name="T207">Revisar</text:span> <text:span text:style-name="T207">Capítulo </text:span><text:span text:style-name="T282">8</text:span> p<text:span text:style-name="T207">áginas</text:span> <text:span text:style-name="T352">27</text:span><text:span text:style-name="T355">5</text:span><text:span text:style-name="T1">-</text:span><text:span text:style-name="T352">27</text:span><text:span text:style-name="T355">7</text:span> <text:span text:style-name="T207">en el libro Introducción a La Economía Colombiana (20</text:span><text:span text:style-name="T352">20</text:span><text:span text:style-name="T207">)</text:span></text:p>
      <text:p text:style-name="P225"/>
      <text:p text:style-name="P90">Mercado primario <text:span text:style-name="T295">de valores</text:span></text:p>
      <text:p text:style-name="P45"/>
      <text:p text:style-name="P139"><text:span text:style-name="T290">D</text:span><text:span text:style-name="T288">e acuerdo al libro Introducción a La Economía Colombiana (20</text:span><text:span text:style-name="T289">20</text:span><text:span text:style-name="T288">) por Cárdenas Santamaría</text:span> <text:span text:style-name="T294">el mercado primario de valores se refiere a</text:span></text:p>
      <text:p text:style-name="P128"/>
      <text:p text:style-name="P488"><text:span text:style-name="T59">El mercado </text:span><text:span text:style-name="T60">en el que</text:span><text:span text:style-name="T59"> se compran y venden instrumentos financieros </text:span><text:span text:style-name="T60">donde se adquieren de manera directa con la entidad que los emite</text:span></text:p>
      <text:p text:style-name="P173"/>
      <text:p text:style-name="P174">El mercado en el que se transan instrumentos financieros que han sido adquiridos previamente donde se negociación principalmente acciones</text:p>
      <text:p text:style-name="P174"/>
      <text:p text:style-name="P489"><text:span text:style-name="T60">E</text:span><text:span text:style-name="T3">l mercado en el que se emiten bonos de deuda por parte del gobierno para financiar el gasto social o bonos corporativos por parte de las empresas </text:span></text:p>
      <text:p text:style-name="P318"/>
      <text:p text:style-name="P213"><text:span text:style-name="T207">Revisar</text:span> <text:span text:style-name="T207">Capítulo </text:span><text:span text:style-name="T282">8</text:span> p<text:span text:style-name="T207">áginas</text:span> <text:span text:style-name="T357">282</text:span><text:span text:style-name="T1">-</text:span><text:span text:style-name="T357">283</text:span> <text:span text:style-name="T207">en el libro Introducción a La Economía Colombiana (20</text:span><text:span text:style-name="T357">20</text:span><text:span text:style-name="T207">)</text:span></text:p>
      <text:p text:style-name="P213"/>
      <text:p text:style-name="P91">Renta fija: bono</text:p>
      <text:p text:style-name="P46"/>
      <text:p text:style-name="P140"><text:span text:style-name="T290">D</text:span><text:span text:style-name="T288">e acuerdo al libro Introducción a La Economía Colombiana (20</text:span><text:span text:style-name="T289">20</text:span><text:span text:style-name="T288">) por Cárdenas Santamaría</text:span> <text:span text:style-name="T296">un bono se refiere a</text:span></text:p>
      <text:p text:style-name="P385"/>
      <text:p text:style-name="P398">Un instrumento financiero en el que la entidad que lo emite se compromete a realizar un número determinado de pagos por un monto fijo</text:p>
      <text:p text:style-name="P398"/>
      <text:p text:style-name="P398">Un instrumento financiero en el que la rentabilidad depende de los dividendos de la entidad emisora y el precio que se establezca en el mercado</text:p>
      <text:p text:style-name="P398"/>
      <text:p text:style-name="P398">Un instrumento financiero en el que se realiza un único pago en el momento de vencimiento por lo que <text:span text:style-name="T297">su precio </text:span>depende inversamente de la tasa de interés</text:p>
      <text:p text:style-name="P319"/>
      <text:p text:style-name="P460"><text:span text:style-name="T83">Revisar</text:span><text:span text:style-name="T106"> </text:span><text:span text:style-name="T83">Capítulo </text:span><text:span text:style-name="T132">8</text:span><text:span text:style-name="T106"> p</text:span><text:span text:style-name="T83">áginas</text:span><text:span text:style-name="T106"> </text:span><text:span text:style-name="T136">283</text:span><text:span text:style-name="T109">-</text:span><text:span text:style-name="T136">284</text:span><text:span text:style-name="T106"> </text:span><text:span text:style-name="T83">en el libro Introducción a La Economía Colombiana (20</text:span><text:span text:style-name="T136">20</text:span><text:span text:style-name="T83">)</text:span></text:p>
      <text:p text:style-name="P214"/>
      <text:p text:style-name="P92">Tamaño mercado de instrumentos financieros: Colombia</text:p>
      <text:p text:style-name="P47"/>
      <text:p text:style-name="P241"><text:span text:style-name="T357">D</text:span>e acuerdo al libro Introducción a La Economía Colombiana (20<text:span text:style-name="T306">20</text:span>) por Cárdenas Santamaría <text:span text:style-name="T298">el tamaño del mercado no intermediado o de instrumentos en Colombia se caracteriza por</text:span></text:p>
      <text:p text:style-name="P231"/>
      <text:p text:style-name="P434"><text:soft-page-break/><text:span text:style-name="T104">Ser relativamente pequeño en tamaño </text:span><text:span text:style-name="T105">en el que</text:span><text:span text:style-name="T104"> las transacciones de renta fija representan la mayoría de los intercambios donde los </text:span><text:span text:style-name="T137">T</text:span><text:span text:style-name="T104">ítulos de </text:span><text:span text:style-name="T137">T</text:span><text:span text:style-name="T104">esorería </text:span><text:span text:style-name="T137">(TES) </text:span><text:span text:style-name="T104">son los instrumentos más transados</text:span></text:p>
      <text:p text:style-name="P273"/>
      <text:p text:style-name="P273">Ser relativamente mediano en tamaño donde la mayoría de instrumentos que se transan son de renta variable <text:span text:style-name="T304">por lo que</text:span> <text:span text:style-name="T303">los</text:span> intercambio<text:span text:style-name="T303">s</text:span> de acciones representan la mayoría de transacciones</text:p>
      <text:p text:style-name="P273"/>
      <text:p text:style-name="P273">Ser relativamente grande en tamaño donde <text:span text:style-name="T299">los bonos corporativos son el instrumento que más se transa debido a que las empresas privadas financias sus actividades a través de este medio</text:span></text:p>
      <text:p text:style-name="P268"/>
      <text:p text:style-name="P461"><text:span text:style-name="T83">Revisar</text:span><text:span text:style-name="T106"> </text:span><text:span text:style-name="T83">Capítulo </text:span><text:span text:style-name="T132">8</text:span><text:span text:style-name="T106"> p</text:span><text:span text:style-name="T83">ágina</text:span><text:span text:style-name="T106"> </text:span><text:span text:style-name="T137">284</text:span><text:span text:style-name="T106"> </text:span><text:span text:style-name="T83">en el libro Introducción a La Economía Colombiana (20</text:span><text:span text:style-name="T137">20</text:span><text:span text:style-name="T83">)</text:span></text:p>
      <text:p text:style-name="P268"/>
      <text:p text:style-name="P462"><text:span text:style-name="T153">Renta variable</text:span><text:span text:style-name="T154">: </text:span><text:span text:style-name="T153">acciones</text:span></text:p>
      <text:p text:style-name="P56"/>
      <text:p text:style-name="P462"><text:span text:style-name="T206">D</text:span><text:span text:style-name="T204">e acuerdo al libro Introducción a La Economía Colombiana (20</text:span><text:span text:style-name="T205">20</text:span><text:span text:style-name="T204">) por Cárdenas Santamaría</text:span><text:span text:style-name="T83"> </text:span><text:span text:style-name="T138">las acciones preferenciales se refieren a</text:span></text:p>
      <text:p text:style-name="P292"/>
      <text:p text:style-name="P292">Acciones que por lo general no tienen derecho al voto en las decisiones, pero en caso de quiebra tienen prioridad frente a las acciones ordinarias</text:p>
      <text:p text:style-name="P292"/>
      <text:p text:style-name="P462"><text:span text:style-name="T138">Acciones que otorgan derechos sobre las utilidades después de pagar gastos así como facultades de voto en las decisiones </text:span><text:span text:style-name="T139">de</text:span><text:span text:style-name="T138"> la asamblea de accionistas</text:span></text:p>
      <text:p text:style-name="P292"/>
      <text:p text:style-name="P288">Acciones es las que se obtiene un porcentaje del patrimonio de la compañía y, por ello, un derecho a participar en las utilidades de la misma</text:p>
      <text:p text:style-name="P270"/>
      <text:p text:style-name="P270"><text:span text:style-name="T207">Revisar</text:span><text:span text:style-name="T309"> </text:span><text:span text:style-name="T207">Capítulo </text:span><text:span text:style-name="T282">8</text:span><text:span text:style-name="T309"> p</text:span><text:span text:style-name="T207">ágina</text:span><text:span text:style-name="T309"> </text:span><text:span text:style-name="T358">28</text:span><text:span text:style-name="T359">6-287</text:span><text:span text:style-name="T309"> </text:span><text:span text:style-name="T207">en el libro Introducción a La Economía Colombiana (20</text:span><text:span text:style-name="T358">20</text:span><text:span text:style-name="T207">)</text:span></text:p>
      <text:p text:style-name="P215"/>
      <text:p text:style-name="P512">Inversionistas institucionales</text:p>
      <text:p text:style-name="P57"/>
      <text:p text:style-name="P242"><text:span text:style-name="T361">D</text:span><text:span text:style-name="T360">e acuerdo al libro Introducción a La Economía Colombiana (20</text:span><text:span text:style-name="T362">20</text:span><text:span text:style-name="T360">) por Cárdenas Santamaría</text:span> <text:span text:style-name="T300">los inversionistas institucionales se refieren a</text:span></text:p>
      <text:p text:style-name="P243"/>
      <text:p text:style-name="P289">Entidades como compañías de seguros fondos mutuos o de pensiones que transan grandes volúmenes de instrumentos financieros en el mercado no intermediado donde usualmente lo hacen con recursos de terceros </text:p>
      <text:p text:style-name="P243"/>
      <text:p text:style-name="P290">Principalmente entidades gubernamentales que emiten bonos de deuda para financiar el gasto social donde requiere grandes volúmenes de recursos para llevar a cabo proyectos de inversión social de gran envergadura</text:p>
      <text:p text:style-name="P290"/>
      <text:p text:style-name="P291">Conglomerados financieros que requieren grandes volúmenes de recursos que obtienen a través de la captación de recursos del público en general con el objetivo de ofrecer dichos recursos en el mercado de crédito</text:p>
      <text:p text:style-name="P271"/>
      <text:p text:style-name="P463"><text:span text:style-name="T83">Revisar</text:span><text:span text:style-name="T106"> </text:span><text:span text:style-name="T83">Capítulo </text:span><text:span text:style-name="T132">8</text:span><text:span text:style-name="T106"> p</text:span><text:span text:style-name="T83">áginas</text:span><text:span text:style-name="T106"> </text:span><text:span text:style-name="T140">288</text:span><text:span text:style-name="T109">-</text:span><text:span text:style-name="T140">292</text:span><text:span text:style-name="T106"> </text:span><text:span text:style-name="T83">en el libro Introducción a La Economía Colombiana (20</text:span><text:span text:style-name="T140">20</text:span><text:span text:style-name="T83">)</text:span></text:p>
      <text:p text:style-name="P243"/>
      <text:p text:style-name="P243"/>
      <text:p text:style-name="P243"/>
      <text:p text:style-name="P243"/>
      <text:p text:style-name="P107"><text:soft-page-break/>Fintech</text:p>
      <text:p text:style-name="P58"/>
      <text:p text:style-name="P244"><text:span text:style-name="T361">D</text:span><text:span text:style-name="T360">e acuerdo al libro Introducción a La Economía Colombiana (20</text:span><text:span text:style-name="T362">20</text:span><text:span text:style-name="T360">) por Cárdenas Santamaría</text:span> <text:span text:style-name="T363">las empresas fintech se refieren a</text:span></text:p>
      <text:p text:style-name="P244"/>
      <text:p text:style-name="P244"><text:span text:style-name="T363">E</text:span>mpresas que ofrecen productos financieros con un alto componente tecnológico y de innovación</text:p>
      <text:p text:style-name="P244"/>
      <text:p text:style-name="P293">Empresas que ofrecen principalmente productor financieros como swaps, futuros y forwards</text:p>
      <text:p text:style-name="P293"/>
      <text:p text:style-name="P293">Empresas que ofrecen asesoramiento de productos financieros a los inversionistas institucionales <text:s/></text:p>
      <text:p text:style-name="P272"/>
      <text:p text:style-name="P464"><text:span text:style-name="T83">Revisar</text:span><text:span text:style-name="T106"> </text:span><text:span text:style-name="T83">Capítulo </text:span><text:span text:style-name="T132">8</text:span><text:span text:style-name="T106"> p</text:span><text:span text:style-name="T83">áginas</text:span><text:span text:style-name="T106"> </text:span><text:span text:style-name="T140">2</text:span><text:span text:style-name="T141">93</text:span><text:span text:style-name="T109">-</text:span><text:span text:style-name="T140">29</text:span><text:span text:style-name="T141">4</text:span><text:span text:style-name="T106"> </text:span><text:span text:style-name="T83">en el libro Introducción a La Economía Colombiana (20</text:span><text:span text:style-name="T140">20</text:span><text:span text:style-name="T8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45:57.367193941</meta:creation-date>
    <meta:generator>LibreOffice/6.4.7.2$Linux_X86_64 LibreOffice_project/40$Build-2</meta:generator>
    <dc:date>2022-06-07T11:13:49.716011673</dc:date>
    <meta:editing-duration>P2DT20H6M21S</meta:editing-duration>
    <meta:editing-cycles>277</meta:editing-cycles>
    <meta:document-statistic meta:table-count="0" meta:image-count="0" meta:object-count="0" meta:page-count="22" meta:paragraph-count="385" meta:word-count="7332" meta:character-count="45962" meta:non-whitespace-character-count="38924"/>
  </office:meta>
</office:document-meta>
</file>